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92mm"/>
    </style:style>
    <style:style style:name="co4" style:family="table-column">
      <style:table-column-properties fo:break-before="auto" style:column-width="42.1mm"/>
    </style:style>
    <style:style style:name="co5" style:family="table-column">
      <style:table-column-properties fo:break-before="auto" style:column-width="33.25mm"/>
    </style:style>
    <style:style style:name="co6" style:family="table-column">
      <style:table-column-properties fo:break-before="auto" style:column-width="60.66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16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5.97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16.77mm"/>
    </style:style>
    <style:style style:name="co14" style:family="table-column">
      <style:table-column-properties fo:break-before="auto" style:column-width="57.45mm"/>
    </style:style>
    <style:style style:name="co15" style:family="table-column">
      <style:table-column-properties fo:break-before="auto" style:column-width="1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  <table:table-cell office:value-type="float" office:value="5493" calcext:value-type="float">
            <text:p>5493</text:p>
          </table:table-cell>
          <table:table-cell office:value-type="float" office:value="5268" calcext:value-type="float">
            <text:p>5268</text:p>
          </table:table-cell>
          <table:table-cell office:value-type="float" office:value="5175" calcext:value-type="float">
            <text:p>5175</text:p>
          </table:table-cell>
          <table:table-cell office:value-type="float" office:value="5014" calcext:value-type="float">
            <text:p>5014</text:p>
          </table:table-cell>
          <table:table-cell office:value-type="float" office:value="5250" calcext:value-type="float">
            <text:p>5250</text:p>
          </table:table-cell>
          <table:table-cell office:value-type="float" office:value="5135" calcext:value-type="float">
            <text:p>5135</text:p>
          </table:table-cell>
          <table:table-cell office:value-type="float" office:value="5246" calcext:value-type="float">
            <text:p>5246</text:p>
          </table:table-cell>
          <table:table-cell office:value-type="float" office:value="5094" calcext:value-type="float">
            <text:p>5094</text:p>
          </table:table-cell>
          <table:table-cell office:value-type="float" office:value="5448" calcext:value-type="float">
            <text:p>5448</text:p>
          </table:table-cell>
          <table:table-cell office:value-type="float" office:value="5322" calcext:value-type="float">
            <text:p>5322</text:p>
          </table:table-cell>
          <table:table-cell office:value-type="float" office:value="5770" calcext:value-type="float">
            <text:p>5770</text:p>
          </table:table-cell>
          <table:table-cell office:value-type="float" office:value="5349" calcext:value-type="float">
            <text:p>5349</text:p>
          </table:table-cell>
          <table:table-cell office:value-type="float" office:value="5676" calcext:value-type="float">
            <text:p>5676</text:p>
          </table:table-cell>
          <table:table-cell office:value-type="float" office:value="5781" calcext:value-type="float">
            <text:p>5781</text:p>
          </table:table-cell>
          <table:table-cell office:value-type="float" office:value="5467" calcext:value-type="float">
            <text:p>5467</text:p>
          </table:table-cell>
          <table:table-cell office:value-type="float" office:value="5303" calcext:value-type="float">
            <text:p>5303</text:p>
          </table:table-cell>
          <table:table-cell office:value-type="float" office:value="5595" calcext:value-type="float">
            <text:p>5595</text:p>
          </table:table-cell>
          <table:table-cell office:value-type="float" office:value="5617" calcext:value-type="float">
            <text:p>5617</text:p>
          </table:table-cell>
          <table:table-cell office:value-type="float" office:value="5871" calcext:value-type="float">
            <text:p>5871</text:p>
          </table:table-cell>
          <table:table-cell office:value-type="float" office:value="5845" calcext:value-type="float">
            <text:p>5845</text:p>
          </table:table-cell>
          <table:table-cell office:value-type="float" office:value="6202" calcext:value-type="float">
            <text:p>6202</text:p>
          </table:table-cell>
          <table:table-cell office:value-type="float" office:value="6183" calcext:value-type="float">
            <text:p>6183</text:p>
          </table:table-cell>
          <table:table-cell office:value-type="float" office:value="6271" calcext:value-type="float">
            <text:p>6271</text:p>
          </table:table-cell>
          <table:table-cell office:value-type="float" office:value="6269" calcext:value-type="float">
            <text:p>6269</text:p>
          </table:table-cell>
          <table:table-cell office:value-type="float" office:value="6314" calcext:value-type="float">
            <text:p>6314</text:p>
          </table:table-cell>
          <table:table-cell office:value-type="float" office:value="6364" calcext:value-type="float">
            <text:p>6364</text:p>
          </table:table-cell>
          <table:table-cell office:value-type="float" office:value="6268" calcext:value-type="float">
            <text:p>6268</text:p>
          </table:table-cell>
          <table:table-cell office:value-type="float" office:value="6401" calcext:value-type="float">
            <text:p>6401</text:p>
          </table:table-cell>
          <table:table-cell office:value-type="float" office:value="6275" calcext:value-type="float">
            <text:p>6275</text:p>
          </table:table-cell>
          <table:table-cell office:value-type="float" office:value="6434" calcext:value-type="float">
            <text:p>64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480" calcext:value-type="float">
            <text:p>10480</text:p>
          </table:table-cell>
          <table:table-cell office:value-type="float" office:value="10922" calcext:value-type="float">
            <text:p>10922</text:p>
          </table:table-cell>
          <table:table-cell office:value-type="float" office:value="10889" calcext:value-type="float">
            <text:p>10889</text:p>
          </table:table-cell>
          <table:table-cell office:value-type="float" office:value="10524" calcext:value-type="float">
            <text:p>10524</text:p>
          </table:table-cell>
          <table:table-cell office:value-type="float" office:value="10329" calcext:value-type="float">
            <text:p>10329</text:p>
          </table:table-cell>
          <table:table-cell office:value-type="float" office:value="10854" calcext:value-type="float">
            <text:p>10854</text:p>
          </table:table-cell>
          <table:table-cell office:value-type="float" office:value="10730" calcext:value-type="float">
            <text:p>10730</text:p>
          </table:table-cell>
          <table:table-cell office:value-type="float" office:value="10438" calcext:value-type="float">
            <text:p>10438</text:p>
          </table:table-cell>
          <table:table-cell office:value-type="float" office:value="10675" calcext:value-type="float">
            <text:p>10675</text:p>
          </table:table-cell>
          <table:table-cell office:value-type="float" office:value="11195" calcext:value-type="float">
            <text:p>11195</text:p>
          </table:table-cell>
          <table:table-cell office:value-type="float" office:value="11203" calcext:value-type="float">
            <text:p>1120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75" calcext:value-type="float">
            <text:p>11275</text:p>
          </table:table-cell>
          <table:table-cell office:value-type="float" office:value="11259" calcext:value-type="float">
            <text:p>11259</text:p>
          </table:table-cell>
          <table:table-cell office:value-type="float" office:value="11179" calcext:value-type="float">
            <text:p>1117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192" calcext:value-type="float">
            <text:p>11192</text:p>
          </table:table-cell>
          <table:table-cell office:value-type="float" office:value="11284" calcext:value-type="float">
            <text:p>11284</text:p>
          </table:table-cell>
          <table:table-cell office:value-type="float" office:value="26040" calcext:value-type="float">
            <text:p>26040</text:p>
          </table:table-cell>
          <table:table-cell office:value-type="float" office:value="26520" calcext:value-type="float">
            <text:p>26520</text:p>
          </table:table-cell>
          <table:table-cell office:value-type="float" office:value="26371" calcext:value-type="float">
            <text:p>26371</text:p>
          </table:table-cell>
          <table:table-cell office:value-type="float" office:value="26456" calcext:value-type="float">
            <text:p>26456</text:p>
          </table:table-cell>
          <table:table-cell office:value-type="float" office:value="26334" calcext:value-type="float">
            <text:p>26334</text:p>
          </table:table-cell>
          <table:table-cell office:value-type="float" office:value="26477" calcext:value-type="float">
            <text:p>26477</text:p>
          </table:table-cell>
          <table:table-cell office:value-type="float" office:value="26389" calcext:value-type="float">
            <text:p>26389</text:p>
          </table:table-cell>
          <table:table-cell office:value-type="float" office:value="26560" calcext:value-type="float">
            <text:p>26560</text:p>
          </table:table-cell>
          <table:table-cell office:value-type="float" office:value="26005" calcext:value-type="float">
            <text:p>26005</text:p>
          </table:table-cell>
          <table:table-cell office:value-type="float" office:value="26457" calcext:value-type="float">
            <text:p>26457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6" calcext:value-type="float">
            <text:p>2336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77" calcext:value-type="float">
            <text:p>4077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4" calcext:value-type="float">
            <text:p>1604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316" calcext:value-type="float">
            <text:p>2316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3978" calcext:value-type="float">
            <text:p>3978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29" calcext:value-type="float">
            <text:p>2329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3992" calcext:value-type="float">
            <text:p>3992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16" calcext:value-type="float">
            <text:p>4016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78" calcext:value-type="float">
            <text:p>3978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2" calcext:value-type="float">
            <text:p>158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62" calcext:value-type="float">
            <text:p>4062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15" calcext:value-type="float">
            <text:p>2315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72" calcext:value-type="float">
            <text:p>4072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108" calcext:value-type="float">
            <text:p>310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0" calcext:value-type="float">
            <text:p>4030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7" calcext:value-type="float">
            <text:p>2317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24" calcext:value-type="float">
            <text:p>3124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24" calcext:value-type="float">
            <text:p>4024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9" calcext:value-type="float">
            <text:p>1589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33" calcext:value-type="float">
            <text:p>3133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31" calcext:value-type="float">
            <text:p>3131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41" calcext:value-type="float">
            <text:p>4041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11" calcext:value-type="float">
            <text:p>2311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20" calcext:value-type="float">
            <text:p>3120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3993" calcext:value-type="float">
            <text:p>3993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09" calcext:value-type="float">
            <text:p>2309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18" calcext:value-type="float">
            <text:p>4018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1" calcext:value-type="float">
            <text:p>1601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19" calcext:value-type="float">
            <text:p>4019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7" calcext:value-type="float">
            <text:p>2297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73" calcext:value-type="float">
            <text:p>3073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4054" calcext:value-type="float">
            <text:p>4054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9" calcext:value-type="float">
            <text:p>3089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4022" calcext:value-type="float">
            <text:p>4022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9" calcext:value-type="float">
            <text:p>2729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4003" calcext:value-type="float">
            <text:p>4003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599" calcext:value-type="float">
            <text:p>1599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56" calcext:value-type="float">
            <text:p>2356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32" calcext:value-type="float">
            <text:p>2732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596" calcext:value-type="float">
            <text:p>1596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7" calcext:value-type="float">
            <text:p>2347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1" calcext:value-type="float">
            <text:p>3131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6" calcext:value-type="float">
            <text:p>1596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37" calcext:value-type="float">
            <text:p>2337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73" calcext:value-type="float">
            <text:p>4073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6" calcext:value-type="float">
            <text:p>1596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5" calcext:value-type="float">
            <text:p>2325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4051" calcext:value-type="float">
            <text:p>4051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08" calcext:value-type="float">
            <text:p>1608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19" calcext:value-type="float">
            <text:p>1619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00" calcext:value-type="float">
            <text:p>160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588" calcext:value-type="float">
            <text:p>1588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607" calcext:value-type="float">
            <text:p>1607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601" calcext:value-type="float">
            <text:p>1601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603" calcext:value-type="float">
            <text:p>1603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602" calcext:value-type="float">
            <text:p>1602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596" calcext:value-type="float">
            <text:p>1596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60" calcext:value-type="float">
            <text:p>236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20" calcext:value-type="float">
            <text:p>1620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9" calcext:value-type="float">
            <text:p>3079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60" calcext:value-type="float">
            <text:p>3960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1" calcext:value-type="float">
            <text:p>3081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82" calcext:value-type="float">
            <text:p>398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5" calcext:value-type="float">
            <text:p>3085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90" calcext:value-type="float">
            <text:p>3990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92" calcext:value-type="float">
            <text:p>3992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4" table:default-cell-style-name="Default"/>
        <table:table-column table:style-name="co5" table:number-columns-repeated="21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89</text:p>
          </table:table-cell>
          <table:table-cell table:formula="of:=AVERAGE(['Ant Colony Optimization'.C$2:.C$1000])" office:value-type="float" office:value="1083.05555555556" calcext:value-type="float">
            <text:p>1083,05555555556</text:p>
          </table:table-cell>
          <table:table-cell table:formula="of:=AVERAGE(['Ant Colony Optimization'.D$2:.D$1000])" office:value-type="float" office:value="1299.88888888889" calcext:value-type="float">
            <text:p>1299,88888888889</text:p>
          </table:table-cell>
          <table:table-cell table:formula="of:=AVERAGE(['Ant Colony Optimization'.E$2:.E$1000])" office:value-type="float" office:value="1236.44444444444" calcext:value-type="float">
            <text:p>1236,44444444444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87</text:p>
          </table:table-cell>
          <table:table-cell table:formula="of:=AVERAGE(['Ant Colony Optimization'.L$2:.L$1000])" office:value-type="float" office:value="1673.64285714286" calcext:value-type="float">
            <text:p>1673,64285714286</text:p>
          </table:table-cell>
          <table:table-cell table:formula="of:=AVERAGE(['Ant Colony Optimization'.M$2:.M$1000])" office:value-type="float" office:value="1513.64285714286" calcext:value-type="float">
            <text:p>1513,64285714286</text:p>
          </table:table-cell>
          <table:table-cell table:formula="of:=AVERAGE(['Ant Colony Optimization'.N$2:.N$1000])" office:value-type="float" office:value="1383.92857142857" calcext:value-type="float">
            <text:p>1383,92857142857</text:p>
          </table:table-cell>
          <table:table-cell table:formula="of:=AVERAGE(['Ant Colony Optimization'.O$2:.O$1000])" office:value-type="float" office:value="1422.42857142857" calcext:value-type="float">
            <text:p>1422,42857142857</text:p>
          </table:table-cell>
          <table:table-cell table:formula="of:=AVERAGE(['Ant Colony Optimization'.P$2:.P$1000])" office:value-type="float" office:value="1413.57142857143" calcext:value-type="float">
            <text:p>1413,57142857143</text:p>
          </table:table-cell>
          <table:table-cell table:formula="of:=AVERAGE(['Ant Colony Optimization'.Q$2:.Q$1000])" office:value-type="float" office:value="1488.28571428571" calcext:value-type="float">
            <text:p>1488,28571428571</text:p>
          </table:table-cell>
          <table:table-cell table:formula="of:=AVERAGE(['Ant Colony Optimization'.R$2:.R$1000])" office:value-type="float" office:value="1555.57142857143" calcext:value-type="float">
            <text:p>1555,57142857143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3</text:p>
          </table:table-cell>
          <table:table-cell table:formula="of:=AVERAGE(['Ant Colony Optimization'.U$2:.U$1000])" office:value-type="float" office:value="2326.06451612903" calcext:value-type="float">
            <text:p>2326,06451612903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55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1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2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26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39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1</text:p>
          </table:table-cell>
          <table:table-cell table:formula="of:=AVERAGE(['Bees algorithm'.N2:.N1000])" office:value-type="float" office:value="1379.07142857143" calcext:value-type="float">
            <text:p>1379,07142857143</text:p>
          </table:table-cell>
          <table:table-cell table:formula="of:=AVERAGE(['Bees algorithm'.O2:.O1000])" office:value-type="float" office:value="1422.85714285714" calcext:value-type="float">
            <text:p>1422,85714285714</text:p>
          </table:table-cell>
          <table:table-cell table:formula="of:=AVERAGE(['Bees algorithm'.P2:.P1000])" office:value-type="float" office:value="1398.64285714286" calcext:value-type="float">
            <text:p>1398,64285714286</text:p>
          </table:table-cell>
          <table:table-cell table:formula="of:=AVERAGE(['Bees algorithm'.Q2:.Q1000])" office:value-type="float" office:value="1485.64285714286" calcext:value-type="float">
            <text:p>1485,64285714286</text:p>
          </table:table-cell>
          <table:table-cell table:formula="of:=AVERAGE(['Bees algorithm'.R2:.R1000])" office:value-type="float" office:value="1545.78571428571" calcext:value-type="float">
            <text:p>1545,78571428571</text:p>
          </table:table-cell>
          <table:table-cell table:formula="of:=AVERAGE(['Bees algorithm'.S2:.S1000])" office:value-type="float" office:value="1596.57142857143" calcext:value-type="float">
            <text:p>1596,57142857143</text:p>
          </table:table-cell>
          <table:table-cell table:formula="of:=AVERAGE(['Bees algorithm'.T2:.T1000])" office:value-type="float" office:value="1597.28571428571" calcext:value-type="float">
            <text:p>1597,28571428571</text:p>
          </table:table-cell>
          <table:table-cell table:formula="of:=AVERAGE(['Bees algorithm'.U2:.U1000])" office:value-type="float" office:value="2306.99193548387" calcext:value-type="float">
            <text:p>2306,99193548387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2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1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58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88</text:p>
          </table:table-cell>
          <table:table-cell table:formula="of:=AVERAGE([Genetic.B2:.B1000])" office:value-type="float" office:value="1360.33333333333" calcext:value-type="float">
            <text:p>1360,3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78</text:p>
          </table:table-cell>
          <table:table-cell table:formula="of:=AVERAGE([Genetic.E2:.E1000])" office:value-type="float" office:value="1244.16666666667" calcext:value-type="float">
            <text:p>1244,16666666667</text:p>
          </table:table-cell>
          <table:table-cell table:formula="of:=AVERAGE([Genetic.F2:.F1000])" office:value-type="float" office:value="1204.07142857143" calcext:value-type="float">
            <text:p>1204,07142857143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1</text:p>
          </table:table-cell>
          <table:table-cell table:formula="of:=AVERAGE([Genetic.J2:.J1000])" office:value-type="float" office:value="1121.64285714286" calcext:value-type="float">
            <text:p>1121,64285714286</text:p>
          </table:table-cell>
          <table:table-cell table:formula="of:=AVERAGE([Genetic.K2:.K1000])" office:value-type="float" office:value="1586.79411764706" calcext:value-type="float">
            <text:p>1586,79411764706</text:p>
          </table:table-cell>
          <table:table-cell table:formula="of:=AVERAGE([Genetic.L2:.L1000])" office:value-type="float" office:value="1680.28571428571" calcext:value-type="float">
            <text:p>1680,28571428571</text:p>
          </table:table-cell>
          <table:table-cell table:formula="of:=AVERAGE([Genetic.M2:.M1000])" office:value-type="float" office:value="1505.21428571429" calcext:value-type="float">
            <text:p>1505,21428571429</text:p>
          </table:table-cell>
          <table:table-cell table:formula="of:=AVERAGE([Genetic.N2:.N1000])" office:value-type="float" office:value="1396.64285714286" calcext:value-type="float">
            <text:p>1396,64285714286</text:p>
          </table:table-cell>
          <table:table-cell table:formula="of:=AVERAGE([Genetic.O2:.O1000])" office:value-type="float" office:value="1429.85714285714" calcext:value-type="float">
            <text:p>1429,85714285714</text:p>
          </table:table-cell>
          <table:table-cell table:formula="of:=AVERAGE([Genetic.P2:.P1000])" office:value-type="float" office:value="1410.71428571429" calcext:value-type="float">
            <text:p>1410,71428571429</text:p>
          </table:table-cell>
          <table:table-cell table:formula="of:=AVERAGE([Genetic.Q2:.Q1000])" office:value-type="float" office:value="1510.64285714286" calcext:value-type="float">
            <text:p>1510,64285714286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57</text:p>
          </table:table-cell>
          <table:table-cell table:formula="of:=AVERAGE([Genetic.T2:.T1000])" office:value-type="float" office:value="1609.28571428571" calcext:value-type="float">
            <text:p>1609,28571428571</text:p>
          </table:table-cell>
          <table:table-cell table:formula="of:=AVERAGE([Genetic.U2:.U1000])" office:value-type="float" office:value="2314.88235294118" calcext:value-type="float">
            <text:p>2314,88235294118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59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06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88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1</text:p>
          </table:table-cell>
          <table:table-cell table:formula="of:=AVERAGE([GRASP.B2:.B1000])" office:value-type="float" office:value="1359.83333333333" calcext:value-type="float">
            <text:p>1359,83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14</text:p>
          </table:table-cell>
          <table:table-cell table:formula="of:=AVERAGE([GRASP.I2:.I1000])" office:value-type="float" office:value="1237.28571428571" calcext:value-type="float">
            <text:p>1237,28571428571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77</text:p>
          </table:table-cell>
          <table:table-cell table:formula="of:=AVERAGE([GRASP.L2:.L1000])" office:value-type="float" office:value="1659.35714285714" calcext:value-type="float">
            <text:p>1659,35714285714</text:p>
          </table:table-cell>
          <table:table-cell table:formula="of:=AVERAGE([GRASP.M2:.M1000])" office:value-type="float" office:value="1513.92857142857" calcext:value-type="float">
            <text:p>1513,92857142857</text:p>
          </table:table-cell>
          <table:table-cell table:formula="of:=AVERAGE([GRASP.N2:.N1000])" office:value-type="float" office:value="1380.85714285714" calcext:value-type="float">
            <text:p>1380,85714285714</text:p>
          </table:table-cell>
          <table:table-cell table:formula="of:=AVERAGE([GRASP.O2:.O1000])" office:value-type="float" office:value="1421.35714285714" calcext:value-type="float">
            <text:p>1421,35714285714</text:p>
          </table:table-cell>
          <table:table-cell table:formula="of:=AVERAGE([GRASP.P2:.P1000])" office:value-type="float" office:value="1407.78571428571" calcext:value-type="float">
            <text:p>1407,78571428571</text:p>
          </table:table-cell>
          <table:table-cell table:formula="of:=AVERAGE([GRASP.Q2:.Q1000])" office:value-type="float" office:value="1487.92857142857" calcext:value-type="float">
            <text:p>1487,92857142857</text:p>
          </table:table-cell>
          <table:table-cell table:formula="of:=AVERAGE([GRASP.R2:.R1000])" office:value-type="float" office:value="1567.64285714286" calcext:value-type="float">
            <text:p>1567,64285714286</text:p>
          </table:table-cell>
          <table:table-cell table:formula="of:=AVERAGE([GRASP.S2:.S1000])" office:value-type="float" office:value="1603.28571428571" calcext:value-type="float">
            <text:p>1603,28571428571</text:p>
          </table:table-cell>
          <table:table-cell table:formula="of:=AVERAGE([GRASP.T2:.T1000])" office:value-type="float" office:value="1606.21428571429" calcext:value-type="float">
            <text:p>1606,21428571429</text:p>
          </table:table-cell>
          <table:table-cell table:formula="of:=AVERAGE([GRASP.U2:.U1000])" office:value-type="float" office:value="2310.06451612903" calcext:value-type="float">
            <text:p>2310,06451612903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1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39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2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78</text:p>
          </table:table-cell>
          <table:table-cell table:formula="of:=AVERAGE([ILS.E2:.E1000])" office:value-type="float" office:value="1238.61111111111" calcext:value-type="float">
            <text:p>1238,61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55</text:p>
          </table:table-cell>
          <table:table-cell table:formula="of:=AVERAGE([ILS.L2:.L1000])" office:value-type="float" office:value="1670.64285714286" calcext:value-type="float">
            <text:p>1670,64285714286</text:p>
          </table:table-cell>
          <table:table-cell table:formula="of:=AVERAGE([ILS.M2:.M1000])" office:value-type="float" office:value="1507.07142857143" calcext:value-type="float">
            <text:p>1507,07142857143</text:p>
          </table:table-cell>
          <table:table-cell table:formula="of:=AVERAGE([ILS.N2:.N1000])" office:value-type="float" office:value="1379.85714285714" calcext:value-type="float">
            <text:p>1379,85714285714</text:p>
          </table:table-cell>
          <table:table-cell table:formula="of:=AVERAGE([ILS.O2:.O1000])" office:value-type="float" office:value="1420.42857142857" calcext:value-type="float">
            <text:p>1420,42857142857</text:p>
          </table:table-cell>
          <table:table-cell table:formula="of:=AVERAGE([ILS.P2:.P1000])" office:value-type="float" office:value="1402.21428571429" calcext:value-type="float">
            <text:p>1402,21428571429</text:p>
          </table:table-cell>
          <table:table-cell table:formula="of:=AVERAGE([ILS.Q2:.Q1000])" office:value-type="float" office:value="1485.42857142857" calcext:value-type="float">
            <text:p>1485,42857142857</text:p>
          </table:table-cell>
          <table:table-cell table:formula="of:=AVERAGE([ILS.R2:.R1000])" office:value-type="float" office:value="1551.42857142857" calcext:value-type="float">
            <text:p>1551,42857142857</text:p>
          </table:table-cell>
          <table:table-cell table:formula="of:=AVERAGE([ILS.S2:.S1000])" office:value-type="float" office:value="1603.42857142857" calcext:value-type="float">
            <text:p>1603,42857142857</text:p>
          </table:table-cell>
          <table:table-cell table:formula="of:=AVERAGE([ILS.T2:.T1000])" office:value-type="float" office:value="1604.14285714286" calcext:value-type="float">
            <text:p>1604,14285714286</text:p>
          </table:table-cell>
          <table:table-cell table:formula="of:=AVERAGE([ILS.U2:.U1000])" office:value-type="float" office:value="2310.96774193548" calcext:value-type="float">
            <text:p>2310,96774193548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2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03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29</text:p>
          </table:table-cell>
          <table:table-cell table:formula="of:=AVERAGE([Memetic.O2:.O1000])" office:value-type="float" office:value="1419.64285714286" calcext:value-type="float">
            <text:p>1419,64285714286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86</text:p>
          </table:table-cell>
          <table:table-cell table:formula="of:=AVERAGE([Memetic.S2:.S1000])" office:value-type="float" office:value="1593.07142857143" calcext:value-type="float">
            <text:p>1593,07142857143</text:p>
          </table:table-cell>
          <table:table-cell table:formula="of:=AVERAGE([Memetic.T2:.T1000])" office:value-type="float" office:value="1593.35714285714" calcext:value-type="float">
            <text:p>1593,35714285714</text:p>
          </table:table-cell>
          <table:table-cell table:formula="of:=AVERAGE([Memetic.U2:.U1000])" office:value-type="float" office:value="2299.16935483871" calcext:value-type="float">
            <text:p>2299,16935483871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29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48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16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06</text:p>
          </table:table-cell>
          <table:table-cell table:formula="of:=AVERAGE(['Simulated Annealing'.B2:.B1000])" office:value-type="float" office:value="1359.44444444444" calcext:value-type="float">
            <text:p>1359,44444444444</text:p>
          </table:table-cell>
          <table:table-cell table:formula="of:=AVERAGE(['Simulated Annealing'.C2:.C1000])" office:value-type="float" office:value="1094.05555555556" calcext:value-type="float">
            <text:p>1094,05555555556</text:p>
          </table:table-cell>
          <table:table-cell table:formula="of:=AVERAGE(['Simulated Annealing'.D2:.D1000])" office:value-type="float" office:value="1308.11111111111" calcext:value-type="float">
            <text:p>1308,11111111111</text:p>
          </table:table-cell>
          <table:table-cell table:formula="of:=AVERAGE(['Simulated Annealing'.E2:.E1000])" office:value-type="float" office:value="1249.33333333333" calcext:value-type="float">
            <text:p>1249,33333333333</text:p>
          </table:table-cell>
          <table:table-cell table:formula="of:=AVERAGE(['Simulated Annealing'.F2:.F1000])" office:value-type="float" office:value="1207.21428571429" calcext:value-type="float">
            <text:p>1207,21428571429</text:p>
          </table:table-cell>
          <table:table-cell table:formula="of:=AVERAGE(['Simulated Annealing'.G2:.G1000])" office:value-type="float" office:value="1242.21428571429" calcext:value-type="float">
            <text:p>1242,21428571429</text:p>
          </table:table-cell>
          <table:table-cell table:formula="of:=AVERAGE(['Simulated Annealing'.H2:.H1000])" office:value-type="float" office:value="1208.78571428571" calcext:value-type="float">
            <text:p>1208,78571428571</text:p>
          </table:table-cell>
          <table:table-cell table:formula="of:=AVERAGE(['Simulated Annealing'.I2:.I1000])" office:value-type="float" office:value="1246.92857142857" calcext:value-type="float">
            <text:p>1246,92857142857</text:p>
          </table:table-cell>
          <table:table-cell table:formula="of:=AVERAGE(['Simulated Annealing'.J2:.J1000])" office:value-type="float" office:value="1117.28571428571" calcext:value-type="float">
            <text:p>1117,28571428571</text:p>
          </table:table-cell>
          <table:table-cell table:formula="of:=AVERAGE(['Simulated Annealing'.K2:.K1000])" office:value-type="float" office:value="1601.57258064516" calcext:value-type="float">
            <text:p>1601,57258064516</text:p>
          </table:table-cell>
          <table:table-cell table:formula="of:=AVERAGE(['Simulated Annealing'.L2:.L1000])" office:value-type="float" office:value="1691.71428571429" calcext:value-type="float">
            <text:p>1691,71428571429</text:p>
          </table:table-cell>
          <table:table-cell table:formula="of:=AVERAGE(['Simulated Annealing'.M2:.M1000])" office:value-type="float" office:value="1524.14285714286" calcext:value-type="float">
            <text:p>1524,14285714286</text:p>
          </table:table-cell>
          <table:table-cell table:formula="of:=AVERAGE(['Simulated Annealing'.N2:.N1000])" office:value-type="float" office:value="1394.92857142857" calcext:value-type="float">
            <text:p>1394,92857142857</text:p>
          </table:table-cell>
          <table:table-cell table:formula="of:=AVERAGE(['Simulated Annealing'.O2:.O1000])" office:value-type="float" office:value="1438.28571428571" calcext:value-type="float">
            <text:p>1438,28571428571</text:p>
          </table:table-cell>
          <table:table-cell table:formula="of:=AVERAGE(['Simulated Annealing'.P2:.P1000])" office:value-type="float" office:value="1422.57142857143" calcext:value-type="float">
            <text:p>1422,57142857143</text:p>
          </table:table-cell>
          <table:table-cell table:formula="of:=AVERAGE(['Simulated Annealing'.Q2:.Q1000])" office:value-type="float" office:value="1505.35714285714" calcext:value-type="float">
            <text:p>1505,35714285714</text:p>
          </table:table-cell>
          <table:table-cell table:formula="of:=AVERAGE(['Simulated Annealing'.R2:.R1000])" office:value-type="float" office:value="1566.92857142857" calcext:value-type="float">
            <text:p>1566,92857142857</text:p>
          </table:table-cell>
          <table:table-cell table:formula="of:=AVERAGE(['Simulated Annealing'.S2:.S1000])" office:value-type="float" office:value="1616.78571428571" calcext:value-type="float">
            <text:p>1616,78571428571</text:p>
          </table:table-cell>
          <table:table-cell table:formula="of:=AVERAGE(['Simulated Annealing'.T2:.T1000])" office:value-type="float" office:value="1620.92857142857" calcext:value-type="float">
            <text:p>1620,92857142857</text:p>
          </table:table-cell>
          <table:table-cell table:formula="of:=AVERAGE(['Simulated Annealing'.U2:.U1000])" office:value-type="float" office:value="2340.91935483871" calcext:value-type="float">
            <text:p>2340,91935483871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39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58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095</text:p>
          </table:table-cell>
          <table:table-cell table:formula="of:=AVERAGE(['Wolf Pack Algorithm'.L2:.L1000])" office:value-type="float" office:value="1662.21428571429" calcext:value-type="float">
            <text:p>1662,21428571429</text:p>
          </table:table-cell>
          <table:table-cell table:formula="of:=AVERAGE(['Wolf Pack Algorithm'.M2:.M1000])" office:value-type="float" office:value="1502.78571428571" calcext:value-type="float">
            <text:p>1502,78571428571</text:p>
          </table:table-cell>
          <table:table-cell table:formula="of:=AVERAGE(['Wolf Pack Algorithm'.N2:.N1000])" office:value-type="float" office:value="1378.64285714286" calcext:value-type="float">
            <text:p>1378,64285714286</text:p>
          </table:table-cell>
          <table:table-cell table:formula="of:=AVERAGE(['Wolf Pack Algorithm'.O2:.O1000])" office:value-type="float" office:value="1420.78571428571" calcext:value-type="float">
            <text:p>1420,78571428571</text:p>
          </table:table-cell>
          <table:table-cell table:formula="of:=AVERAGE(['Wolf Pack Algorithm'.P2:.P1000])" office:value-type="float" office:value="1397.64285714286" calcext:value-type="float">
            <text:p>1397,64285714286</text:p>
          </table:table-cell>
          <table:table-cell table:formula="of:=AVERAGE(['Wolf Pack Algorithm'.Q2:.Q1000])" office:value-type="float" office:value="1484.28571428571" calcext:value-type="float">
            <text:p>1484,28571428571</text:p>
          </table:table-cell>
          <table:table-cell table:formula="of:=AVERAGE(['Wolf Pack Algorithm'.R2:.R1000])" office:value-type="float" office:value="1544.42857142857" calcext:value-type="float">
            <text:p>1544,42857142857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29</text:p>
          </table:table-cell>
          <table:table-cell table:formula="of:=AVERAGE(['Wolf Pack Algorithm'.U2:.U1000])" office:value-type="float" office:value="2302.21428571429" calcext:value-type="float">
            <text:p>2302,21428571429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43.5mm" svg:y="57.44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1.11mm" svg:y="55.31mm">
            <loext:p draw:notify-on-update-of-ranges="Ecarts.B1:Ecarts.B1 Ecarts.L1:Ecarts.L1 Ecarts.V1:Ecarts.V1 Ecarts.AF1:Ecarts.AF1 Ecarts.AP1:Ecarts.AP1 Ecarts.AZ1:Ecarts.AZ1 Ecarts.A3:Ecarts.A3 Ecarts.B3:Ecarts.B3 Ecarts.L3:Ecarts.L3 Ecarts.V3:Ecarts.V3 Ecarts.AF3:Ecarts.AF3 Ecarts.AP3:Ecarts.AP3 Ecarts.AZ3:Ecarts.AZ3 Ecarts.A4:Ecarts.A4 Ecarts.B4:Ecarts.B4 Ecarts.L4:Ecarts.L4 Ecarts.V4:Ecarts.V4 Ecarts.AF4:Ecarts.AF4 Ecarts.AP4:Ecarts.AP4 Ecarts.AZ4:Ecarts.AZ4 Ecarts.A5:Ecarts.A5 Ecarts.B5:Ecarts.B5 Ecarts.L5:Ecarts.L5 Ecarts.V5:Ecarts.V5 Ecarts.AF5:Ecarts.AF5 Ecarts.AP5:Ecarts.AP5 Ecarts.AZ5:Ecarts.AZ5 Ecarts.A6:Ecarts.A6 Ecarts.B6:Ecarts.B6 Ecarts.L6:Ecarts.L6 Ecarts.V6:Ecarts.V6 Ecarts.AF6:Ecarts.AF6 Ecarts.AP6:Ecarts.AP6 Ecarts.AZ6:Ecarts.AZ6 Ecarts.A7:Ecarts.A7 Ecarts.B7:Ecarts.B7 Ecarts.L7:Ecarts.L7 Ecarts.V7:Ecarts.V7 Ecarts.AF7:Ecarts.AF7 Ecarts.AP7:Ecarts.AP7 Ecarts.AZ7:Ecarts.AZ7 Ecarts.A8:Ecarts.A8 Ecarts.B8:Ecarts.B8 Ecarts.L8:Ecarts.L8 Ecarts.V8:Ecarts.V8 Ecarts.AF8:Ecarts.AF8 Ecarts.AP8:Ecarts.AP8 Ecarts.AZ8:Ecarts.AZ8 Ecarts.A9:Ecarts.A9 Ecarts.B9:Ecarts.B9 Ecarts.L9:Ecarts.L9 Ecarts.V9:Ecarts.V9 Ecarts.AF9:Ecarts.AF9 Ecarts.AP9:Ecarts.AP9 Ecarts.AZ9:Ecarts.AZ9 Ecarts.A10:Ecarts.A10 Ecarts.B10:Ecarts.B10 Ecarts.L10:Ecarts.L10 Ecarts.V10:Ecarts.V10 Ecarts.AF10:Ecarts.AF10 Ecarts.AP10:Ecarts.AP10 Ecarts.AZ10:Ecarts.AZ10 Ecarts.A11:Ecarts.A11 Ecarts.B11:Ecarts.B11 Ecarts.L11:Ecarts.L11 Ecarts.V11:Ecarts.V11 Ecarts.AF11:Ecarts.AF11 Ecarts.AP11:Ecarts.AP11 Ecarts.AZ11:Ecarts.AZ11 Ecarts.A12:Ecarts.A12 Ecarts.B12:Ecarts.B12 Ecarts.L12:Ecarts.L12 Ecarts.V12:Ecarts.V12 Ecarts.AF12:Ecarts.AF12 Ecarts.AP12:Ecarts.AP12 Ecarts.AZ12:Ecarts.AZ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mm" svg:y="219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8mm" svg:y="218.8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7.87mm" svg:y="219.28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3.88mm" svg:y="318.6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70.46mm" svg:y="319.75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7.59mm" svg:y="318.62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A3 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 'Ecarts Normalisés'.A4:'Ecarts Normalisés'.A4 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 'Ecarts Normalisés'.A5:'Ecarts Normalisés'.A5 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 'Ecarts Normalisés'.A6:'Ecarts Normalisés'.A6 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 'Ecarts Normalisés'.A7:'Ecarts Normalisés'.A7 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 'Ecarts Normalisés'.A8:'Ecarts Normalisés'.A8 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 'Ecarts Normalisés'.A9:'Ecarts Normalisés'.A9 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 'Ecarts Normalisés'.A10:'Ecarts Normalisés'.A10 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 'Ecarts Normalisés'.A11:'Ecarts Normalisés'.A11 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 'Ecarts Normalisés'.A12:'Ecarts Normalisés'.A12 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1" table:default-cell-style-name="Default"/>
        <table:table-column table:style-name="co11" table:default-cell-style-name="Default"/>
        <table:table-column table:style-name="co10" table:number-columns-repeated="3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  <table:table-cell table:formula="of:=[Ecarts.Z1]" office:value-type="string" office:string-value="instances/tai25.txt" calcext:value-type="string">
            <text:p>instances/tai25.txt</text:p>
          </table:table-cell>
          <table:table-cell table:formula="of:=[Ecarts.AA1]" office:value-type="string" office:string-value="instances/tai26.txt" calcext:value-type="string">
            <text:p>instances/tai26.txt</text:p>
          </table:table-cell>
          <table:table-cell table:formula="of:=[Ecarts.AB1]" office:value-type="string" office:string-value="instances/tai27.txt" calcext:value-type="string">
            <text:p>instances/tai27.txt</text:p>
          </table:table-cell>
          <table:table-cell table:formula="of:=[Ecarts.AC1]" office:value-type="string" office:string-value="instances/tai28.txt" calcext:value-type="string">
            <text:p>instances/tai28.txt</text:p>
          </table:table-cell>
          <table:table-cell table:formula="of:=[Ecarts.AD1]" office:value-type="string" office:string-value="instances/tai29.txt" calcext:value-type="string">
            <text:p>instances/tai29.txt</text:p>
          </table:table-cell>
          <table:table-cell table:formula="of:=[Ecarts.AE1]" office:value-type="string" office:string-value="instances/tai30.txt" calcext:value-type="string">
            <text:p>instances/tai30.txt</text:p>
          </table:table-cell>
          <table:table-cell table:formula="of:=[Ecarts.AF1]" office:value-type="string" office:string-value="instances/tai31.txt" calcext:value-type="string">
            <text:p>instances/tai31.txt</text:p>
          </table:table-cell>
          <table:table-cell table:formula="of:=[Ecarts.AG1]" office:value-type="string" office:string-value="instances/tai32.txt" calcext:value-type="string">
            <text:p>instances/tai32.txt</text:p>
          </table:table-cell>
          <table:table-cell table:formula="of:=[Ecarts.AH1]" office:value-type="string" office:string-value="instances/tai33.txt" calcext:value-type="string">
            <text:p>instances/tai33.txt</text:p>
          </table:table-cell>
          <table:table-cell table:formula="of:=[Ecarts.AI1]" office:value-type="string" office:string-value="instances/tai34.txt" calcext:value-type="string">
            <text:p>instances/tai34.txt</text:p>
          </table:table-cell>
          <table:table-cell table:formula="of:=[Ecarts.AJ1]" office:value-type="string" office:string-value="instances/tai35.txt" calcext:value-type="string">
            <text:p>instances/tai35.txt</text:p>
          </table:table-cell>
          <table:table-cell table:formula="of:=[Ecarts.AK1]" office:value-type="string" office:string-value="instances/tai36.txt" calcext:value-type="string">
            <text:p>instances/tai36.txt</text:p>
          </table:table-cell>
          <table:table-cell table:formula="of:=[Ecarts.AL1]" office:value-type="string" office:string-value="instances/tai37.txt" calcext:value-type="string">
            <text:p>instances/tai37.txt</text:p>
          </table:table-cell>
          <table:table-cell table:formula="of:=[Ecarts.AM1]" office:value-type="string" office:string-value="instances/tai38.txt" calcext:value-type="string">
            <text:p>instances/tai38.txt</text:p>
          </table:table-cell>
          <table:table-cell table:formula="of:=[Ecarts.AN1]" office:value-type="string" office:string-value="instances/tai39.txt" calcext:value-type="string">
            <text:p>instances/tai39.txt</text:p>
          </table:table-cell>
          <table:table-cell table:formula="of:=[Ecarts.AO1]" office:value-type="string" office:string-value="instances/tai40.txt" calcext:value-type="string">
            <text:p>instances/tai40.txt</text:p>
          </table:table-cell>
          <table:table-cell table:formula="of:=[Ecarts.AP1]" office:value-type="string" office:string-value="instances/tai41.txt" calcext:value-type="string">
            <text:p>instances/tai41.txt</text:p>
          </table:table-cell>
          <table:table-cell table:formula="of:=[Ecarts.AQ1]" office:value-type="string" office:string-value="instances/tai42.txt" calcext:value-type="string">
            <text:p>instances/tai42.txt</text:p>
          </table:table-cell>
          <table:table-cell table:formula="of:=[Ecarts.AR1]" office:value-type="string" office:string-value="instances/tai43.txt" calcext:value-type="string">
            <text:p>instances/tai43.txt</text:p>
          </table:table-cell>
          <table:table-cell table:formula="of:=[Ecarts.AS1]" office:value-type="string" office:string-value="instances/tai44.txt" calcext:value-type="string">
            <text:p>instances/tai44.txt</text:p>
          </table:table-cell>
          <table:table-cell table:formula="of:=[Ecarts.AT1]" office:value-type="string" office:string-value="instances/tai45.txt" calcext:value-type="string">
            <text:p>instances/tai45.txt</text:p>
          </table:table-cell>
          <table:table-cell table:formula="of:=[Ecarts.AU1]" office:value-type="string" office:string-value="instances/tai46.txt" calcext:value-type="string">
            <text:p>instances/tai46.txt</text:p>
          </table:table-cell>
          <table:table-cell table:formula="of:=[Ecarts.AV1]" office:value-type="string" office:string-value="instances/tai47.txt" calcext:value-type="string">
            <text:p>instances/tai47.txt</text:p>
          </table:table-cell>
          <table:table-cell table:formula="of:=[Ecarts.AW1]" office:value-type="string" office:string-value="instances/tai48.txt" calcext:value-type="string">
            <text:p>instances/tai48.txt</text:p>
          </table:table-cell>
          <table:table-cell table:formula="of:=[Ecarts.AX1]" office:value-type="string" office:string-value="instances/tai49.txt" calcext:value-type="string">
            <text:p>instances/tai49.txt</text:p>
          </table:table-cell>
          <table:table-cell table:formula="of:=[Ecarts.AY1]" office:value-type="string" office:string-value="instances/tai50.txt" calcext:value-type="string">
            <text:p>instances/tai50.txt</text:p>
          </table:table-cell>
          <table:table-cell table:formula="of:=[Ecarts.AZ1]" office:value-type="string" office:string-value="instances/tai51.txt" calcext:value-type="string">
            <text:p>instances/tai51.txt</text:p>
          </table:table-cell>
          <table:table-cell table:formula="of:=[Ecarts.BA1]" office:value-type="string" office:string-value="instances/tai52.txt" calcext:value-type="string">
            <text:p>instances/tai52.txt</text:p>
          </table:table-cell>
          <table:table-cell table:formula="of:=[Ecarts.BB1]" office:value-type="string" office:string-value="instances/tai53.txt" calcext:value-type="string">
            <text:p>instances/tai53.txt</text:p>
          </table:table-cell>
          <table:table-cell table:formula="of:=[Ecarts.BC1]" office:value-type="string" office:string-value="instances/tai54.txt" calcext:value-type="string">
            <text:p>instances/tai54.txt</text:p>
          </table:table-cell>
          <table:table-cell table:formula="of:=[Ecarts.BD1]" office:value-type="string" office:string-value="instances/tai55.txt" calcext:value-type="string">
            <text:p>instances/tai55.txt</text:p>
          </table:table-cell>
          <table:table-cell table:formula="of:=[Ecarts.BE1]" office:value-type="string" office:string-value="instances/tai56.txt" calcext:value-type="string">
            <text:p>instances/tai56.txt</text:p>
          </table:table-cell>
          <table:table-cell table:formula="of:=[Ecarts.BF1]" office:value-type="string" office:string-value="instances/tai57.txt" calcext:value-type="string">
            <text:p>instances/tai57.txt</text:p>
          </table:table-cell>
          <table:table-cell table:formula="of:=[Ecarts.BG1]" office:value-type="string" office:string-value="instances/tai58.txt" calcext:value-type="string">
            <text:p>instances/tai58.txt</text:p>
          </table:table-cell>
          <table:table-cell table:formula="of:=[Ecarts.BH1]" office:value-type="string" office:string-value="instances/tai59.txt" calcext:value-type="string">
            <text:p>instances/tai59.txt</text:p>
          </table:table-cell>
          <table:table-cell table:formula="of:=[Ecarts.BI1]" office:value-type="string" office:string-value="instances/tai60.txt" calcext:value-type="string">
            <text:p>instances/tai60.txt</text:p>
          </table:table-cell>
          <table:table-cell/>
          <table:table-cell table:formula="of:=[Ecarts.BK1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BM1]" office:value-type="string" office:string-value="MOYENNE 20x5" calcext:value-type="string">
            <text:p>MOYENNE 20x5</text:p>
          </table:table-cell>
          <table:table-cell table:formula="of:=[Ecarts.BN1]" office:value-type="string" office:string-value="MOYENNE 20x10" calcext:value-type="string">
            <text:p>MOYENNE 20x10</text:p>
          </table:table-cell>
          <table:table-cell table:formula="of:=[Ecarts.BO1]" office:value-type="string" office:string-value="MOYENNE 20x20" calcext:value-type="string">
            <text:p>MOYENNE 20x20</text:p>
          </table:table-cell>
          <table:table-cell table:formula="of:=[Ecarts.BP1]" office:value-type="string" office:string-value="MOYENNE 50x5" calcext:value-type="string">
            <text:p>MOYENNE 50x5</text:p>
          </table:table-cell>
          <table:table-cell table:formula="of:=[Ecarts.BQ1]" office:value-type="string" office:string-value="MOYENNE 50x10" calcext:value-type="string">
            <text:p>MOYENNE 50x10</text:p>
          </table:table-cell>
          <table:table-cell table:formula="of:=[Ecarts.BR1]" office:value-type="string" office:string-value="MOYENNE 50x20" calcext:value-type="string">
            <text:p>MOYENNE 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14819</text:p>
          </table:table-cell>
          <table:table-cell table:formula="of:=[Ecarts.D3]/MAX([Ecarts.D$3:.D$12])" office:value-type="float" office:value="0.0456790123456813" calcext:value-type="float">
            <text:p>0,045679012345681</text:p>
          </table:table-cell>
          <table:table-cell table:formula="of:=[Ecarts.E3]/MAX([Ecarts.E$3:.E$12])" office:value-type="float" office:value="0.215277777777779" calcext:value-type="float">
            <text:p>0,215277777777779</text:p>
          </table:table-cell>
          <table:table-cell table:formula="of:=[Ecarts.F3]/MAX([Ecarts.F$3:.F$12])" office:value-type="float" office:value="0.0206349206349192" calcext:value-type="float">
            <text:p>0,020634920634919</text:p>
          </table:table-cell>
          <table:table-cell table:formula="of:=[Ecarts.G3]/MAX([Ecarts.G$3:.G$12])" office:value-type="float" office:value="0.0862068965517241" calcext:value-type="float">
            <text:p>0,086206896551724</text:p>
          </table:table-cell>
          <table:table-cell table:formula="of:=[Ecarts.H3]/MAX([Ecarts.H$3:.H$12])" office:value-type="float" office:value="0.294117647058823" calcext:value-type="float">
            <text:p>0,294117647058823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13852</text:p>
          </table:table-cell>
          <table:table-cell table:formula="of:=[Ecarts.M3]/MAX([Ecarts.M$3:.M$12])" office:value-type="float" office:value="0.232426303854875" calcext:value-type="float">
            <text:p>0,232426303854875</text:p>
          </table:table-cell>
          <table:table-cell table:formula="of:=[Ecarts.N3]/MAX([Ecarts.N$3:.N$12])" office:value-type="float" office:value="0.518907563025209" calcext:value-type="float">
            <text:p>0,518907563025209</text:p>
          </table:table-cell>
          <table:table-cell table:formula="of:=[Ecarts.O3]/MAX([Ecarts.O$3:.O$12])" office:value-type="float" office:value="0.230952380952378" calcext:value-type="float">
            <text:p>0,230952380952378</text:p>
          </table:table-cell>
          <table:table-cell table:formula="of:=[Ecarts.P3]/MAX([Ecarts.P$3:.P$12])" office:value-type="float" office:value="0.0571428571428555" calcext:value-type="float">
            <text:p>0,057142857142856</text:p>
          </table:table-cell>
          <table:table-cell table:formula="of:=[Ecarts.Q3]/MAX([Ecarts.Q$3:.Q$12])" office:value-type="float" office:value="0.36825396825397" calcext:value-type="float">
            <text:p>0,36825396825397</text:p>
          </table:table-cell>
          <table:table-cell table:formula="of:=[Ecarts.R3]/MAX([Ecarts.R$3:.R$12])" office:value-type="float" office:value="0.0911854103343451" calcext:value-type="float">
            <text:p>0,091185410334345</text:p>
          </table:table-cell>
          <table:table-cell table:formula="of:=[Ecarts.S3]/MAX([Ecarts.S$3:.S$12])" office:value-type="float" office:value="0.462406015037597" calcext:value-type="float">
            <text:p>0,462406015037597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0812</text:p>
          </table:table-cell>
          <table:table-cell table:formula="of:=[Ecarts.V3]/MAX([Ecarts.V$3:.V$12])" office:value-type="float" office:value="0.631837307152874" calcext:value-type="float">
            <text:p>0,631837307152874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06122</text:p>
          </table:table-cell>
          <table:table-cell table:formula="of:=[Ecarts.Y3]/MAX([Ecarts.Y$3:.Y$12])" office:value-type="float" office:value="0.455357142857143" calcext:value-type="float">
            <text:p>0,455357142857143</text:p>
          </table:table-cell>
          <table:table-cell table:formula="of:=[Ecarts.Z3]/MAX([Ecarts.Z$3:.Z$12])" office:value-type="float" office:value="0.456140350877193" calcext:value-type="float">
            <text:p>0,456140350877193</text:p>
          </table:table-cell>
          <table:table-cell table:formula="of:=[Ecarts.AA3]/MAX([Ecarts.AA$3:.AA$12])" office:value-type="float" office:value="0.17741935483871" calcext:value-type="float">
            <text:p>0,17741935483871</text:p>
          </table:table-cell>
          <table:table-cell table:formula="of:=[Ecarts.AB3]/MAX([Ecarts.AB$3:.AB$12])" office:value-type="float" office:value="0.652777777777778" calcext:value-type="float">
            <text:p>0,652777777777778</text:p>
          </table:table-cell>
          <table:table-cell table:formula="of:=[Ecarts.AC3]/MAX([Ecarts.AC$3:.AC$12])" office:value-type="float" office:value="0.466257668711656" calcext:value-type="float">
            <text:p>0,466257668711656</text:p>
          </table:table-cell>
          <table:table-cell table:formula="of:=[Ecarts.AD3]/MAX([Ecarts.AD$3:.AD$12])" office:value-type="float" office:value="0.246376811594203" calcext:value-type="float">
            <text:p>0,246376811594203</text:p>
          </table:table-cell>
          <table:table-cell table:formula="of:=[Ecarts.AE3]/MAX([Ecarts.AE$3:.AE$12])" office:value-type="float" office:value="0.301724137931034" calcext:value-type="float">
            <text:p>0,301724137931034</text:p>
          </table:table-cell>
          <table:table-cell table:formula="of:=[Ecarts.AF3]/MAX([Ecarts.AF$3:.AF$12])" office:value-type="float" office:value="0.739237392373891" calcext:value-type="float">
            <text:p>0,739237392373891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44927</text:p>
          </table:table-cell>
          <table:table-cell table:formula="of:=[Ecarts.AI3]/MAX([Ecarts.AI$3:.AI$12])" office:value-type="float" office:value="0.467741935483871" calcext:value-type="float">
            <text:p>0,467741935483871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28572</text:p>
          </table:table-cell>
          <table:table-cell table:formula="of:=[Ecarts.AL3]/MAX([Ecarts.AL$3:.AL$12])" office:value-type="float" office:value="0.726495726495726" calcext:value-type="float">
            <text:p>0,726495726495726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857143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381877</text:p>
          </table:table-cell>
          <table:table-cell table:formula="of:=[Ecarts.AR3]/MAX([Ecarts.AR$3:.AR$12])" office:value-type="float" office:value="0.943877551020408" calcext:value-type="float">
            <text:p>0,943877551020408</text:p>
          </table:table-cell>
          <table:table-cell table:formula="of:=[Ecarts.AS3]/MAX([Ecarts.AS$3:.AS$12])" office:value-type="float" office:value="0.855113636363636" calcext:value-type="float">
            <text:p>0,855113636363636</text:p>
          </table:table-cell>
          <table:table-cell table:formula="of:=[Ecarts.AT3]/MAX([Ecarts.AT$3:.AT$12])" office:value-type="float" office:value="0.830555555555555" calcext:value-type="float">
            <text:p>0,830555555555555</text:p>
          </table:table-cell>
          <table:table-cell table:formula="of:=[Ecarts.AU3]/MAX([Ecarts.AU$3:.AU$12])" office:value-type="float" office:value="0.728527607361963" calcext:value-type="float">
            <text:p>0,728527607361963</text:p>
          </table:table-cell>
          <table:table-cell table:formula="of:=[Ecarts.AV3]/MAX([Ecarts.AV$3:.AV$12])" office:value-type="float" office:value="0.671195652173913" calcext:value-type="float">
            <text:p>0,671195652173913</text:p>
          </table:table-cell>
          <table:table-cell table:formula="of:=[Ecarts.AW3]/MAX([Ecarts.AW$3:.AW$12])" office:value-type="float" office:value="0.982558139534884" calcext:value-type="float">
            <text:p>0,982558139534884</text:p>
          </table:table-cell>
          <table:table-cell table:formula="of:=[Ecarts.AX3]/MAX([Ecarts.AX$3:.AX$12])" office:value-type="float" office:value="0.985714285714286" calcext:value-type="float">
            <text:p>0,985714285714286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2972974</text:p>
          </table:table-cell>
          <table:table-cell table:formula="of:=[Ecarts.BA3]/MAX([Ecarts.BA$3:.BA$12])" office:value-type="float" office:value="0.963133640552995" calcext:value-type="float">
            <text:p>0,963133640552995</text:p>
          </table:table-cell>
          <table:table-cell table:formula="of:=[Ecarts.BB3]/MAX([Ecarts.BB$3:.BB$12])" office:value-type="float" office:value="0.705574912891986" calcext:value-type="float">
            <text:p>0,705574912891986</text:p>
          </table:table-cell>
          <table:table-cell table:formula="of:=[Ecarts.BC3]/MAX([Ecarts.BC$3:.BC$12])" office:value-type="float" office:value="0.896341463414634" calcext:value-type="float">
            <text:p>0,8963414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06452</text:p>
          </table:table-cell>
          <table:table-cell table:formula="of:=[Ecarts.BG3]/MAX([Ecarts.BG$3:.BG$12])" office:value-type="float" office:value="0.922064777327935" calcext:value-type="float">
            <text:p>0,922064777327935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096563</text:p>
          </table:table-cell>
          <table:table-cell/>
          <table:table-cell table:formula="of:=[Ecarts.BK3]/MAX([Ecarts.BK$3:.BK$12])" office:value-type="float" office:value="0.826423993014423" calcext:value-type="float">
            <text:p>0,826423993014423</text:p>
          </table:table-cell>
          <table:table-cell/>
          <table:table-cell table:formula="of:=[Ecarts.BM3]/MAX([Ecarts.BM$3:.BM$12])" office:value-type="float" office:value="0.0616358679299737" calcext:value-type="float">
            <text:p>0,061635867929974</text:p>
          </table:table-cell>
          <table:table-cell table:formula="of:=[Ecarts.BN3]/MAX([Ecarts.BN$3:.BN$12])" office:value-type="float" office:value="0.360316881478776" calcext:value-type="float">
            <text:p>0,360316881478776</text:p>
          </table:table-cell>
          <table:table-cell table:formula="of:=[Ecarts.BO3]/MAX([Ecarts.BO$3:.BO$12])" office:value-type="float" office:value="0.463130014757989" calcext:value-type="float">
            <text:p>0,463130014757989</text:p>
          </table:table-cell>
          <table:table-cell table:formula="of:=[Ecarts.BP3]/MAX([Ecarts.BP$3:.BP$12])" office:value-type="float" office:value="0.999666717579168" calcext:value-type="float">
            <text:p>0,999666717579168</text:p>
          </table:table-cell>
          <table:table-cell table:formula="of:=[Ecarts.BQ3]/MAX([Ecarts.BQ$3:.BQ$12])" office:value-type="float" office:value="0.95424476810929" calcext:value-type="float">
            <text:p>0,95424476810929</text:p>
          </table:table-cell>
          <table:table-cell table:formula="of:=[Ecarts.BR3]/MAX([Ecarts.BR$3:.BR$12])" office:value-type="float" office:value="0.895699975952902" calcext:value-type="float">
            <text:p>0,895699975952902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032256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666668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058823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40796</text:p>
          </table:table-cell>
          <table:table-cell table:formula="of:=[Ecarts.M4]/MAX([Ecarts.M$3:.M$12])" office:value-type="float" office:value="0.158730158730159" calcext:value-type="float">
            <text:p>0,158730158730159</text:p>
          </table:table-cell>
          <table:table-cell table:formula="of:=[Ecarts.N4]/MAX([Ecarts.N$3:.N$12])" office:value-type="float" office:value="0.199579831932771" calcext:value-type="float">
            <text:p>0,199579831932771</text:p>
          </table:table-cell>
          <table:table-cell table:formula="of:=[Ecarts.O4]/MAX([Ecarts.O$3:.O$12])" office:value-type="float" office:value="0.0690476190476223" calcext:value-type="float">
            <text:p>0,069047619047622</text:p>
          </table:table-cell>
          <table:table-cell table:formula="of:=[Ecarts.P4]/MAX([Ecarts.P$3:.P$12])" office:value-type="float" office:value="0.0642857142857148" calcext:value-type="float">
            <text:p>0,064285714285715</text:p>
          </table:table-cell>
          <table:table-cell table:formula="of:=[Ecarts.Q4]/MAX([Ecarts.Q$3:.Q$12])" office:value-type="float" office:value="0.0365079365079358" calcext:value-type="float">
            <text:p>0,036507936507936</text:p>
          </table:table-cell>
          <table:table-cell table:formula="of:=[Ecarts.R4]/MAX([Ecarts.R$3:.R$12])" office:value-type="float" office:value="0.0349544072948321" calcext:value-type="float">
            <text:p>0,034954407294832</text:p>
          </table:table-cell>
          <table:table-cell table:formula="of:=[Ecarts.S4]/MAX([Ecarts.S$3:.S$12])" office:value-type="float" office:value="0.204887218045111" calcext:value-type="float">
            <text:p>0,204887218045111</text:p>
          </table:table-cell>
          <table:table-cell table:formula="of:=[Ecarts.T4]/MAX([Ecarts.T$3:.T$12])" office:value-type="float" office:value="0.148809523809528" calcext:value-type="float">
            <text:p>0,148809523809528</text:p>
          </table:table-cell>
          <table:table-cell table:formula="of:=[Ecarts.U4]/MAX([Ecarts.U$3:.U$12])" office:value-type="float" office:value="0.210023866348447" calcext:value-type="float">
            <text:p>0,210023866348447</text:p>
          </table:table-cell>
          <table:table-cell table:formula="of:=[Ecarts.V4]/MAX([Ecarts.V$3:.V$12])" office:value-type="float" office:value="0.217215988779799" calcext:value-type="float">
            <text:p>0,217215988779799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04082</text:p>
          </table:table-cell>
          <table:table-cell table:formula="of:=[Ecarts.Y4]/MAX([Ecarts.Y$3:.Y$12])" office:value-type="float" office:value="0.258928571428571" calcext:value-type="float">
            <text:p>0,258928571428571</text:p>
          </table:table-cell>
          <table:table-cell table:formula="of:=[Ecarts.Z4]/MAX([Ecarts.Z$3:.Z$12])" office:value-type="float" office:value="0.18859649122807" calcext:value-type="float">
            <text:p>0,18859649122807</text:p>
          </table:table-cell>
          <table:table-cell table:formula="of:=[Ecarts.AA4]/MAX([Ecarts.AA$3:.AA$12])" office:value-type="float" office:value="0.0887096774193548" calcext:value-type="float">
            <text:p>0,088709677419355</text:p>
          </table:table-cell>
          <table:table-cell table:formula="of:=[Ecarts.AB4]/MAX([Ecarts.AB$3:.AB$12])" office:value-type="float" office:value="0.243055555555556" calcext:value-type="float">
            <text:p>0,243055555555556</text:p>
          </table:table-cell>
          <table:table-cell table:formula="of:=[Ecarts.AC4]/MAX([Ecarts.AC$3:.AC$12])" office:value-type="float" office:value="0.325153374233129" calcext:value-type="float">
            <text:p>0,325153374233129</text:p>
          </table:table-cell>
          <table:table-cell table:formula="of:=[Ecarts.AD4]/MAX([Ecarts.AD$3:.AD$12])" office:value-type="float" office:value="0.0760869565217391" calcext:value-type="float">
            <text:p>0,076086956521739</text:p>
          </table:table-cell>
          <table:table-cell table:formula="of:=[Ecarts.AE4]/MAX([Ecarts.AE$3:.AE$12])" office:value-type="float" office:value="0.15948275862069" calcext:value-type="float">
            <text:p>0,15948275862069</text:p>
          </table:table-cell>
          <table:table-cell table:formula="of:=[Ecarts.AF4]/MAX([Ecarts.AF$3:.AF$12])" office:value-type="float" office:value="0.250922509225065" calcext:value-type="float">
            <text:p>0,250922509225065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02899</text:p>
          </table:table-cell>
          <table:table-cell table:formula="of:=[Ecarts.AI4]/MAX([Ecarts.AI$3:.AI$12])" office:value-type="float" office:value="0.475806451612903" calcext:value-type="float">
            <text:p>0,475806451612903</text:p>
          </table:table-cell>
          <table:table-cell table:formula="of:=[Ecarts.AJ4]/MAX([Ecarts.AJ$3:.AJ$12])" office:value-type="float" office:value="0.142857142857143" calcext:value-type="float">
            <text:p>0,142857142857143</text:p>
          </table:table-cell>
          <table:table-cell table:formula="of:=[Ecarts.AK4]/MAX([Ecarts.AK$3:.AK$12])" office:value-type="float" office:value="0.535714285714286" calcext:value-type="float">
            <text:p>0,535714285714286</text:p>
          </table:table-cell>
          <table:table-cell table:formula="of:=[Ecarts.AL4]/MAX([Ecarts.AL$3:.AL$12])" office:value-type="float" office:value="0.256410256410256" calcext:value-type="float">
            <text:p>0,256410256410256</text:p>
          </table:table-cell>
          <table:table-cell table:formula="of:=[Ecarts.AM4]/MAX([Ecarts.AM$3:.AM$12])" office:value-type="float" office:value="0.882978723404255" calcext:value-type="float">
            <text:p>0,882978723404255</text:p>
          </table:table-cell>
          <table:table-cell table:formula="of:=[Ecarts.AN4]/MAX([Ecarts.AN$3:.AN$12])" office:value-type="float" office:value="0.427083333333333" calcext:value-type="float">
            <text:p>0,4270833333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08242</text:p>
          </table:table-cell>
          <table:table-cell table:formula="of:=[Ecarts.AQ4]/MAX([Ecarts.AQ$3:.AQ$12])" office:value-type="float" office:value="0.964401294498382" calcext:value-type="float">
            <text:p>0,964401294498382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871166</text:p>
          </table:table-cell>
          <table:table-cell table:formula="of:=[Ecarts.AV4]/MAX([Ecarts.AV$3:.AV$12])" office:value-type="float" office:value="0.646739130434783" calcext:value-type="float">
            <text:p>0,646739130434783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775671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K4]/MAX([Ecarts.BK$3:.BK$12])" office:value-type="float" office:value="0.788727334889971" calcext:value-type="float">
            <text:p>0,788727334889971</text:p>
          </table:table-cell>
          <table:table-cell/>
          <table:table-cell table:formula="of:=[Ecarts.BM4]/MAX([Ecarts.BM$3:.BM$12])" office:value-type="float" office:value="0.0208202142133486" calcext:value-type="float">
            <text:p>0,020820214213349</text:p>
          </table:table-cell>
          <table:table-cell table:formula="of:=[Ecarts.BN4]/MAX([Ecarts.BN$3:.BN$12])" office:value-type="float" office:value="0.118702946970047" calcext:value-type="float">
            <text:p>0,118702946970047</text:p>
          </table:table-cell>
          <table:table-cell table:formula="of:=[Ecarts.BO4]/MAX([Ecarts.BO$3:.BO$12])" office:value-type="float" office:value="0.187388561381027" calcext:value-type="float">
            <text:p>0,187388561381027</text:p>
          </table:table-cell>
          <table:table-cell table:formula="of:=[Ecarts.BP4]/MAX([Ecarts.BP$3:.BP$12])" office:value-type="float" office:value="0.584801584288628" calcext:value-type="float">
            <text:p>0,584801584288628</text:p>
          </table:table-cell>
          <table:table-cell table:formula="of:=[Ecarts.BQ4]/MAX([Ecarts.BQ$3:.BQ$12])" office:value-type="float" office:value="1" calcext:value-type="float">
            <text:p>1</text:p>
          </table:table-cell>
          <table:table-cell table:formula="of:=[Ecarts.BR4]/MAX([Ecarts.BR$3:.BR$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35304</text:p>
          </table:table-cell>
          <table:table-cell table:formula="of:=[Ecarts.C5]/MAX([Ecarts.C$3:.C$12])" office:value-type="float" office:value="0.22222222222221" calcext:value-type="float">
            <text:p>0,22222222222221</text:p>
          </table:table-cell>
          <table:table-cell table:formula="of:=[Ecarts.D5]/MAX([Ecarts.D$3:.D$12])" office:value-type="float" office:value="0.0777777777777778" calcext:value-type="float">
            <text:p>0,077777777777778</text:p>
          </table:table-cell>
          <table:table-cell table:formula="of:=[Ecarts.E5]/MAX([Ecarts.E$3:.E$12])" office:value-type="float" office:value="0.196180555555557" calcext:value-type="float">
            <text:p>0,196180555555557</text:p>
          </table:table-cell>
          <table:table-cell table:formula="of:=[Ecarts.F5]/MAX([Ecarts.F$3:.F$12])" office:value-type="float" office:value="0.130952380952382" calcext:value-type="float">
            <text:p>0,130952380952382</text:p>
          </table:table-cell>
          <table:table-cell table:formula="of:=[Ecarts.G5]/MAX([Ecarts.G$3:.G$12])" office:value-type="float" office:value="0.312807881773402" calcext:value-type="float">
            <text:p>0,312807881773402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28569</text:p>
          </table:table-cell>
          <table:table-cell table:formula="of:=[Ecarts.K5]/MAX([Ecarts.K$3:.K$12])" office:value-type="float" office:value="0.317275747508305" calcext:value-type="float">
            <text:p>0,317275747508305</text:p>
          </table:table-cell>
          <table:table-cell table:formula="of:=[Ecarts.L5]/MAX([Ecarts.L$3:.L$12])" office:value-type="float" office:value="0.141003460207611" calcext:value-type="float">
            <text:p>0,141003460207611</text:p>
          </table:table-cell>
          <table:table-cell table:formula="of:=[Ecarts.M5]/MAX([Ecarts.M$3:.M$12])" office:value-type="float" office:value="0.337868480725623" calcext:value-type="float">
            <text:p>0,337868480725623</text:p>
          </table:table-cell>
          <table:table-cell table:formula="of:=[Ecarts.N5]/MAX([Ecarts.N$3:.N$12])" office:value-type="float" office:value="0.271008403361346" calcext:value-type="float">
            <text:p>0,271008403361346</text:p>
          </table:table-cell>
          <table:table-cell table:formula="of:=[Ecarts.O5]/MAX([Ecarts.O$3:.O$12])" office:value-type="float" office:value="0.654761904761904" calcext:value-type="float">
            <text:p>0,654761904761904</text:p>
          </table:table-cell>
          <table:table-cell table:formula="of:=[Ecarts.P5]/MAX([Ecarts.P$3:.P$12])" office:value-type="float" office:value="0.180952380952381" calcext:value-type="float">
            <text:p>0,180952380952381</text:p>
          </table:table-cell>
          <table:table-cell table:formula="of:=[Ecarts.Q5]/MAX([Ecarts.Q$3:.Q$12])" office:value-type="float" office:value="0.304761904761906" calcext:value-type="float">
            <text:p>0,304761904761906</text:p>
          </table:table-cell>
          <table:table-cell table:formula="of:=[Ecarts.R5]/MAX([Ecarts.R$3:.R$12])" office:value-type="float" office:value="0.566869300911853" calcext:value-type="float">
            <text:p>0,566869300911853</text:p>
          </table:table-cell>
          <table:table-cell table:formula="of:=[Ecarts.S5]/MAX([Ecarts.S$3:.S$12])" office:value-type="float" office:value="0.421052631578947" calcext:value-type="float">
            <text:p>0,421052631578947</text:p>
          </table:table-cell>
          <table:table-cell table:formula="of:=[Ecarts.T5]/MAX([Ecarts.T$3:.T$12])" office:value-type="float" office:value="0.330357142857139" calcext:value-type="float">
            <text:p>0,330357142857139</text:p>
          </table:table-cell>
          <table:table-cell table:formula="of:=[Ecarts.U5]/MAX([Ecarts.U$3:.U$12])" office:value-type="float" office:value="0.610978520286396" calcext:value-type="float">
            <text:p>0,610978520286396</text:p>
          </table:table-cell>
          <table:table-cell table:formula="of:=[Ecarts.V5]/MAX([Ecarts.V$3:.V$12])" office:value-type="float" office:value="0.388746803069056" calcext:value-type="float">
            <text:p>0,388746803069056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387755</text:p>
          </table:table-cell>
          <table:table-cell table:formula="of:=[Ecarts.Y5]/MAX([Ecarts.Y$3:.Y$12])" office:value-type="float" office:value="0.535714285714286" calcext:value-type="float">
            <text:p>0,535714285714286</text:p>
          </table:table-cell>
          <table:table-cell table:formula="of:=[Ecarts.Z5]/MAX([Ecarts.Z$3:.Z$12])" office:value-type="float" office:value="0.31140350877193" calcext:value-type="float">
            <text:p>0,31140350877193</text:p>
          </table:table-cell>
          <table:table-cell table:formula="of:=[Ecarts.AA5]/MAX([Ecarts.AA$3:.AA$12])" office:value-type="float" office:value="0.254032258064516" calcext:value-type="float">
            <text:p>0,254032258064516</text:p>
          </table:table-cell>
          <table:table-cell table:formula="of:=[Ecarts.AB5]/MAX([Ecarts.AB$3:.AB$12])" office:value-type="float" office:value="0.493055555555556" calcext:value-type="float">
            <text:p>0,493055555555556</text:p>
          </table:table-cell>
          <table:table-cell table:formula="of:=[Ecarts.AC5]/MAX([Ecarts.AC$3:.AC$12])" office:value-type="float" office:value="0.45398773006135" calcext:value-type="float">
            <text:p>0,45398773006135</text:p>
          </table:table-cell>
          <table:table-cell table:formula="of:=[Ecarts.AD5]/MAX([Ecarts.AD$3:.AD$12])" office:value-type="float" office:value="0.152173913043478" calcext:value-type="float">
            <text:p>0,152173913043478</text:p>
          </table:table-cell>
          <table:table-cell table:formula="of:=[Ecarts.AE5]/MAX([Ecarts.AE$3:.AE$12])" office:value-type="float" office:value="0.297413793103448" calcext:value-type="float">
            <text:p>0,297413793103448</text:p>
          </table:table-cell>
          <table:table-cell table:formula="of:=[Ecarts.AF5]/MAX([Ecarts.AF$3:.AF$12])" office:value-type="float" office:value="0.734570580999916" calcext:value-type="float">
            <text:p>0,734570580999916</text:p>
          </table:table-cell>
          <table:table-cell table:formula="of:=[Ecarts.AG5]/MAX([Ecarts.AG$3:.AG$12])" office:value-type="float" office:value="0.777777777777778" calcext:value-type="float">
            <text:p>0,77777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16129</text:p>
          </table:table-cell>
          <table:table-cell table:formula="of:=[Ecarts.AJ5]/MAX([Ecarts.AJ$3:.AJ$12])" office:value-type="float" office:value="0.285714285714286" calcext:value-type="float">
            <text:p>0,285714285714286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03419</text:p>
          </table:table-cell>
          <table:table-cell table:formula="of:=[Ecarts.AM5]/MAX([Ecarts.AM$3:.AM$12])" office:value-type="float" office:value="0.308510638297872" calcext:value-type="float">
            <text:p>0,308510638297872</text:p>
          </table:table-cell>
          <table:table-cell table:formula="of:=[Ecarts.AN5]/MAX([Ecarts.AN$3:.AN$12])" office:value-type="float" office:value="0.552083333333333" calcext:value-type="float">
            <text:p>0,5520833333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49579</text:p>
          </table:table-cell>
          <table:table-cell table:formula="of:=[Ecarts.AQ5]/MAX([Ecarts.AQ$3:.AQ$12])" office:value-type="float" office:value="0.51294498381877" calcext:value-type="float">
            <text:p>0,51294498381877</text:p>
          </table:table-cell>
          <table:table-cell table:formula="of:=[Ecarts.AR5]/MAX([Ecarts.AR$3:.AR$12])" office:value-type="float" office:value="0.702380952380952" calcext:value-type="float">
            <text:p>0,702380952380952</text:p>
          </table:table-cell>
          <table:table-cell table:formula="of:=[Ecarts.AS5]/MAX([Ecarts.AS$3:.AS$12])" office:value-type="float" office:value="0.556818181818182" calcext:value-type="float">
            <text:p>0,556818181818182</text:p>
          </table:table-cell>
          <table:table-cell table:formula="of:=[Ecarts.AT5]/MAX([Ecarts.AT$3:.AT$12])" office:value-type="float" office:value="0.351388888888889" calcext:value-type="float">
            <text:p>0,351388888888889</text:p>
          </table:table-cell>
          <table:table-cell table:formula="of:=[Ecarts.AU5]/MAX([Ecarts.AU$3:.AU$12])" office:value-type="float" office:value="0.918711656441718" calcext:value-type="float">
            <text:p>0,918711656441718</text:p>
          </table:table-cell>
          <table:table-cell table:formula="of:=[Ecarts.AV5]/MAX([Ecarts.AV$3:.AV$12])" office:value-type="float" office:value="0.600543478260869" calcext:value-type="float">
            <text:p>0,600543478260869</text:p>
          </table:table-cell>
          <table:table-cell table:formula="of:=[Ecarts.AW5]/MAX([Ecarts.AW$3:.AW$12])" office:value-type="float" office:value="0.520348837209302" calcext:value-type="float">
            <text:p>0,520348837209302</text:p>
          </table:table-cell>
          <table:table-cell table:formula="of:=[Ecarts.AX5]/MAX([Ecarts.AX$3:.AX$12])" office:value-type="float" office:value="0.514285714285714" calcext:value-type="float">
            <text:p>0,514285714285714</text:p>
          </table:table-cell>
          <table:table-cell table:formula="of:=[Ecarts.AY5]/MAX([Ecarts.AY$3:.AY$12])" office:value-type="float" office:value="0.82780410742496" calcext:value-type="float">
            <text:p>0,82780410742496</text:p>
          </table:table-cell>
          <table:table-cell table:formula="of:=[Ecarts.AZ5]/MAX([Ecarts.AZ$3:.AZ$12])" office:value-type="float" office:value="0.656903111751458" calcext:value-type="float">
            <text:p>0,656903111751458</text:p>
          </table:table-cell>
          <table:table-cell table:formula="of:=[Ecarts.BA5]/MAX([Ecarts.BA$3:.BA$12])" office:value-type="float" office:value="0.671658986175115" calcext:value-type="float">
            <text:p>0,671658986175115</text:p>
          </table:table-cell>
          <table:table-cell table:formula="of:=[Ecarts.BB5]/MAX([Ecarts.BB$3:.BB$12])" office:value-type="float" office:value="0.706445993031359" calcext:value-type="float">
            <text:p>0,706445993031359</text:p>
          </table:table-cell>
          <table:table-cell table:formula="of:=[Ecarts.BC5]/MAX([Ecarts.BC$3:.BC$12])" office:value-type="float" office:value="0.759146341463415" calcext:value-type="float">
            <text:p>0,759146341463415</text:p>
          </table:table-cell>
          <table:table-cell table:formula="of:=[Ecarts.BD5]/MAX([Ecarts.BD$3:.BD$12])" office:value-type="float" office:value="0.717633928571429" calcext:value-type="float">
            <text:p>0,717633928571429</text:p>
          </table:table-cell>
          <table:table-cell table:formula="of:=[Ecarts.BE5]/MAX([Ecarts.BE$3:.BE$12])" office:value-type="float" office:value="0.669527896995708" calcext:value-type="float">
            <text:p>0,669527896995708</text:p>
          </table:table-cell>
          <table:table-cell table:formula="of:=[Ecarts.BF5]/MAX([Ecarts.BF$3:.BF$12])" office:value-type="float" office:value="0.665322580645161" calcext:value-type="float">
            <text:p>0,665322580645161</text:p>
          </table:table-cell>
          <table:table-cell table:formula="of:=[Ecarts.BG5]/MAX([Ecarts.BG$3:.BG$12])" office:value-type="float" office:value="0.716599190283401" calcext:value-type="float">
            <text:p>0,716599190283401</text:p>
          </table:table-cell>
          <table:table-cell table:formula="of:=[Ecarts.BH5]/MAX([Ecarts.BH$3:.BH$12])" office:value-type="float" office:value="0.62200956937799" calcext:value-type="float">
            <text:p>0,62200956937799</text:p>
          </table:table-cell>
          <table:table-cell table:formula="of:=[Ecarts.BI5]/MAX([Ecarts.BI$3:.BI$12])" office:value-type="float" office:value="0.623567921440262" calcext:value-type="float">
            <text:p>0,623567921440262</text:p>
          </table:table-cell>
          <table:table-cell/>
          <table:table-cell table:formula="of:=[Ecarts.BK5]/MAX([Ecarts.BK$3:.BK$12])" office:value-type="float" office:value="0.673612247565197" calcext:value-type="float">
            <text:p>0,673612247565197</text:p>
          </table:table-cell>
          <table:table-cell/>
          <table:table-cell table:formula="of:=[Ecarts.BM5]/MAX([Ecarts.BM$3:.BM$12])" office:value-type="float" office:value="0.252975292084301" calcext:value-type="float">
            <text:p>0,252975292084301</text:p>
          </table:table-cell>
          <table:table-cell table:formula="of:=[Ecarts.BN5]/MAX([Ecarts.BN$3:.BN$12])" office:value-type="float" office:value="0.393181781504911" calcext:value-type="float">
            <text:p>0,393181781504911</text:p>
          </table:table-cell>
          <table:table-cell table:formula="of:=[Ecarts.BO5]/MAX([Ecarts.BO$3:.BO$12])" office:value-type="float" office:value="0.369987746024187" calcext:value-type="float">
            <text:p>0,369987746024187</text:p>
          </table:table-cell>
          <table:table-cell table:formula="of:=[Ecarts.BP5]/MAX([Ecarts.BP$3:.BP$12])" office:value-type="float" office:value="0.80061134639611" calcext:value-type="float">
            <text:p>0,80061134639611</text:p>
          </table:table-cell>
          <table:table-cell table:formula="of:=[Ecarts.BQ5]/MAX([Ecarts.BQ$3:.BQ$12])" office:value-type="float" office:value="0.687283732072917" calcext:value-type="float">
            <text:p>0,687283732072917</text:p>
          </table:table-cell>
          <table:table-cell table:formula="of:=[Ecarts.BR5]/MAX([Ecarts.BR$3:.BR$12])" office:value-type="float" office:value="0.681154808440134" calcext:value-type="float">
            <text:p>0,68115480844013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25794</text:p>
          </table:table-cell>
          <table:table-cell table:formula="of:=[Ecarts.C6]/MAX([Ecarts.C$3:.C$12])" office:value-type="float" office:value="0.138888888888876" calcext:value-type="float">
            <text:p>0,138888888888876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777779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058823</text:p>
          </table:table-cell>
          <table:table-cell table:formula="of:=[Ecarts.I6]/MAX([Ecarts.I$3:.I$12])" office:value-type="float" office:value="0.0210084033613464" calcext:value-type="float">
            <text:p>0,021008403361347</text:p>
          </table:table-cell>
          <table:table-cell table:formula="of:=[Ecarts.J6]/MAX([Ecarts.J$3:.J$12])" office:value-type="float" office:value="0.291428571428569" calcext:value-type="float">
            <text:p>0,291428571428569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16887</text:p>
          </table:table-cell>
          <table:table-cell table:formula="of:=[Ecarts.M6]/MAX([Ecarts.M$3:.M$12])" office:value-type="float" office:value="0.00566893424036333" calcext:value-type="float">
            <text:p>0,005668934240363</text:p>
          </table:table-cell>
          <table:table-cell table:formula="of:=[Ecarts.N6]/MAX([Ecarts.N$3:.N$12])" office:value-type="float" office:value="0.527310924369745" calcext:value-type="float">
            <text:p>0,527310924369745</text:p>
          </table:table-cell>
          <table:table-cell table:formula="of:=[Ecarts.O6]/MAX([Ecarts.O$3:.O$12])" office:value-type="float" office:value="0.12857142857143" calcext:value-type="float">
            <text:p>0,12857142857143</text:p>
          </table:table-cell>
          <table:table-cell table:formula="of:=[Ecarts.P6]/MAX([Ecarts.P$3:.P$12])" office:value-type="float" office:value="0.0392857142857148" calcext:value-type="float">
            <text:p>0,039285714285715</text:p>
          </table:table-cell>
          <table:table-cell table:formula="of:=[Ecarts.Q6]/MAX([Ecarts.Q$3:.Q$12])" office:value-type="float" office:value="0.239682539682538" calcext:value-type="float">
            <text:p>0,239682539682538</text:p>
          </table:table-cell>
          <table:table-cell table:formula="of:=[Ecarts.R6]/MAX([Ecarts.R$3:.R$12])" office:value-type="float" office:value="0.0835866261398156" calcext:value-type="float">
            <text:p>0,083586626139816</text:p>
          </table:table-cell>
          <table:table-cell table:formula="of:=[Ecarts.S6]/MAX([Ecarts.S$3:.S$12])" office:value-type="float" office:value="0.780075187969924" calcext:value-type="float">
            <text:p>0,780075187969924</text:p>
          </table:table-cell>
          <table:table-cell table:formula="of:=[Ecarts.T6]/MAX([Ecarts.T$3:.T$12])" office:value-type="float" office:value="0.428571428571426" calcext:value-type="float">
            <text:p>0,428571428571426</text:p>
          </table:table-cell>
          <table:table-cell table:formula="of:=[Ecarts.U6]/MAX([Ecarts.U$3:.U$12])" office:value-type="float" office:value="0.508353221957044" calcext:value-type="float">
            <text:p>0,508353221957044</text:p>
          </table:table-cell>
          <table:table-cell table:formula="of:=[Ecarts.V6]/MAX([Ecarts.V$3:.V$12])" office:value-type="float" office:value="0.284011220196352" calcext:value-type="float">
            <text:p>0,28401122019635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755102</text:p>
          </table:table-cell>
          <table:table-cell table:formula="of:=[Ecarts.Y6]/MAX([Ecarts.Y$3:.Y$12])" office:value-type="float" office:value="0.821428571428572" calcext:value-type="float">
            <text:p>0,821428571428572</text:p>
          </table:table-cell>
          <table:table-cell table:formula="of:=[Ecarts.Z6]/MAX([Ecarts.Z$3:.Z$12])" office:value-type="float" office:value="0.0526315789473684" calcext:value-type="float">
            <text:p>0,052631578947369</text:p>
          </table:table-cell>
          <table:table-cell table:formula="of:=[Ecarts.AA6]/MAX([Ecarts.AA$3:.AA$12])" office:value-type="float" office:value="0.141129032258065" calcext:value-type="float">
            <text:p>0,141129032258065</text:p>
          </table:table-cell>
          <table:table-cell table:formula="of:=[Ecarts.AB6]/MAX([Ecarts.AB$3:.AB$12])" office:value-type="float" office:value="0.597222222222222" calcext:value-type="float">
            <text:p>0,597222222222222</text:p>
          </table:table-cell>
          <table:table-cell table:formula="of:=[Ecarts.AC6]/MAX([Ecarts.AC$3:.AC$12])" office:value-type="float" office:value="0.300613496932515" calcext:value-type="float">
            <text:p>0,300613496932515</text:p>
          </table:table-cell>
          <table:table-cell table:formula="of:=[Ecarts.AD6]/MAX([Ecarts.AD$3:.AD$12])" office:value-type="float" office:value="0.072463768115942" calcext:value-type="float">
            <text:p>0,072463768115942</text:p>
          </table:table-cell>
          <table:table-cell table:formula="of:=[Ecarts.AE6]/MAX([Ecarts.AE$3:.AE$12])" office:value-type="float" office:value="0.15948275862069" calcext:value-type="float">
            <text:p>0,15948275862069</text:p>
          </table:table-cell>
          <table:table-cell table:formula="of:=[Ecarts.AF6]/MAX([Ecarts.AF$3:.AF$12])" office:value-type="float" office:value="0.0344403444034118" calcext:value-type="float">
            <text:p>0,034440344403412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677419</text:p>
          </table:table-cell>
          <table:table-cell table:formula="of:=[Ecarts.AJ6]/MAX([Ecarts.AJ$3:.AJ$12])" office:value-type="float" office:value="0.142857142857143" calcext:value-type="float">
            <text:p>0,142857142857143</text:p>
          </table:table-cell>
          <table:table-cell table:formula="of:=[Ecarts.AK6]/MAX([Ecarts.AK$3:.AK$12])" office:value-type="float" office:value="0.642857142857143" calcext:value-type="float">
            <text:p>0,642857142857143</text:p>
          </table:table-cell>
          <table:table-cell table:formula="of:=[Ecarts.AL6]/MAX([Ecarts.AL$3:.AL$12])" office:value-type="float" office:value="0.128205128205128" calcext:value-type="float">
            <text:p>0,128205128205128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666667</text:p>
          </table:table-cell>
          <table:table-cell table:formula="of:=[Ecarts.AO6]/MAX([Ecarts.AO$3:.AO$12])" office:value-type="float" office:value="0.571428571428571" calcext:value-type="float">
            <text:p>0,571428571428571</text:p>
          </table:table-cell>
          <table:table-cell table:formula="of:=[Ecarts.AP6]/MAX([Ecarts.AP$3:.AP$12])" office:value-type="float" office:value="0.793862155674936" calcext:value-type="float">
            <text:p>0,793862155674936</text:p>
          </table:table-cell>
          <table:table-cell table:formula="of:=[Ecarts.AQ6]/MAX([Ecarts.AQ$3:.AQ$12])" office:value-type="float" office:value="0.771844660194175" calcext:value-type="float">
            <text:p>0,771844660194175</text:p>
          </table:table-cell>
          <table:table-cell table:formula="of:=[Ecarts.AR6]/MAX([Ecarts.AR$3:.AR$12])" office:value-type="float" office:value="0.673469387755102" calcext:value-type="float">
            <text:p>0,673469387755102</text:p>
          </table:table-cell>
          <table:table-cell table:formula="of:=[Ecarts.AS6]/MAX([Ecarts.AS$3:.AS$12])" office:value-type="float" office:value="0.539772727272727" calcext:value-type="float">
            <text:p>0,539772727272727</text:p>
          </table:table-cell>
          <table:table-cell table:formula="of:=[Ecarts.AT6]/MAX([Ecarts.AT$3:.AT$12])" office:value-type="float" office:value="0.680555555555555" calcext:value-type="float">
            <text:p>0,680555555555555</text:p>
          </table:table-cell>
          <table:table-cell table:formula="of:=[Ecarts.AU6]/MAX([Ecarts.AU$3:.AU$12])" office:value-type="float" office:value="0.54601226993865" calcext:value-type="float">
            <text:p>0,54601226993865</text:p>
          </table:table-cell>
          <table:table-cell table:formula="of:=[Ecarts.AV6]/MAX([Ecarts.AV$3:.AV$12])" office:value-type="float" office:value="0.425271739130435" calcext:value-type="float">
            <text:p>0,425271739130435</text:p>
          </table:table-cell>
          <table:table-cell table:formula="of:=[Ecarts.AW6]/MAX([Ecarts.AW$3:.AW$12])" office:value-type="float" office:value="0.747093023255814" calcext:value-type="float">
            <text:p>0,747093023255814</text:p>
          </table:table-cell>
          <table:table-cell table:formula="of:=[Ecarts.AX6]/MAX([Ecarts.AX$3:.AX$12])" office:value-type="float" office:value="0.623809523809524" calcext:value-type="float">
            <text:p>0,623809523809524</text:p>
          </table:table-cell>
          <table:table-cell table:formula="of:=[Ecarts.AY6]/MAX([Ecarts.AY$3:.AY$12])" office:value-type="float" office:value="0.639810426540284" calcext:value-type="float">
            <text:p>0,639810426540284</text:p>
          </table:table-cell>
          <table:table-cell table:formula="of:=[Ecarts.AZ6]/MAX([Ecarts.AZ$3:.AZ$12])" office:value-type="float" office:value="0.931200731981982" calcext:value-type="float">
            <text:p>0,931200731981982</text:p>
          </table:table-cell>
          <table:table-cell table:formula="of:=[Ecarts.BA6]/MAX([Ecarts.BA$3:.BA$12])" office:value-type="float" office:value="0.784562211981567" calcext:value-type="float">
            <text:p>0,784562211981567</text:p>
          </table:table-cell>
          <table:table-cell table:formula="of:=[Ecarts.BB6]/MAX([Ecarts.BB$3:.BB$12])" office:value-type="float" office:value="0.767421602787456" calcext:value-type="float">
            <text:p>0,767421602787456</text:p>
          </table:table-cell>
          <table:table-cell table:formula="of:=[Ecarts.BC6]/MAX([Ecarts.BC$3:.BC$12])" office:value-type="float" office:value="0.870934959349593" calcext:value-type="float">
            <text:p>0,870934959349593</text:p>
          </table:table-cell>
          <table:table-cell table:formula="of:=[Ecarts.BD6]/MAX([Ecarts.BD$3:.BD$12])" office:value-type="float" office:value="0.856026785714286" calcext:value-type="float">
            <text:p>0,856026785714286</text:p>
          </table:table-cell>
          <table:table-cell table:formula="of:=[Ecarts.BE6]/MAX([Ecarts.BE$3:.BE$12])" office:value-type="float" office:value="0.665236051502146" calcext:value-type="float">
            <text:p>0,665236051502146</text:p>
          </table:table-cell>
          <table:table-cell table:formula="of:=[Ecarts.BF6]/MAX([Ecarts.BF$3:.BF$12])" office:value-type="float" office:value="0.828629032258065" calcext:value-type="float">
            <text:p>0,828629032258065</text:p>
          </table:table-cell>
          <table:table-cell table:formula="of:=[Ecarts.BG6]/MAX([Ecarts.BG$3:.BG$12])" office:value-type="float" office:value="0.756072874493927" calcext:value-type="float">
            <text:p>0,756072874493927</text:p>
          </table:table-cell>
          <table:table-cell table:formula="of:=[Ecarts.BH6]/MAX([Ecarts.BH$3:.BH$12])" office:value-type="float" office:value="0.826555023923445" calcext:value-type="float">
            <text:p>0,826555023923445</text:p>
          </table:table-cell>
          <table:table-cell table:formula="of:=[Ecarts.BI6]/MAX([Ecarts.BI$3:.BI$12])" office:value-type="float" office:value="0.672667757774141" calcext:value-type="float">
            <text:p>0,672667757774141</text:p>
          </table:table-cell>
          <table:table-cell/>
          <table:table-cell table:formula="of:=[Ecarts.BK6]/MAX([Ecarts.BK$3:.BK$12])" office:value-type="float" office:value="0.642677371656475" calcext:value-type="float">
            <text:p>0,642677371656475</text:p>
          </table:table-cell>
          <table:table-cell/>
          <table:table-cell table:formula="of:=[Ecarts.BM6]/MAX([Ecarts.BM$3:.BM$12])" office:value-type="float" office:value="0.0597164455480392" calcext:value-type="float">
            <text:p>0,059716445548039</text:p>
          </table:table-cell>
          <table:table-cell table:formula="of:=[Ecarts.BN6]/MAX([Ecarts.BN$3:.BN$12])" office:value-type="float" office:value="0.264450818566591" calcext:value-type="float">
            <text:p>0,264450818566591</text:p>
          </table:table-cell>
          <table:table-cell table:formula="of:=[Ecarts.BO6]/MAX([Ecarts.BO$3:.BO$12])" office:value-type="float" office:value="0.267269849546431" calcext:value-type="float">
            <text:p>0,267269849546431</text:p>
          </table:table-cell>
          <table:table-cell table:formula="of:=[Ecarts.BP6]/MAX([Ecarts.BP$3:.BP$12])" office:value-type="float" office:value="0.296201394077257" calcext:value-type="float">
            <text:p>0,296201394077257</text:p>
          </table:table-cell>
          <table:table-cell table:formula="of:=[Ecarts.BQ6]/MAX([Ecarts.BQ$3:.BQ$12])" office:value-type="float" office:value="0.696706960229696" calcext:value-type="float">
            <text:p>0,696706960229696</text:p>
          </table:table-cell>
          <table:table-cell table:formula="of:=[Ecarts.BR6]/MAX([Ecarts.BR$3:.BR$12])" office:value-type="float" office:value="0.791009861703791" calcext:value-type="float">
            <text:p>0,791009861703791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555557</text:p>
          </table:table-cell>
          <table:table-cell table:formula="of:=[Ecarts.F7]/MAX([Ecarts.F$3:.F$12])" office:value-type="float" office:value="0.0515873015873012" calcext:value-type="float">
            <text:p>0,051587301587301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058823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16126</text:p>
          </table:table-cell>
          <table:table-cell table:formula="of:=[Ecarts.M7]/MAX([Ecarts.M$3:.M$12])" office:value-type="float" office:value="0.184807256235827" calcext:value-type="float">
            <text:p>0,184807256235827</text:p>
          </table:table-cell>
          <table:table-cell table:formula="of:=[Ecarts.N7]/MAX([Ecarts.N$3:.N$12])" office:value-type="float" office:value="0.325630252100843" calcext:value-type="float">
            <text:p>0,325630252100843</text:p>
          </table:table-cell>
          <table:table-cell table:formula="of:=[Ecarts.O7]/MAX([Ecarts.O$3:.O$12])" office:value-type="float" office:value="0.0952380952380963" calcext:value-type="float">
            <text:p>0,095238095238096</text:p>
          </table:table-cell>
          <table:table-cell table:formula="of:=[Ecarts.P7]/MAX([Ecarts.P$3:.P$12])" office:value-type="float" office:value="0.0238095238095222" calcext:value-type="float">
            <text:p>0,023809523809522</text:p>
          </table:table-cell>
          <table:table-cell table:formula="of:=[Ecarts.Q7]/MAX([Ecarts.Q$3:.Q$12])" office:value-type="float" office:value="0.115873015873017" calcext:value-type="float">
            <text:p>0,115873015873017</text:p>
          </table:table-cell>
          <table:table-cell table:formula="of:=[Ecarts.R7]/MAX([Ecarts.R$3:.R$12])" office:value-type="float" office:value="0.0303951367781134" calcext:value-type="float">
            <text:p>0,030395136778114</text:p>
          </table:table-cell>
          <table:table-cell table:formula="of:=[Ecarts.S7]/MAX([Ecarts.S$3:.S$12])" office:value-type="float" office:value="0.353383458646614" calcext:value-type="float">
            <text:p>0,353383458646614</text:p>
          </table:table-cell>
          <table:table-cell table:formula="of:=[Ecarts.T7]/MAX([Ecarts.T$3:.T$12])" office:value-type="float" office:value="0.434523809523805" calcext:value-type="float">
            <text:p>0,434523809523805</text:p>
          </table:table-cell>
          <table:table-cell table:formula="of:=[Ecarts.U7]/MAX([Ecarts.U$3:.U$12])" office:value-type="float" office:value="0.439140811455848" calcext:value-type="float">
            <text:p>0,439140811455848</text:p>
          </table:table-cell>
          <table:table-cell table:formula="of:=[Ecarts.V7]/MAX([Ecarts.V$3:.V$12])" office:value-type="float" office:value="0.303646563814867" calcext:value-type="float">
            <text:p>0,303646563814867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897959</text:p>
          </table:table-cell>
          <table:table-cell table:formula="of:=[Ecarts.Y7]/MAX([Ecarts.Y$3:.Y$12])" office:value-type="float" office:value="0.491071428571429" calcext:value-type="float">
            <text:p>0,491071428571429</text:p>
          </table:table-cell>
          <table:table-cell table:formula="of:=[Ecarts.Z7]/MAX([Ecarts.Z$3:.Z$12])" office:value-type="float" office:value="0.149122807017544" calcext:value-type="float">
            <text:p>0,149122807017544</text:p>
          </table:table-cell>
          <table:table-cell table:formula="of:=[Ecarts.AA7]/MAX([Ecarts.AA$3:.AA$12])" office:value-type="float" office:value="0.185483870967742" calcext:value-type="float">
            <text:p>0,185483870967742</text:p>
          </table:table-cell>
          <table:table-cell table:formula="of:=[Ecarts.AB7]/MAX([Ecarts.AB$3:.AB$12])" office:value-type="float" office:value="0.326388888888889" calcext:value-type="float">
            <text:p>0,326388888888889</text:p>
          </table:table-cell>
          <table:table-cell table:formula="of:=[Ecarts.AC7]/MAX([Ecarts.AC$3:.AC$12])" office:value-type="float" office:value="0.398773006134969" calcext:value-type="float">
            <text:p>0,398773006134969</text:p>
          </table:table-cell>
          <table:table-cell table:formula="of:=[Ecarts.AD7]/MAX([Ecarts.AD$3:.AD$12])" office:value-type="float" office:value="0.0833333333333333" calcext:value-type="float">
            <text:p>0,083333333333333</text:p>
          </table:table-cell>
          <table:table-cell table:formula="of:=[Ecarts.AE7]/MAX([Ecarts.AE$3:.AE$12])" office:value-type="float" office:value="0.150862068965517" calcext:value-type="float">
            <text:p>0,150862068965517</text:p>
          </table:table-cell>
          <table:table-cell table:formula="of:=[Ecarts.AF7]/MAX([Ecarts.AF$3:.AF$12])" office:value-type="float" office:value="0.0602706027060053" calcext:value-type="float">
            <text:p>0,060270602706005</text:p>
          </table:table-cell>
          <table:table-cell table:formula="of:=[Ecarts.AG7]/MAX([Ecarts.AG$3:.AG$12])" office:value-type="float" office:value="0.444444444444444" calcext:value-type="float">
            <text:p>0,444444444444444</text:p>
          </table:table-cell>
          <table:table-cell table:formula="of:=[Ecarts.AH7]/MAX([Ecarts.AH$3:.AH$12])" office:value-type="float" office:value="0.333333333333333" calcext:value-type="float">
            <text:p>0,333333333333333</text:p>
          </table:table-cell>
          <table:table-cell table:formula="of:=[Ecarts.AI7]/MAX([Ecarts.AI$3:.AI$12])" office:value-type="float" office:value="0.306451612903226" calcext:value-type="float">
            <text:p>0,306451612903226</text:p>
          </table:table-cell>
          <table:table-cell table:formula="of:=[Ecarts.AJ7]/MAX([Ecarts.AJ$3:.AJ$12])" office:value-type="float" office:value="0.285714285714286" calcext:value-type="float">
            <text:p>0,285714285714286</text:p>
          </table:table-cell>
          <table:table-cell table:formula="of:=[Ecarts.AK7]/MAX([Ecarts.AK$3:.AK$12])" office:value-type="float" office:value="0.642857142857143" calcext:value-type="float">
            <text:p>0,642857142857143</text:p>
          </table:table-cell>
          <table:table-cell table:formula="of:=[Ecarts.AL7]/MAX([Ecarts.AL$3:.AL$12])" office:value-type="float" office:value="0.333333333333333" calcext:value-type="float">
            <text:p>0,333333333333333</text:p>
          </table:table-cell>
          <table:table-cell table:formula="of:=[Ecarts.AM7]/MAX([Ecarts.AM$3:.AM$12])" office:value-type="float" office:value="0.127659574468085" calcext:value-type="float">
            <text:p>0,12765957446808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28572</text:p>
          </table:table-cell>
          <table:table-cell table:formula="of:=[Ecarts.AP7]/MAX([Ecarts.AP$3:.AP$12])" office:value-type="float" office:value="0.918162075665791" calcext:value-type="float">
            <text:p>0,918162075665791</text:p>
          </table:table-cell>
          <table:table-cell table:formula="of:=[Ecarts.AQ7]/MAX([Ecarts.AQ$3:.AQ$12])" office:value-type="float" office:value="0.716828478964401" calcext:value-type="float">
            <text:p>0,716828478964401</text:p>
          </table:table-cell>
          <table:table-cell table:formula="of:=[Ecarts.AR7]/MAX([Ecarts.AR$3:.AR$12])" office:value-type="float" office:value="0.819727891156462" calcext:value-type="float">
            <text:p>0,819727891156462</text:p>
          </table:table-cell>
          <table:table-cell table:formula="of:=[Ecarts.AS7]/MAX([Ecarts.AS$3:.AS$12])" office:value-type="float" office:value="0.525568181818182" calcext:value-type="float">
            <text:p>0,525568181818182</text:p>
          </table:table-cell>
          <table:table-cell table:formula="of:=[Ecarts.AT7]/MAX([Ecarts.AT$3:.AT$12])" office:value-type="float" office:value="0.608333333333333" calcext:value-type="float">
            <text:p>0,608333333333333</text:p>
          </table:table-cell>
          <table:table-cell table:formula="of:=[Ecarts.AU7]/MAX([Ecarts.AU$3:.AU$12])" office:value-type="float" office:value="0.501533742331288" calcext:value-type="float">
            <text:p>0,501533742331288</text:p>
          </table:table-cell>
          <table:table-cell table:formula="of:=[Ecarts.AV7]/MAX([Ecarts.AV$3:.AV$12])" office:value-type="float" office:value="0.486413043478261" calcext:value-type="float">
            <text:p>0,486413043478261</text:p>
          </table:table-cell>
          <table:table-cell table:formula="of:=[Ecarts.AW7]/MAX([Ecarts.AW$3:.AW$12])" office:value-type="float" office:value="0.686046511627907" calcext:value-type="float">
            <text:p>0,686046511627907</text:p>
          </table:table-cell>
          <table:table-cell table:formula="of:=[Ecarts.AX7]/MAX([Ecarts.AX$3:.AX$12])" office:value-type="float" office:value="0.823809523809524" calcext:value-type="float">
            <text:p>0,823809523809524</text:p>
          </table:table-cell>
          <table:table-cell table:formula="of:=[Ecarts.AY7]/MAX([Ecarts.AY$3:.AY$12])" office:value-type="float" office:value="0.663507109004739" calcext:value-type="float">
            <text:p>0,663507109004739</text:p>
          </table:table-cell>
          <table:table-cell table:formula="of:=[Ecarts.AZ7]/MAX([Ecarts.AZ$3:.AZ$12])" office:value-type="float" office:value="0.709107545045046" calcext:value-type="float">
            <text:p>0,709107545045046</text:p>
          </table:table-cell>
          <table:table-cell table:formula="of:=[Ecarts.BA7]/MAX([Ecarts.BA$3:.BA$12])" office:value-type="float" office:value="0.808755760368664" calcext:value-type="float">
            <text:p>0,808755760368664</text:p>
          </table:table-cell>
          <table:table-cell table:formula="of:=[Ecarts.BB7]/MAX([Ecarts.BB$3:.BB$12])" office:value-type="float" office:value="0.609756097560976" calcext:value-type="float">
            <text:p>0,609756097560976</text:p>
          </table:table-cell>
          <table:table-cell table:formula="of:=[Ecarts.BC7]/MAX([Ecarts.BC$3:.BC$12])" office:value-type="float" office:value="0.723577235772358" calcext:value-type="float">
            <text:p>0,723577235772358</text:p>
          </table:table-cell>
          <table:table-cell table:formula="of:=[Ecarts.BD7]/MAX([Ecarts.BD$3:.BD$12])" office:value-type="float" office:value="0.741071428571429" calcext:value-type="float">
            <text:p>0,741071428571429</text:p>
          </table:table-cell>
          <table:table-cell table:formula="of:=[Ecarts.BE7]/MAX([Ecarts.BE$3:.BE$12])" office:value-type="float" office:value="0.678111587982833" calcext:value-type="float">
            <text:p>0,678111587982833</text:p>
          </table:table-cell>
          <table:table-cell table:formula="of:=[Ecarts.BF7]/MAX([Ecarts.BF$3:.BF$12])" office:value-type="float" office:value="0.755040322580645" calcext:value-type="float">
            <text:p>0,755040322580645</text:p>
          </table:table-cell>
          <table:table-cell table:formula="of:=[Ecarts.BG7]/MAX([Ecarts.BG$3:.BG$12])" office:value-type="float" office:value="0.756072874493927" calcext:value-type="float">
            <text:p>0,756072874493927</text:p>
          </table:table-cell>
          <table:table-cell table:formula="of:=[Ecarts.BH7]/MAX([Ecarts.BH$3:.BH$12])" office:value-type="float" office:value="0.757177033492823" calcext:value-type="float">
            <text:p>0,757177033492823</text:p>
          </table:table-cell>
          <table:table-cell table:formula="of:=[Ecarts.BI7]/MAX([Ecarts.BI$3:.BI$12])" office:value-type="float" office:value="0.529459901800327" calcext:value-type="float">
            <text:p>0,529459901800327</text:p>
          </table:table-cell>
          <table:table-cell/>
          <table:table-cell table:formula="of:=[Ecarts.BK7]/MAX([Ecarts.BK$3:.BK$12])" office:value-type="float" office:value="0.600530835836734" calcext:value-type="float">
            <text:p>0,600530835836734</text:p>
          </table:table-cell>
          <table:table-cell/>
          <table:table-cell table:formula="of:=[Ecarts.BM7]/MAX([Ecarts.BM$3:.BM$12])" office:value-type="float" office:value="0.0347094001433148" calcext:value-type="float">
            <text:p>0,034709400143315</text:p>
          </table:table-cell>
          <table:table-cell table:formula="of:=[Ecarts.BN7]/MAX([Ecarts.BN$3:.BN$12])" office:value-type="float" office:value="0.206602030752274" calcext:value-type="float">
            <text:p>0,206602030752274</text:p>
          </table:table-cell>
          <table:table-cell table:formula="of:=[Ecarts.BO7]/MAX([Ecarts.BO$3:.BO$12])" office:value-type="float" office:value="0.264181970070562" calcext:value-type="float">
            <text:p>0,264181970070562</text:p>
          </table:table-cell>
          <table:table-cell table:formula="of:=[Ecarts.BP7]/MAX([Ecarts.BP$3:.BP$12])" office:value-type="float" office:value="0.390113725972175" calcext:value-type="float">
            <text:p>0,390113725972175</text:p>
          </table:table-cell>
          <table:table-cell table:formula="of:=[Ecarts.BQ7]/MAX([Ecarts.BQ$3:.BQ$12])" office:value-type="float" office:value="0.728201892014172" calcext:value-type="float">
            <text:p>0,728201892014172</text:p>
          </table:table-cell>
          <table:table-cell table:formula="of:=[Ecarts.BR7]/MAX([Ecarts.BR$3:.BR$12])" office:value-type="float" office:value="0.698904218580066" calcext:value-type="float">
            <text:p>0,69890421858006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058823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17647</text:p>
          </table:table-cell>
          <table:table-cell table:formula="of:=[Ecarts.O8]/MAX([Ecarts.O$3:.O$12])" office:value-type="float" office:value="0.023809523809526" calcext:value-type="float">
            <text:p>0,023809523809526</text:p>
          </table:table-cell>
          <table:table-cell table:formula="of:=[Ecarts.P8]/MAX([Ecarts.P$3:.P$12])" office:value-type="float" office:value="0.0107142857142852" calcext:value-type="float">
            <text:p>0,010714285714285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654135</text:p>
          </table:table-cell>
          <table:table-cell table:formula="of:=[Ecarts.T8]/MAX([Ecarts.T$3:.T$12])" office:value-type="float" office:value="0.00297619047619454" calcext:value-type="float">
            <text:p>0,002976190476195</text:p>
          </table:table-cell>
          <table:table-cell table:formula="of:=[Ecarts.U8]/MAX([Ecarts.U$3:.U$12])" office:value-type="float" office:value="0.0787589498806696" calcext:value-type="float">
            <text:p>0,07875894988067</text:p>
          </table:table-cell>
          <table:table-cell table:formula="of:=[Ecarts.V8]/MAX([Ecarts.V$3:.V$12])" office:value-type="float" office:value="0.0471598877980381" calcext:value-type="float">
            <text:p>0,04715988779803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10204</text:p>
          </table:table-cell>
          <table:table-cell table:formula="of:=[Ecarts.Y8]/MAX([Ecarts.Y$3:.Y$12])" office:value-type="float" office:value="0.142857142857143" calcext:value-type="float">
            <text:p>0,142857142857143</text:p>
          </table:table-cell>
          <table:table-cell table:formula="of:=[Ecarts.Z8]/MAX([Ecarts.Z$3:.Z$12])" office:value-type="float" office:value="0.0964912280701754" calcext:value-type="float">
            <text:p>0,096491228070176</text:p>
          </table:table-cell>
          <table:table-cell table:formula="of:=[Ecarts.AA8]/MAX([Ecarts.AA$3:.AA$12])" office:value-type="float" office:value="0.0645161290322581" calcext:value-type="float">
            <text:p>0,064516129032258</text:p>
          </table:table-cell>
          <table:table-cell table:formula="of:=[Ecarts.AB8]/MAX([Ecarts.AB$3:.AB$12])" office:value-type="float" office:value="0.0347222222222222" calcext:value-type="float">
            <text:p>0,034722222222222</text:p>
          </table:table-cell>
          <table:table-cell table:formula="of:=[Ecarts.AC8]/MAX([Ecarts.AC$3:.AC$12])" office:value-type="float" office:value="0.0674846625766871" calcext:value-type="float">
            <text:p>0,067484662576687</text:p>
          </table:table-cell>
          <table:table-cell table:formula="of:=[Ecarts.AD8]/MAX([Ecarts.AD$3:.AD$12])" office:value-type="float" office:value="0.036231884057971" calcext:value-type="float">
            <text:p>0,036231884057971</text:p>
          </table:table-cell>
          <table:table-cell table:formula="of:=[Ecarts.AE8]/MAX([Ecarts.AE$3:.AE$12])" office:value-type="float" office:value="0.00862068965517241" calcext:value-type="float">
            <text:p>0,008620689655172</text:p>
          </table:table-cell>
          <table:table-cell table:formula="of:=[Ecarts.AF8]/MAX([Ecarts.AF$3:.AF$12])" office:value-type="float" office:value="0.0123001230012185" calcext:value-type="float">
            <text:p>0,012300123001219</text:p>
          </table:table-cell>
          <table:table-cell table:formula="of:=[Ecarts.AG8]/MAX([Ecarts.AG$3:.AG$12])" office:value-type="float" office:value="0.222222222222222" calcext:value-type="float">
            <text:p>0,222222222222222</text:p>
          </table:table-cell>
          <table:table-cell table:formula="of:=[Ecarts.AH8]/MAX([Ecarts.AH$3:.AH$12])" office:value-type="float" office:value="0.0144927536231884" calcext:value-type="float">
            <text:p>0,014492753623188</text:p>
          </table:table-cell>
          <table:table-cell table:formula="of:=[Ecarts.AI8]/MAX([Ecarts.AI$3:.AI$12])" office:value-type="float" office:value="0.0161290322580645" calcext:value-type="float">
            <text:p>0,016129032258065</text:p>
          </table:table-cell>
          <table:table-cell table:formula="of:=[Ecarts.AJ8]/MAX([Ecarts.AJ$3:.AJ$12])" office:value-type="float" office:value="0.142857142857143" calcext:value-type="float">
            <text:p>0,142857142857143</text:p>
          </table:table-cell>
          <table:table-cell table:formula="of:=[Ecarts.AK8]/MAX([Ecarts.AK$3:.AK$12])" office:value-type="float" office:value="0.214285714285714" calcext:value-type="float">
            <text:p>0,214285714285714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851064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381301</text:p>
          </table:table-cell>
          <table:table-cell table:formula="of:=[Ecarts.AQ8]/MAX([Ecarts.AQ$3:.AQ$12])" office:value-type="float" office:value="0.52588996763754" calcext:value-type="float">
            <text:p>0,52588996763754</text:p>
          </table:table-cell>
          <table:table-cell table:formula="of:=[Ecarts.AR8]/MAX([Ecarts.AR$3:.AR$12])" office:value-type="float" office:value="0.554421768707483" calcext:value-type="float">
            <text:p>0,554421768707483</text:p>
          </table:table-cell>
          <table:table-cell table:formula="of:=[Ecarts.AS8]/MAX([Ecarts.AS$3:.AS$12])" office:value-type="float" office:value="0.244318181818182" calcext:value-type="float">
            <text:p>0,244318181818182</text:p>
          </table:table-cell>
          <table:table-cell table:formula="of:=[Ecarts.AT8]/MAX([Ecarts.AT$3:.AT$12])" office:value-type="float" office:value="0.490277777777778" calcext:value-type="float">
            <text:p>0,490277777777778</text:p>
          </table:table-cell>
          <table:table-cell table:formula="of:=[Ecarts.AU8]/MAX([Ecarts.AU$3:.AU$12])" office:value-type="float" office:value="0.343558282208589" calcext:value-type="float">
            <text:p>0,343558282208589</text:p>
          </table:table-cell>
          <table:table-cell table:formula="of:=[Ecarts.AV8]/MAX([Ecarts.AV$3:.AV$12])" office:value-type="float" office:value="0.326086956521739" calcext:value-type="float">
            <text:p>0,326086956521739</text:p>
          </table:table-cell>
          <table:table-cell table:formula="of:=[Ecarts.AW8]/MAX([Ecarts.AW$3:.AW$12])" office:value-type="float" office:value="0.363372093023256" calcext:value-type="float">
            <text:p>0,363372093023256</text:p>
          </table:table-cell>
          <table:table-cell table:formula="of:=[Ecarts.AX8]/MAX([Ecarts.AX$3:.AX$12])" office:value-type="float" office:value="0.564285714285714" calcext:value-type="float">
            <text:p>0,564285714285714</text:p>
          </table:table-cell>
          <table:table-cell table:formula="of:=[Ecarts.AY8]/MAX([Ecarts.AY$3:.AY$12])" office:value-type="float" office:value="0.481832543443918" calcext:value-type="float">
            <text:p>0,481832543443918</text:p>
          </table:table-cell>
          <table:table-cell table:formula="of:=[Ecarts.AZ8]/MAX([Ecarts.AZ$3:.AZ$12])" office:value-type="float" office:value="0.719242680180181" calcext:value-type="float">
            <text:p>0,719242680180181</text:p>
          </table:table-cell>
          <table:table-cell table:formula="of:=[Ecarts.BA8]/MAX([Ecarts.BA$3:.BA$12])" office:value-type="float" office:value="0.811059907834101" calcext:value-type="float">
            <text:p>0,811059907834101</text:p>
          </table:table-cell>
          <table:table-cell table:formula="of:=[Ecarts.BB8]/MAX([Ecarts.BB$3:.BB$12])" office:value-type="float" office:value="0.678571428571429" calcext:value-type="float">
            <text:p>0,678571428571429</text:p>
          </table:table-cell>
          <table:table-cell table:formula="of:=[Ecarts.BC8]/MAX([Ecarts.BC$3:.BC$12])" office:value-type="float" office:value="0.783536585365854" calcext:value-type="float">
            <text:p>0,783536585365854</text:p>
          </table:table-cell>
          <table:table-cell table:formula="of:=[Ecarts.BD8]/MAX([Ecarts.BD$3:.BD$12])" office:value-type="float" office:value="0.751116071428571" calcext:value-type="float">
            <text:p>0,751116071428571</text:p>
          </table:table-cell>
          <table:table-cell table:formula="of:=[Ecarts.BE8]/MAX([Ecarts.BE$3:.BE$12])" office:value-type="float" office:value="0.783261802575107" calcext:value-type="float">
            <text:p>0,783261802575107</text:p>
          </table:table-cell>
          <table:table-cell table:formula="of:=[Ecarts.BF8]/MAX([Ecarts.BF$3:.BF$12])" office:value-type="float" office:value="0.754032258064516" calcext:value-type="float">
            <text:p>0,754032258064516</text:p>
          </table:table-cell>
          <table:table-cell table:formula="of:=[Ecarts.BG8]/MAX([Ecarts.BG$3:.BG$12])" office:value-type="float" office:value="0.785425101214575" calcext:value-type="float">
            <text:p>0,785425101214575</text:p>
          </table:table-cell>
          <table:table-cell table:formula="of:=[Ecarts.BH8]/MAX([Ecarts.BH$3:.BH$12])" office:value-type="float" office:value="0.758373205741627" calcext:value-type="float">
            <text:p>0,758373205741627</text:p>
          </table:table-cell>
          <table:table-cell table:formula="of:=[Ecarts.BI8]/MAX([Ecarts.BI$3:.BI$12])" office:value-type="float" office:value="0.581833060556465" calcext:value-type="float">
            <text:p>0,581833060556465</text:p>
          </table:table-cell>
          <table:table-cell/>
          <table:table-cell table:formula="of:=[Ecarts.BK8]/MAX([Ecarts.BK$3:.BK$12])" office:value-type="float" office:value="0.481660799643597" calcext:value-type="float">
            <text:p>0,481660799643597</text:p>
          </table:table-cell>
          <table:table-cell/>
          <table:table-cell table:formula="of:=[Ecarts.BM8]/MAX([Ecarts.BM$3:.BM$12])" office:value-type="float" office:value="0.016841302483215" calcext:value-type="float">
            <text:p>0,016841302483215</text:p>
          </table:table-cell>
          <table:table-cell table:formula="of:=[Ecarts.BN8]/MAX([Ecarts.BN$3:.BN$12])" office:value-type="float" office:value="0.0274088501482306" calcext:value-type="float">
            <text:p>0,027408850148231</text:p>
          </table:table-cell>
          <table:table-cell table:formula="of:=[Ecarts.BO8]/MAX([Ecarts.BO$3:.BO$12])" office:value-type="float" office:value="0.0671544843355737" calcext:value-type="float">
            <text:p>0,067154484335574</text:p>
          </table:table-cell>
          <table:table-cell table:formula="of:=[Ecarts.BP8]/MAX([Ecarts.BP$3:.BP$12])" office:value-type="float" office:value="0.122546258307079" calcext:value-type="float">
            <text:p>0,122546258307079</text:p>
          </table:table-cell>
          <table:table-cell table:formula="of:=[Ecarts.BQ8]/MAX([Ecarts.BQ$3:.BQ$12])" office:value-type="float" office:value="0.493449815676839" calcext:value-type="float">
            <text:p>0,493449815676839</text:p>
          </table:table-cell>
          <table:table-cell table:formula="of:=[Ecarts.BR8]/MAX([Ecarts.BR$3:.BR$12])" office:value-type="float" office:value="0.734736661924196" calcext:value-type="float">
            <text:p>0,734736661924196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258078</text:p>
          </table:table-cell>
          <table:table-cell table:formula="of:=[Ecarts.C9]/MAX([Ecarts.C$3:.C$12])" office:value-type="float" office:value="0.0740740740740572" calcext:value-type="float">
            <text:p>0,074074074074057</text:p>
          </table:table-cell>
          <table:table-cell table:formula="of:=[Ecarts.D9]/MAX([Ecarts.D$3:.D$12])" office:value-type="float" office:value="0.290123456790126" calcext:value-type="float">
            <text:p>0,290123456790126</text:p>
          </table:table-cell>
          <table:table-cell table:formula="of:=[Ecarts.E9]/MAX([Ecarts.E$3:.E$12])" office:value-type="float" office:value="0.472222222222221" calcext:value-type="float">
            <text:p>0,472222222222221</text:p>
          </table:table-cell>
          <table:table-cell table:formula="of:=[Ecarts.F9]/MAX([Ecarts.F$3:.F$12])" office:value-type="float" office:value="0.204761904761904" calcext:value-type="float">
            <text:p>0,204761904761904</text:p>
          </table:table-cell>
          <table:table-cell table:formula="of:=[Ecarts.G9]/MAX([Ecarts.G$3:.G$12])" office:value-type="float" office:value="0.421182266009854" calcext:value-type="float">
            <text:p>0,421182266009854</text:p>
          </table:table-cell>
          <table:table-cell table:formula="of:=[Ecarts.H9]/MAX([Ecarts.H$3:.H$12])" office:value-type="float" office:value="0.483193277310928" calcext:value-type="float">
            <text:p>0,483193277310928</text:p>
          </table:table-cell>
          <table:table-cell table:formula="of:=[Ecarts.I9]/MAX([Ecarts.I$3:.I$12])" office:value-type="float" office:value="0.163865546218484" calcext:value-type="float">
            <text:p>0,163865546218484</text:p>
          </table:table-cell>
          <table:table-cell table:formula="of:=[Ecarts.J9]/MAX([Ecarts.J$3:.J$12])" office:value-type="float" office:value="0.677142857142853" calcext:value-type="float">
            <text:p>0,677142857142853</text:p>
          </table:table-cell>
          <table:table-cell table:formula="of:=[Ecarts.K9]/MAX([Ecarts.K$3:.K$12])" office:value-type="float" office:value="0.215946843853819" calcext:value-type="float">
            <text:p>0,215946843853819</text:p>
          </table:table-cell>
          <table:table-cell table:formula="of:=[Ecarts.L9]/MAX([Ecarts.L$3:.L$12])" office:value-type="float" office:value="0.575664136622389" calcext:value-type="float">
            <text:p>0,575664136622389</text:p>
          </table:table-cell>
          <table:table-cell table:formula="of:=[Ecarts.M9]/MAX([Ecarts.M$3:.M$12])" office:value-type="float" office:value="0.519274376417235" calcext:value-type="float">
            <text:p>0,519274376417235</text:p>
          </table:table-cell>
          <table:table-cell table:formula="of:=[Ecarts.N9]/MAX([Ecarts.N$3:.N$12])" office:value-type="float" office:value="0.827731092436974" calcext:value-type="float">
            <text:p>0,827731092436974</text:p>
          </table:table-cell>
          <table:table-cell table:formula="of:=[Ecarts.O9]/MAX([Ecarts.O$3:.O$12])" office:value-type="float" office:value="0.597619047619044" calcext:value-type="float">
            <text:p>0,597619047619044</text:p>
          </table:table-cell>
          <table:table-cell table:formula="of:=[Ecarts.P9]/MAX([Ecarts.P$3:.P$12])" office:value-type="float" office:value="0.32142857142857" calcext:value-type="float">
            <text:p>0,32142857142857</text:p>
          </table:table-cell>
          <table:table-cell table:formula="of:=[Ecarts.Q9]/MAX([Ecarts.Q$3:.Q$12])" office:value-type="float" office:value="0.56825396825397" calcext:value-type="float">
            <text:p>0,56825396825397</text:p>
          </table:table-cell>
          <table:table-cell table:formula="of:=[Ecarts.R9]/MAX([Ecarts.R$3:.R$12])" office:value-type="float" office:value="0.454407294832827" calcext:value-type="float">
            <text:p>0,454407294832827</text:p>
          </table:table-cell>
          <table:table-cell table:formula="of:=[Ecarts.S9]/MAX([Ecarts.S$3:.S$12])" office:value-type="float" office:value="0.761278195488719" calcext:value-type="float">
            <text:p>0,761278195488719</text:p>
          </table:table-cell>
          <table:table-cell table:formula="of:=[Ecarts.T9]/MAX([Ecarts.T$3:.T$12])" office:value-type="float" office:value="0.991071428571426" calcext:value-type="float">
            <text:p>0,99107142857142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450212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48979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12281</text:p>
          </table:table-cell>
          <table:table-cell table:formula="of:=[Ecarts.AA9]/MAX([Ecarts.AA$3:.AA$12])" office:value-type="float" office:value="0.350806451612903" calcext:value-type="float">
            <text:p>0,350806451612903</text:p>
          </table:table-cell>
          <table:table-cell table:formula="of:=[Ecarts.AB9]/MAX([Ecarts.AB$3:.AB$12])" office:value-type="float" office:value="0.895833333333333" calcext:value-type="float">
            <text:p>0,895833333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463768</text:p>
          </table:table-cell>
          <table:table-cell table:formula="of:=[Ecarts.AE9]/MAX([Ecarts.AE$3:.AE$12])" office:value-type="float" office:value="0.599137931034483" calcext:value-type="float">
            <text:p>0,599137931034483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07246</text:p>
          </table:table-cell>
          <table:table-cell table:formula="of:=[Ecarts.AI9]/MAX([Ecarts.AI$3:.AI$12])" office:value-type="float" office:value="0.475806451612903" calcext:value-type="float">
            <text:p>0,475806451612903</text:p>
          </table:table-cell>
          <table:table-cell table:formula="of:=[Ecarts.AJ9]/MAX([Ecarts.AJ$3:.AJ$12])" office:value-type="float" office:value="0.571428571428571" calcext:value-type="float">
            <text:p>0,571428571428571</text:p>
          </table:table-cell>
          <table:table-cell table:formula="of:=[Ecarts.AK9]/MAX([Ecarts.AK$3:.AK$12])" office:value-type="float" office:value="0.857142857142857" calcext:value-type="float">
            <text:p>0,857142857142857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6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3939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454545</text:p>
          </table:table-cell>
          <table:table-cell table:formula="of:=[Ecarts.AT9]/MAX([Ecarts.AT$3:.AT$12])" office:value-type="float" office:value="0.820833333333333" calcext:value-type="float">
            <text:p>0,820833333333333</text:p>
          </table:table-cell>
          <table:table-cell table:formula="of:=[Ecarts.AU9]/MAX([Ecarts.AU$3:.AU$12])" office:value-type="float" office:value="0.719325153374233" calcext:value-type="float">
            <text:p>0,719325153374233</text:p>
          </table:table-cell>
          <table:table-cell table:formula="of:=[Ecarts.AV9]/MAX([Ecarts.AV$3:.AV$12])" office:value-type="float" office:value="0.86820652173913" calcext:value-type="float">
            <text:p>0,86820652173913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467615</text:p>
          </table:table-cell>
          <table:table-cell table:formula="of:=[Ecarts.AZ9]/MAX([Ecarts.AZ$3:.AZ$12])" office:value-type="float" office:value="0.932362049549549" calcext:value-type="float">
            <text:p>0,932362049549549</text:p>
          </table:table-cell>
          <table:table-cell table:formula="of:=[Ecarts.BA9]/MAX([Ecarts.BA$3:.BA$12])" office:value-type="float" office:value="0.98963133640553" calcext:value-type="float">
            <text:p>0,98963133640553</text:p>
          </table:table-cell>
          <table:table-cell table:formula="of:=[Ecarts.BB9]/MAX([Ecarts.BB$3:.BB$12])" office:value-type="float" office:value="0.915505226480836" calcext:value-type="float">
            <text:p>0,915505226480836</text:p>
          </table:table-cell>
          <table:table-cell table:formula="of:=[Ecarts.BC9]/MAX([Ecarts.BC$3:.BC$12])" office:value-type="float" office:value="0.884146341463415" calcext:value-type="float">
            <text:p>0,884146341463415</text:p>
          </table:table-cell>
          <table:table-cell table:formula="of:=[Ecarts.BD9]/MAX([Ecarts.BD$3:.BD$12])" office:value-type="float" office:value="0.993303571428571" calcext:value-type="float">
            <text:p>0,993303571428571</text:p>
          </table:table-cell>
          <table:table-cell table:formula="of:=[Ecarts.BE9]/MAX([Ecarts.BE$3:.BE$12])" office:value-type="float" office:value="0.88412017167382" calcext:value-type="float">
            <text:p>0,88412017167382</text:p>
          </table:table-cell>
          <table:table-cell table:formula="of:=[Ecarts.BF9]/MAX([Ecarts.BF$3:.BF$12])" office:value-type="float" office:value="0.991935483870968" calcext:value-type="float">
            <text:p>0,991935483870968</text:p>
          </table:table-cell>
          <table:table-cell table:formula="of:=[Ecarts.BG9]/MAX([Ecarts.BG$3:.BG$12])" office:value-type="float" office:value="0.92004048582996" calcext:value-type="float">
            <text:p>0,92004048582996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29787</text:p>
          </table:table-cell>
          <table:table-cell/>
          <table:table-cell table:formula="of:=[Ecarts.BK9]/MAX([Ecarts.BK$3:.BK$12])" office:value-type="float" office:value="0.968145643045937" calcext:value-type="float">
            <text:p>0,968145643045937</text:p>
          </table:table-cell>
          <table:table-cell/>
          <table:table-cell table:formula="of:=[Ecarts.BM9]/MAX([Ecarts.BM$3:.BM$12])" office:value-type="float" office:value="0.327087985939728" calcext:value-type="float">
            <text:p>0,327087985939728</text:p>
          </table:table-cell>
          <table:table-cell table:formula="of:=[Ecarts.BN9]/MAX([Ecarts.BN$3:.BN$12])" office:value-type="float" office:value="0.649168923585147" calcext:value-type="float">
            <text:p>0,649168923585147</text:p>
          </table:table-cell>
          <table:table-cell table:formula="of:=[Ecarts.BO9]/MAX([Ecarts.BO$3:.BO$12])" office:value-type="float" office:value="0.735229059426846" calcext:value-type="float">
            <text:p>0,735229059426846</text:p>
          </table:table-cell>
          <table:table-cell table:formula="of:=[Ecarts.BP9]/MAX([Ecarts.BP$3:.BP$12])" office:value-type="float" office:value="1" calcext:value-type="float">
            <text:p>1</text:p>
          </table:table-cell>
          <table:table-cell table:formula="of:=[Ecarts.BQ9]/MAX([Ecarts.BQ$3:.BQ$12])" office:value-type="float" office:value="0.984175974247554" calcext:value-type="float">
            <text:p>0,984175974247554</text:p>
          </table:table-cell>
          <table:table-cell table:formula="of:=[Ecarts.BR9]/MAX([Ecarts.BR$3:.BR$12])" office:value-type="float" office:value="0.911207908845991" calcext:value-type="float">
            <text:p>0,911207908845991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29412</text:p>
          </table:table-cell>
          <table:table-cell table:formula="of:=[Ecarts.M10]/MAX([Ecarts.M$3:.M$12])" office:value-type="float" office:value="0.634920634920635" calcext:value-type="float">
            <text:p>0,634920634920635</text:p>
          </table:table-cell>
          <table:table-cell table:formula="of:=[Ecarts.N10]/MAX([Ecarts.N$3:.N$12])" office:value-type="float" office:value="0.676470588235294" calcext:value-type="float">
            <text:p>0,676470588235294</text:p>
          </table:table-cell>
          <table:table-cell table:formula="of:=[Ecarts.O10]/MAX([Ecarts.O$3:.O$12])" office:value-type="float" office:value="0.966666666666667" calcext:value-type="float">
            <text:p>0,966666666666667</text:p>
          </table:table-cell>
          <table:table-cell table:formula="of:=[Ecarts.P10]/MAX([Ecarts.P$3:.P$12])" office:value-type="float" office:value="0.783333333333333" calcext:value-type="float">
            <text:p>0,7833333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666667</text:p>
          </table:table-cell>
          <table:table-cell table:formula="of:=[Ecarts.U10]/MAX([Ecarts.U$3:.U$12])" office:value-type="float" office:value="0.96897374701671" calcext:value-type="float">
            <text:p>0,96897374701671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36735</text:p>
          </table:table-cell>
          <table:table-cell table:formula="of:=[Ecarts.Y10]/MAX([Ecarts.Y$3:.Y$12])" office:value-type="float" office:value="0.892857142857143" calcext:value-type="float">
            <text:p>0,892857142857143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888889</text:p>
          </table:table-cell>
          <table:table-cell table:formula="of:=[Ecarts.AC10]/MAX([Ecarts.AC$3:.AC$12])" office:value-type="float" office:value="0.834355828220859" calcext:value-type="float">
            <text:p>0,834355828220859</text:p>
          </table:table-cell>
          <table:table-cell table:formula="of:=[Ecarts.AD10]/MAX([Ecarts.AD$3:.AD$12])" office:value-type="float" office:value="0.768115942028985" calcext:value-type="float">
            <text:p>0,768115942028985</text:p>
          </table:table-cell>
          <table:table-cell table:formula="of:=[Ecarts.AE10]/MAX([Ecarts.AE$3:.AE$12])" office:value-type="float" office:value="0.931034482758621" calcext:value-type="float">
            <text:p>0,931034482758621</text:p>
          </table:table-cell>
          <table:table-cell table:formula="of:=[Ecarts.AF10]/MAX([Ecarts.AF$3:.AF$12])" office:value-type="float" office:value="0.76260762607624" calcext:value-type="float">
            <text:p>0,76260762607624</text:p>
          </table:table-cell>
          <table:table-cell table:formula="of:=[Ecarts.AG10]/MAX([Ecarts.AG$3:.AG$12])" office:value-type="float" office:value="0.444444444444444" calcext:value-type="float">
            <text:p>0,444444444444444</text:p>
          </table:table-cell>
          <table:table-cell table:formula="of:=[Ecarts.AH10]/MAX([Ecarts.AH$3:.AH$12])" office:value-type="float" office:value="0.521739130434783" calcext:value-type="float">
            <text:p>0,521739130434783</text:p>
          </table:table-cell>
          <table:table-cell table:formula="of:=[Ecarts.AI10]/MAX([Ecarts.AI$3:.AI$12])" office:value-type="float" office:value="0.645161290322581" calcext:value-type="float">
            <text:p>0,645161290322581</text:p>
          </table:table-cell>
          <table:table-cell table:formula="of:=[Ecarts.AJ10]/MAX([Ecarts.AJ$3:.AJ$12])" office:value-type="float" office:value="0.285714285714286" calcext:value-type="float">
            <text:p>0,285714285714286</text:p>
          </table:table-cell>
          <table:table-cell table:formula="of:=[Ecarts.AK10]/MAX([Ecarts.AK$3:.AK$12])" office:value-type="float" office:value="0.714285714285714" calcext:value-type="float">
            <text:p>0,714285714285714</text:p>
          </table:table-cell>
          <table:table-cell table:formula="of:=[Ecarts.AL10]/MAX([Ecarts.AL$3:.AL$12])" office:value-type="float" office:value="0.683760683760684" calcext:value-type="float">
            <text:p>0,683760683760684</text:p>
          </table:table-cell>
          <table:table-cell table:formula="of:=[Ecarts.AM10]/MAX([Ecarts.AM$3:.AM$12])" office:value-type="float" office:value="0.127659574468085" calcext:value-type="float">
            <text:p>0,127659574468085</text:p>
          </table:table-cell>
          <table:table-cell table:formula="of:=[Ecarts.AN10]/MAX([Ecarts.AN$3:.AN$12])" office:value-type="float" office:value="0.916666666666667" calcext:value-type="float">
            <text:p>0,9166666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48109</text:p>
          </table:table-cell>
          <table:table-cell table:formula="of:=[Ecarts.AQ10]/MAX([Ecarts.AQ$3:.AQ$12])" office:value-type="float" office:value="0.841423948220065" calcext:value-type="float">
            <text:p>0,841423948220065</text:p>
          </table:table-cell>
          <table:table-cell table:formula="of:=[Ecarts.AR10]/MAX([Ecarts.AR$3:.AR$12])" office:value-type="float" office:value="0.741496598639456" calcext:value-type="float">
            <text:p>0,741496598639456</text:p>
          </table:table-cell>
          <table:table-cell table:formula="of:=[Ecarts.AS10]/MAX([Ecarts.AS$3:.AS$12])" office:value-type="float" office:value="0.193181818181818" calcext:value-type="float">
            <text:p>0,193181818181818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790698</text:p>
          </table:table-cell>
          <table:table-cell table:formula="of:=[Ecarts.AX10]/MAX([Ecarts.AX$3:.AX$12])" office:value-type="float" office:value="0.933333333333333" calcext:value-type="float">
            <text:p>0,933333333333333</text:p>
          </table:table-cell>
          <table:table-cell table:formula="of:=[Ecarts.AY10]/MAX([Ecarts.AY$3:.AY$12])" office:value-type="float" office:value="0.878357030015798" calcext:value-type="float">
            <text:p>0,878357030015798</text:p>
          </table:table-cell>
          <table:table-cell table:formula="of:=[Ecarts.AZ10]/MAX([Ecarts.AZ$3:.AZ$12])" office:value-type="float" office:value="0.584740990990991" calcext:value-type="float">
            <text:p>0,584740990990991</text:p>
          </table:table-cell>
          <table:table-cell table:formula="of:=[Ecarts.BA10]/MAX([Ecarts.BA$3:.BA$12])" office:value-type="float" office:value="0.815668202764977" calcext:value-type="float">
            <text:p>0,815668202764977</text:p>
          </table:table-cell>
          <table:table-cell table:formula="of:=[Ecarts.BB10]/MAX([Ecarts.BB$3:.BB$12])" office:value-type="float" office:value="0.724738675958188" calcext:value-type="float">
            <text:p>0,724738675958188</text:p>
          </table:table-cell>
          <table:table-cell table:formula="of:=[Ecarts.BC10]/MAX([Ecarts.BC$3:.BC$12])" office:value-type="float" office:value="0.845528455284553" calcext:value-type="float">
            <text:p>0,845528455284553</text:p>
          </table:table-cell>
          <table:table-cell table:formula="of:=[Ecarts.BD10]/MAX([Ecarts.BD$3:.BD$12])" office:value-type="float" office:value="0.553571428571429" calcext:value-type="float">
            <text:p>0,553571428571429</text:p>
          </table:table-cell>
          <table:table-cell table:formula="of:=[Ecarts.BE10]/MAX([Ecarts.BE$3:.BE$12])" office:value-type="float" office:value="0.643776824034335" calcext:value-type="float">
            <text:p>0,643776824034335</text:p>
          </table:table-cell>
          <table:table-cell table:formula="of:=[Ecarts.BF10]/MAX([Ecarts.BF$3:.BF$12])" office:value-type="float" office:value="0.790322580645161" calcext:value-type="float">
            <text:p>0,790322580645161</text:p>
          </table:table-cell>
          <table:table-cell table:formula="of:=[Ecarts.BG10]/MAX([Ecarts.BG$3:.BG$12])" office:value-type="float" office:value="0.732793522267207" calcext:value-type="float">
            <text:p>0,732793522267207</text:p>
          </table:table-cell>
          <table:table-cell table:formula="of:=[Ecarts.BH10]/MAX([Ecarts.BH$3:.BH$12])" office:value-type="float" office:value="0.665071770334928" calcext:value-type="float">
            <text:p>0,665071770334928</text:p>
          </table:table-cell>
          <table:table-cell table:formula="of:=[Ecarts.BI10]/MAX([Ecarts.BI$3:.BI$12])" office:value-type="float" office:value="0.638297872340426" calcext:value-type="float">
            <text:p>0,638297872340426</text:p>
          </table:table-cell>
          <table:table-cell/>
          <table:table-cell table:formula="of:=[Ecarts.BK10]/MAX([Ecarts.BK$3:.BK$12])" office:value-type="float" office:value="1" calcext:value-type="float">
            <text:p>1</text:p>
          </table:table-cell>
          <table:table-cell/>
          <table:table-cell table:formula="of:=[Ecarts.BM10]/MAX([Ecarts.BM$3:.BM$12])" office:value-type="float" office:value="1" calcext:value-type="float">
            <text:p>1</text:p>
          </table:table-cell>
          <table:table-cell table:formula="of:=[Ecarts.BN10]/MAX([Ecarts.BN$3:.BN$12])" office:value-type="float" office:value="0.895149946611529" calcext:value-type="float">
            <text:p>0,895149946611529</text:p>
          </table:table-cell>
          <table:table-cell table:formula="of:=[Ecarts.BO10]/MAX([Ecarts.BO$3:.BO$12])" office:value-type="float" office:value="0.827471318800553" calcext:value-type="float">
            <text:p>0,827471318800553</text:p>
          </table:table-cell>
          <table:table-cell table:formula="of:=[Ecarts.BP10]/MAX([Ecarts.BP$3:.BP$12])" office:value-type="float" office:value="0.754962425752181" calcext:value-type="float">
            <text:p>0,754962425752181</text:p>
          </table:table-cell>
          <table:table-cell table:formula="of:=[Ecarts.BQ10]/MAX([Ecarts.BQ$3:.BQ$12])" office:value-type="float" office:value="0.884477163919001" calcext:value-type="float">
            <text:p>0,884477163919001</text:p>
          </table:table-cell>
          <table:table-cell table:formula="of:=[Ecarts.BR10]/MAX([Ecarts.BR$3:.BR$12])" office:value-type="float" office:value="0.700171883617105" calcext:value-type="float">
            <text:p>0,700171883617105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44444</text:p>
          </table:table-cell>
          <table:table-cell table:formula="of:=[Ecarts.R11]/MAX([Ecarts.R$3:.R$12])" office:value-type="float" office:value="0.893617021276596" calcext:value-type="float">
            <text:p>0,893617021276596</text:p>
          </table:table-cell>
          <table:table-cell table:formula="of:=[Ecarts.S11]/MAX([Ecarts.S$3:.S$12])" office:value-type="float" office:value="0.894736842105263" calcext:value-type="float">
            <text:p>0,894736842105263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01671</text:p>
          </table:table-cell>
          <table:table-cell table:formula="of:=[Ecarts.V11]/MAX([Ecarts.V$3:.V$12])" office:value-type="float" office:value="0.782608695652174" calcext:value-type="float">
            <text:p>0,782608695652174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857143</text:p>
          </table:table-cell>
          <table:table-cell table:formula="of:=[Ecarts.Z11]/MAX([Ecarts.Z$3:.Z$12])" office:value-type="float" office:value="0.578947368421053" calcext:value-type="float">
            <text:p>0,578947368421053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19632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07624</text:p>
          </table:table-cell>
          <table:table-cell table:formula="of:=[Ecarts.AG11]/MAX([Ecarts.AG$3:.AG$12])" office:value-type="float" office:value="0.444444444444444" calcext:value-type="float">
            <text:p>0,44444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14286</text:p>
          </table:table-cell>
          <table:table-cell table:formula="of:=[Ecarts.AK11]/MAX([Ecarts.AK$3:.AK$12])" office:value-type="float" office:value="0.285714285714286" calcext:value-type="float">
            <text:p>0,285714285714286</text:p>
          </table:table-cell>
          <table:table-cell table:formula="of:=[Ecarts.AL11]/MAX([Ecarts.AL$3:.AL$12])" office:value-type="float" office:value="0.376068376068376" calcext:value-type="float">
            <text:p>0,376068376068376</text:p>
          </table:table-cell>
          <table:table-cell table:formula="of:=[Ecarts.AM11]/MAX([Ecarts.AM$3:.AM$12])" office:value-type="float" office:value="0.127659574468085" calcext:value-type="float">
            <text:p>0,12765957446808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290091</text:p>
          </table:table-cell>
          <table:table-cell table:formula="of:=[Ecarts.AQ11]/MAX([Ecarts.AQ$3:.AQ$12])" office:value-type="float" office:value="0.446601941747573" calcext:value-type="float">
            <text:p>0,446601941747573</text:p>
          </table:table-cell>
          <table:table-cell table:formula="of:=[Ecarts.AR11]/MAX([Ecarts.AR$3:.AR$12])" office:value-type="float" office:value="0.829931972789116" calcext:value-type="float">
            <text:p>0,829931972789116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777778</text:p>
          </table:table-cell>
          <table:table-cell table:formula="of:=[Ecarts.AU11]/MAX([Ecarts.AU$3:.AU$12])" office:value-type="float" office:value="0.975460122699387" calcext:value-type="float">
            <text:p>0,975460122699387</text:p>
          </table:table-cell>
          <table:table-cell table:formula="of:=[Ecarts.AV11]/MAX([Ecarts.AV$3:.AV$12])" office:value-type="float" office:value="0.483695652173913" calcext:value-type="float">
            <text:p>0,483695652173913</text:p>
          </table:table-cell>
          <table:table-cell table:formula="of:=[Ecarts.AW11]/MAX([Ecarts.AW$3:.AW$12])" office:value-type="float" office:value="0.593023255813954" calcext:value-type="float">
            <text:p>0,593023255813954</text:p>
          </table:table-cell>
          <table:table-cell table:formula="of:=[Ecarts.AX11]/MAX([Ecarts.AX$3:.AX$12])" office:value-type="float" office:value="0.933333333333333" calcext:value-type="float">
            <text:p>0,933333333333333</text:p>
          </table:table-cell>
          <table:table-cell table:formula="of:=[Ecarts.AY11]/MAX([Ecarts.AY$3:.AY$12])" office:value-type="float" office:value="0.954186413902054" calcext:value-type="float">
            <text:p>0,954186413902054</text:p>
          </table:table-cell>
          <table:table-cell table:formula="of:=[Ecarts.AZ11]/MAX([Ecarts.AZ$3:.AZ$12])" office:value-type="float" office:value="0.667652027027027" calcext:value-type="float">
            <text:p>0,667652027027027</text:p>
          </table:table-cell>
          <table:table-cell table:formula="of:=[Ecarts.BA11]/MAX([Ecarts.BA$3:.BA$12])" office:value-type="float" office:value="0.56221198156682" calcext:value-type="float">
            <text:p>0,56221198156682</text:p>
          </table:table-cell>
          <table:table-cell table:formula="of:=[Ecarts.BB11]/MAX([Ecarts.BB$3:.BB$12])" office:value-type="float" office:value="0.547038327526132" calcext:value-type="float">
            <text:p>0,547038327526132</text:p>
          </table:table-cell>
          <table:table-cell table:formula="of:=[Ecarts.BC11]/MAX([Ecarts.BC$3:.BC$12])" office:value-type="float" office:value="0.906504065040651" calcext:value-type="float">
            <text:p>0,906504065040651</text:p>
          </table:table-cell>
          <table:table-cell table:formula="of:=[Ecarts.BD11]/MAX([Ecarts.BD$3:.BD$12])" office:value-type="float" office:value="0.660714285714286" calcext:value-type="float">
            <text:p>0,660714285714286</text:p>
          </table:table-cell>
          <table:table-cell table:formula="of:=[Ecarts.BE11]/MAX([Ecarts.BE$3:.BE$12])" office:value-type="float" office:value="0.802575107296137" calcext:value-type="float">
            <text:p>0,802575107296137</text:p>
          </table:table-cell>
          <table:table-cell table:formula="of:=[Ecarts.BF11]/MAX([Ecarts.BF$3:.BF$12])" office:value-type="float" office:value="0.733870967741936" calcext:value-type="float">
            <text:p>0,733870967741936</text:p>
          </table:table-cell>
          <table:table-cell table:formula="of:=[Ecarts.BG11]/MAX([Ecarts.BG$3:.BG$12])" office:value-type="float" office:value="0.668016194331984" calcext:value-type="float">
            <text:p>0,668016194331984</text:p>
          </table:table-cell>
          <table:table-cell table:formula="of:=[Ecarts.BH11]/MAX([Ecarts.BH$3:.BH$12])" office:value-type="float" office:value="0.617224880382775" calcext:value-type="float">
            <text:p>0,617224880382775</text:p>
          </table:table-cell>
          <table:table-cell table:formula="of:=[Ecarts.BI11]/MAX([Ecarts.BI$3:.BI$12])" office:value-type="float" office:value="0.746317512274959" calcext:value-type="float">
            <text:p>0,746317512274959</text:p>
          </table:table-cell>
          <table:table-cell/>
          <table:table-cell table:formula="of:=[Ecarts.BK11]/MAX([Ecarts.BK$3:.BK$12])" office:value-type="float" office:value="0.956380716668528" calcext:value-type="float">
            <text:p>0,956380716668528</text:p>
          </table:table-cell>
          <table:table-cell/>
          <table:table-cell table:formula="of:=[Ecarts.BM11]/MAX([Ecarts.BM$3:.BM$12])" office:value-type="float" office:value="0.806318427610756" calcext:value-type="float">
            <text:p>0,806318427610756</text:p>
          </table:table-cell>
          <table:table-cell table:formula="of:=[Ecarts.BN11]/MAX([Ecarts.BN$3:.BN$12])" office:value-type="float" office:value="1" calcext:value-type="float">
            <text:p>1</text:p>
          </table:table-cell>
          <table:table-cell table:formula="of:=[Ecarts.BO11]/MAX([Ecarts.BO$3:.BO$12])" office:value-type="float" office:value="1" calcext:value-type="float">
            <text:p>1</text:p>
          </table:table-cell>
          <table:table-cell table:formula="of:=[Ecarts.BP11]/MAX([Ecarts.BP$3:.BP$12])" office:value-type="float" office:value="0.566708817998356" calcext:value-type="float">
            <text:p>0,566708817998356</text:p>
          </table:table-cell>
          <table:table-cell table:formula="of:=[Ecarts.BQ11]/MAX([Ecarts.BQ$3:.BQ$12])" office:value-type="float" office:value="0.731343495717331" calcext:value-type="float">
            <text:p>0,731343495717331</text:p>
          </table:table-cell>
          <table:table-cell table:formula="of:=[Ecarts.BR11]/MAX([Ecarts.BR$3:.BR$12])" office:value-type="float" office:value="0.692289016883619" calcext:value-type="float">
            <text:p>0,69228901688361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058823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45656</text:p>
          </table:table-cell>
          <table:table-cell table:formula="of:=[Ecarts.M12]/MAX([Ecarts.M$3:.M$12])" office:value-type="float" office:value="0.0510204081632663" calcext:value-type="float">
            <text:p>0,051020408163266</text:p>
          </table:table-cell>
          <table:table-cell table:formula="of:=[Ecarts.N12]/MAX([Ecarts.N$3:.N$12])" office:value-type="float" office:value="0.199579831932771" calcext:value-type="float">
            <text:p>0,199579831932771</text:p>
          </table:table-cell>
          <table:table-cell table:formula="of:=[Ecarts.O12]/MAX([Ecarts.O$3:.O$12])" office:value-type="float" office:value="0.0547619047619037" calcext:value-type="float">
            <text:p>0,054761904761904</text:p>
          </table:table-cell>
          <table:table-cell table:formula="of:=[Ecarts.P12]/MAX([Ecarts.P$3:.P$12])" office:value-type="float" office:value="0.0297619047619037" calcext:value-type="float">
            <text:p>0,029761904761904</text:p>
          </table:table-cell>
          <table:table-cell table:formula="of:=[Ecarts.Q12]/MAX([Ecarts.Q$3:.Q$12])" office:value-type="float" office:value="0.0142857142857136" calcext:value-type="float">
            <text:p>0,014285714285714</text:p>
          </table:table-cell>
          <table:table-cell table:formula="of:=[Ecarts.R12]/MAX([Ecarts.R$3:.R$12])" office:value-type="float" office:value="0.00607902735562172" calcext:value-type="float">
            <text:p>0,006079027355622</text:p>
          </table:table-cell>
          <table:table-cell table:formula="of:=[Ecarts.S12]/MAX([Ecarts.S$3:.S$12])" office:value-type="float" office:value="0.169172932330824" calcext:value-type="float">
            <text:p>0,169172932330824</text:p>
          </table:table-cell>
          <table:table-cell table:formula="of:=[Ecarts.T12]/MAX([Ecarts.T$3:.T$12])" office:value-type="float" office:value="0.0416666666666667" calcext:value-type="float">
            <text:p>0,041666666666667</text:p>
          </table:table-cell>
          <table:table-cell table:formula="of:=[Ecarts.U12]/MAX([Ecarts.U$3:.U$12])" office:value-type="float" office:value="0.157517899761339" calcext:value-type="float">
            <text:p>0,157517899761339</text:p>
          </table:table-cell>
          <table:table-cell table:formula="of:=[Ecarts.V12]/MAX([Ecarts.V$3:.V$12])" office:value-type="float" office:value="0.113354037267082" calcext:value-type="float">
            <text:p>0,113354037267082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755102</text:p>
          </table:table-cell>
          <table:table-cell table:formula="of:=[Ecarts.Y12]/MAX([Ecarts.Y$3:.Y$12])" office:value-type="float" office:value="0.339285714285714" calcext:value-type="float">
            <text:p>0,339285714285714</text:p>
          </table:table-cell>
          <table:table-cell table:formula="of:=[Ecarts.Z12]/MAX([Ecarts.Z$3:.Z$12])" office:value-type="float" office:value="0.162280701754386" calcext:value-type="float">
            <text:p>0,162280701754386</text:p>
          </table:table-cell>
          <table:table-cell table:formula="of:=[Ecarts.AA12]/MAX([Ecarts.AA$3:.AA$12])" office:value-type="float" office:value="0.0887096774193548" calcext:value-type="float">
            <text:p>0,088709677419355</text:p>
          </table:table-cell>
          <table:table-cell table:formula="of:=[Ecarts.AB12]/MAX([Ecarts.AB$3:.AB$12])" office:value-type="float" office:value="0.243055555555556" calcext:value-type="float">
            <text:p>0,243055555555556</text:p>
          </table:table-cell>
          <table:table-cell table:formula="of:=[Ecarts.AC12]/MAX([Ecarts.AC$3:.AC$12])" office:value-type="float" office:value="0.233128834355828" calcext:value-type="float">
            <text:p>0,233128834355828</text:p>
          </table:table-cell>
          <table:table-cell table:formula="of:=[Ecarts.AD12]/MAX([Ecarts.AD$3:.AD$12])" office:value-type="float" office:value="0.0579710144927536" calcext:value-type="float">
            <text:p>0,057971014492754</text:p>
          </table:table-cell>
          <table:table-cell table:formula="of:=[Ecarts.AE12]/MAX([Ecarts.AE$3:.AE$12])" office:value-type="float" office:value="0.163793103448276" calcext:value-type="float">
            <text:p>0,163793103448276</text:p>
          </table:table-cell>
          <table:table-cell table:formula="of:=[Ecarts.AF12]/MAX([Ecarts.AF$3:.AF$12])" office:value-type="float" office:value="0.0264794314610114" calcext:value-type="float">
            <text:p>0,026479431461011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23188</text:p>
          </table:table-cell>
          <table:table-cell table:formula="of:=[Ecarts.AI12]/MAX([Ecarts.AI$3:.AI$12])" office:value-type="float" office:value="0.209677419354839" calcext:value-type="float">
            <text:p>0,209677419354839</text:p>
          </table:table-cell>
          <table:table-cell table:formula="of:=[Ecarts.AJ12]/MAX([Ecarts.AJ$3:.AJ$12])" office:value-type="float" office:value="0.214285714285714" calcext:value-type="float">
            <text:p>0,214285714285714</text:p>
          </table:table-cell>
          <table:table-cell table:formula="of:=[Ecarts.AK12]/MAX([Ecarts.AK$3:.AK$12])" office:value-type="float" office:value="0.321428571428571" calcext:value-type="float">
            <text:p>0,321428571428571</text:p>
          </table:table-cell>
          <table:table-cell table:formula="of:=[Ecarts.AL12]/MAX([Ecarts.AL$3:.AL$12])" office:value-type="float" office:value="0.239316239316239" calcext:value-type="float">
            <text:p>0,239316239316239</text:p>
          </table:table-cell>
          <table:table-cell table:formula="of:=[Ecarts.AM12]/MAX([Ecarts.AM$3:.AM$12])" office:value-type="float" office:value="0.308510638297872" calcext:value-type="float">
            <text:p>0,308510638297872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12496</text:p>
          </table:table-cell>
          <table:table-cell table:formula="of:=[Ecarts.AQ12]/MAX([Ecarts.AQ$3:.AQ$12])" office:value-type="float" office:value="0.640776699029126" calcext:value-type="float">
            <text:p>0,640776699029126</text:p>
          </table:table-cell>
          <table:table-cell table:formula="of:=[Ecarts.AR12]/MAX([Ecarts.AR$3:.AR$12])" office:value-type="float" office:value="0.704081632653061" calcext:value-type="float">
            <text:p>0,704081632653061</text:p>
          </table:table-cell>
          <table:table-cell table:formula="of:=[Ecarts.AS12]/MAX([Ecarts.AS$3:.AS$12])" office:value-type="float" office:value="0.508522727272727" calcext:value-type="float">
            <text:p>0,508522727272727</text:p>
          </table:table-cell>
          <table:table-cell table:formula="of:=[Ecarts.AT12]/MAX([Ecarts.AT$3:.AT$12])" office:value-type="float" office:value="0.515277777777778" calcext:value-type="float">
            <text:p>0,515277777777778</text:p>
          </table:table-cell>
          <table:table-cell table:formula="of:=[Ecarts.AU12]/MAX([Ecarts.AU$3:.AU$12])" office:value-type="float" office:value="0.457055214723926" calcext:value-type="float">
            <text:p>0,457055214723926</text:p>
          </table:table-cell>
          <table:table-cell table:formula="of:=[Ecarts.AV12]/MAX([Ecarts.AV$3:.AV$12])" office:value-type="float" office:value="0.389945652173913" calcext:value-type="float">
            <text:p>0,389945652173913</text:p>
          </table:table-cell>
          <table:table-cell table:formula="of:=[Ecarts.AW12]/MAX([Ecarts.AW$3:.AW$12])" office:value-type="float" office:value="0.607558139534884" calcext:value-type="float">
            <text:p>0,607558139534884</text:p>
          </table:table-cell>
          <table:table-cell table:formula="of:=[Ecarts.AX12]/MAX([Ecarts.AX$3:.AX$12])" office:value-type="float" office:value="0.733333333333333" calcext:value-type="float">
            <text:p>0,733333333333333</text:p>
          </table:table-cell>
          <table:table-cell table:formula="of:=[Ecarts.AY12]/MAX([Ecarts.AY$3:.AY$12])" office:value-type="float" office:value="0.513428120063191" calcext:value-type="float">
            <text:p>0,513428120063191</text:p>
          </table:table-cell>
          <table:table-cell table:formula="of:=[Ecarts.AZ12]/MAX([Ecarts.AZ$3:.AZ$12])" office:value-type="float" office:value="0.612903267851186" calcext:value-type="float">
            <text:p>0,612903267851186</text:p>
          </table:table-cell>
          <table:table-cell table:formula="of:=[Ecarts.BA12]/MAX([Ecarts.BA$3:.BA$12])" office:value-type="float" office:value="0.668202764976958" calcext:value-type="float">
            <text:p>0,668202764976958</text:p>
          </table:table-cell>
          <table:table-cell table:formula="of:=[Ecarts.BB12]/MAX([Ecarts.BB$3:.BB$12])" office:value-type="float" office:value="0.619337979094077" calcext:value-type="float">
            <text:p>0,619337979094077</text:p>
          </table:table-cell>
          <table:table-cell table:formula="of:=[Ecarts.BC12]/MAX([Ecarts.BC$3:.BC$12])" office:value-type="float" office:value="0.590447154471545" calcext:value-type="float">
            <text:p>0,590447154471545</text:p>
          </table:table-cell>
          <table:table-cell table:formula="of:=[Ecarts.BD12]/MAX([Ecarts.BD$3:.BD$12])" office:value-type="float" office:value="0.660714285714286" calcext:value-type="float">
            <text:p>0,660714285714286</text:p>
          </table:table-cell>
          <table:table-cell table:formula="of:=[Ecarts.BE12]/MAX([Ecarts.BE$3:.BE$12])" office:value-type="float" office:value="0.666309012875536" calcext:value-type="float">
            <text:p>0,666309012875536</text:p>
          </table:table-cell>
          <table:table-cell table:formula="of:=[Ecarts.BF12]/MAX([Ecarts.BF$3:.BF$12])" office:value-type="float" office:value="0.648185483870968" calcext:value-type="float">
            <text:p>0,648185483870968</text:p>
          </table:table-cell>
          <table:table-cell table:formula="of:=[Ecarts.BG12]/MAX([Ecarts.BG$3:.BG$12])" office:value-type="float" office:value="0.736842105263158" calcext:value-type="float">
            <text:p>0,736842105263158</text:p>
          </table:table-cell>
          <table:table-cell table:formula="of:=[Ecarts.BH12]/MAX([Ecarts.BH$3:.BH$12])" office:value-type="float" office:value="0.784688995215311" calcext:value-type="float">
            <text:p>0,784688995215311</text:p>
          </table:table-cell>
          <table:table-cell table:formula="of:=[Ecarts.BI12]/MAX([Ecarts.BI$3:.BI$12])" office:value-type="float" office:value="0.488543371522095" calcext:value-type="float">
            <text:p>0,488543371522095</text:p>
          </table:table-cell>
          <table:table-cell/>
          <table:table-cell table:formula="of:=[Ecarts.BK12]/MAX([Ecarts.BK$3:.BK$12])" office:value-type="float" office:value="0.500163805586857" calcext:value-type="float">
            <text:p>0,500163805586857</text:p>
          </table:table-cell>
          <table:table-cell/>
          <table:table-cell table:formula="of:=[Ecarts.BM12]/MAX([Ecarts.BM$3:.BM$12])" office:value-type="float" office:value="0.016841302483215" calcext:value-type="float">
            <text:p>0,016841302483215</text:p>
          </table:table-cell>
          <table:table-cell table:formula="of:=[Ecarts.BN12]/MAX([Ecarts.BN$3:.BN$12])" office:value-type="float" office:value="0.0714135827497797" calcext:value-type="float">
            <text:p>0,07141358274978</text:p>
          </table:table-cell>
          <table:table-cell table:formula="of:=[Ecarts.BO12]/MAX([Ecarts.BO$3:.BO$12])" office:value-type="float" office:value="0.166620388903903" calcext:value-type="float">
            <text:p>0,166620388903903</text:p>
          </table:table-cell>
          <table:table-cell table:formula="of:=[Ecarts.BP12]/MAX([Ecarts.BP$3:.BP$12])" office:value-type="float" office:value="0.329246783573894" calcext:value-type="float">
            <text:p>0,329246783573894</text:p>
          </table:table-cell>
          <table:table-cell table:formula="of:=[Ecarts.BQ12]/MAX([Ecarts.BQ$3:.BQ$12])" office:value-type="float" office:value="0.605720472717152" calcext:value-type="float">
            <text:p>0,605720472717152</text:p>
          </table:table-cell>
          <table:table-cell table:formula="of:=[Ecarts.BR12]/MAX([Ecarts.BR$3:.BR$12])" office:value-type="float" office:value="0.641327133353397" calcext:value-type="float">
            <text:p>0,641327133353397</text:p>
          </table:table-cell>
          <table:table-cell table:number-columns-repeated="2"/>
        </table:table-row>
      </table:table>
      <table:table table:name="10minutes" table:style-name="ta1">
        <table:shapes>
          <draw:frame draw:z-index="0" draw:style-name="gr1" draw:text-style-name="P1" svg:width="159.96mm" svg:height="89.99mm" svg:x="356.43mm" svg:y="19.76mm">
            <loext:p draw:notify-on-update-of-ranges="10minutes.A15:10minutes.A15 10minutes.O15:10minutes.O15 10minutes.A16:10minutes.A16 10minutes.O16:10minutes.O16 10minutes.A17:10minutes.A17 10minutes.O17:10minutes.O17 10minutes.A18:10minutes.A18 10minutes.O18:10minutes.O18 10minutes.A19:10minutes.A19 10minutes.O19:10minutes.O19 10minutes.A20:10minutes.A20 10minutes.O20:10minutes.O20 10minutes.A21:10minutes.A21 10minutes.O21:10minutes.O21 10minutes.A22:10minutes.A22 10minutes.O22:10minutes.O22 10minutes.A23:10minutes.A23 10minutes.O23:10minutes.O23 10minutes.A24:10minutes.A24 10minutes.O24:10minutes.O2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9.95mm" svg:height="89.99mm" svg:x="357.34mm" svg:y="132.24mm">
            <loext:p draw:notify-on-update-of-ranges="10minutes.A27:10minutes.A27 10minutes.O27:10minutes.O27 10minutes.A28:10minutes.A28 10minutes.O28:10minutes.O28 10minutes.A29:10minutes.A29 10minutes.O29:10minutes.O29 10minutes.A30:10minutes.A30 10minutes.O30:10minutes.O30 10minutes.A31:10minutes.A31 10minutes.O31:10minutes.O31 10minutes.A32:10minutes.A32 10minutes.O32:10minutes.O32 10minutes.A33:10minutes.A33 10minutes.O33:10minutes.O33 10minutes.A34:10minutes.A34 10minutes.O34:10minutes.O34 10minutes.A35:10minutes.A35 10minutes.O35:10minutes.O35 10minutes.A36:10minutes.A36 10minutes.O36:10minutes.O3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4" table:default-cell-style-name="ce4"/>
        <table:table-column table:style-name="co15" table:number-columns-repeated="12" table:default-cell-style-name="Default"/>
        <table:table-column table:style-name="co2" table:number-columns-repeated="3" table:default-cell-style-name="Default"/>
        <table:table-row table:style-name="ro2">
          <table:table-cell/>
          <table:table-cell table:style-name="ce6" office:value-type="string" calcext:value-type="string">
            <text:p>tai01</text:p>
          </table:table-cell>
          <table:table-cell table:style-name="ce6" office:value-type="string" calcext:value-type="string">
            <text:p>tai02</text:p>
          </table:table-cell>
          <table:table-cell table:style-name="ce6" office:value-type="string" calcext:value-type="string">
            <text:p>tai11</text:p>
          </table:table-cell>
          <table:table-cell table:style-name="ce6" office:value-type="string" calcext:value-type="string">
            <text:p>tai12</text:p>
          </table:table-cell>
          <table:table-cell table:style-name="ce6" office:value-type="string" calcext:value-type="string">
            <text:p>tai21</text:p>
          </table:table-cell>
          <table:table-cell table:style-name="ce6" office:value-type="string" calcext:value-type="string">
            <text:p>tai22</text:p>
          </table:table-cell>
          <table:table-cell table:style-name="ce6" office:value-type="string" calcext:value-type="string">
            <text:p>tai31</text:p>
          </table:table-cell>
          <table:table-cell table:style-name="ce6" office:value-type="string" calcext:value-type="string">
            <text:p>tai32</text:p>
          </table:table-cell>
          <table:table-cell table:style-name="ce6" office:value-type="string" calcext:value-type="string">
            <text:p>tai41</text:p>
          </table:table-cell>
          <table:table-cell table:style-name="ce6" office:value-type="string" calcext:value-type="string">
            <text:p>tai42</text:p>
          </table:table-cell>
          <table:table-cell table:style-name="ce6" office:value-type="string" calcext:value-type="string">
            <text:p>tai51</text:p>
          </table:table-cell>
          <table:table-cell table:style-name="ce6" office:value-type="string" calcext:value-type="string">
            <text:p>tai5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3874" calcext:value-type="float">
            <text:p>3874</text:p>
          </table:table-cell>
          <table:table-cell table:style-name="ce1" office:value-type="float" office:value="3704" calcext:value-type="float">
            <text:p>37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669" calcext:value-type="float">
            <text:p>1669</text:p>
          </table:table-cell>
          <table:table-cell table:style-name="ce4" office:value-type="float" office:value="2311" calcext:value-type="float">
            <text:p>2311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43" calcext:value-type="float">
            <text:p>2843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2977" calcext:value-type="float">
            <text:p>2977</text:p>
          </table:table-cell>
          <table:table-cell table:style-name="ce4" office:value-type="float" office:value="4025" calcext:value-type="float">
            <text:p>4025</text:p>
          </table:table-cell>
          <table:table-cell table:style-name="ce4" office:value-type="float" office:value="3857" calcext:value-type="float">
            <text:p>38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es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46" calcext:value-type="float">
            <text:p>3046</text:p>
          </table:table-cell>
          <table:table-cell table:style-name="ce4" office:value-type="float" office:value="2929" calcext:value-type="float">
            <text:p>2929</text:p>
          </table:table-cell>
          <table:table-cell table:style-name="ce4" office:value-type="float" office:value="3943" calcext:value-type="float">
            <text:p>3943</text:p>
          </table:table-cell>
          <table:table-cell table:style-name="ce4" office:value-type="float" office:value="3817" calcext:value-type="float">
            <text:p>38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tic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GRASP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01" calcext:value-type="float">
            <text:p>210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IL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Memetic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39" calcext:value-type="float">
            <text:p>3039</text:p>
          </table:table-cell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3893" calcext:value-type="float">
            <text:p>3893</text:p>
          </table:table-cell>
          <table:table-cell table:style-name="ce4" office:value-type="float" office:value="3719" calcext:value-type="float">
            <text:p>3719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Simulated Annealing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131" calcext:value-type="float">
            <text:p>3131</text:p>
          </table:table-cell>
          <table:table-cell table:style-name="ce4" office:value-type="float" office:value="2996" calcext:value-type="float">
            <text:p>2996</text:p>
          </table:table-cell>
          <table:table-cell table:style-name="ce4" office:value-type="float" office:value="4008" calcext:value-type="float">
            <text:p>4008</text:p>
          </table:table-cell>
          <table:table-cell table:style-name="ce4" office:value-type="float" office:value="3842" calcext:value-type="float">
            <text:p>3842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Tabu Search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1699" calcext:value-type="float">
            <text:p>1699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119" calcext:value-type="float">
            <text:p>211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117" calcext:value-type="float">
            <text:p>3117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3984" calcext:value-type="float">
            <text:p>3984</text:p>
          </table:table-cell>
          <table:table-cell table:style-name="ce4" office:value-type="float" office:value="3881" calcext:value-type="float">
            <text:p>3881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VNS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2333" calcext:value-type="float">
            <text:p>2333</text:p>
          </table:table-cell>
          <table:table-cell table:style-name="ce4" office:value-type="float" office:value="2149" calcext:value-type="float">
            <text:p>214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96" calcext:value-type="float">
            <text:p>3096</text:p>
          </table:table-cell>
          <table:table-cell table:style-name="ce4" office:value-type="float" office:value="2936" calcext:value-type="float">
            <text:p>2936</text:p>
          </table:table-cell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3826" calcext:value-type="float">
            <text:p>3826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Wolf Pack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2931" calcext:value-type="float">
            <text:p>2931</text:p>
          </table:table-cell>
          <table:table-cell table:style-name="ce4" office:value-type="float" office:value="3941" calcext:value-type="float">
            <text:p>3941</text:p>
          </table:table-cell>
          <table:table-cell table:style-name="ce4" office:value-type="float" office:value="3821" calcext:value-type="float">
            <text:p>3821</text:p>
          </table:table-cell>
          <table:table-cell table:number-columns-repeated="2"/>
          <table:table-cell table:style-name="ce7"/>
        </table:table-row>
        <table:table-row table:style-name="ro2">
          <table:table-cell table:style-name="Default"/>
          <table:table-cell table:number-columns-repeated="14"/>
          <table:table-cell table:style-name="ce7"/>
        </table:table-row>
        <table:table-row table:style-name="ro2">
          <table:table-cell table:style-name="ce1" office:value-type="string" calcext:value-type="string">
            <text:p>Ecarts en % à l’optimal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 table:style-name="ce7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100*([.B3]-[.B$2])/[.B$2]" office:value-type="float" office:value="0" calcext:value-type="float">
            <text:p>0</text:p>
          </table:table-cell>
          <table:table-cell table:formula="of:=100*([.C3]-[.C$2])/[.C$2]" office:value-type="float" office:value="0" calcext:value-type="float">
            <text:p>0</text:p>
          </table:table-cell>
          <table:table-cell table:formula="of:=100*([.D3]-[.D$2])/[.D$2]" office:value-type="float" office:value="0.252844500632111" calcext:value-type="float">
            <text:p>0,252844500632111</text:p>
          </table:table-cell>
          <table:table-cell table:formula="of:=100*([.E3]-[.E$2])/[.E$2]" office:value-type="float" office:value="0.602772754671489" calcext:value-type="float">
            <text:p>0,602772754671489</text:p>
          </table:table-cell>
          <table:table-cell table:formula="of:=100*([.F3]-[.F$2])/[.F$2]" office:value-type="float" office:value="0.609490639965172" calcext:value-type="float">
            <text:p>0,609490639965172</text:p>
          </table:table-cell>
          <table:table-cell table:formula="of:=100*([.G3]-[.G$2])/[.G$2]" office:value-type="float" office:value="0.0952834683182468" calcext:value-type="float">
            <text:p>0,095283468318247</text:p>
          </table:table-cell>
          <table:table-cell table:formula="of:=100*([.H3]-[.H$2])/[.H$2]" office:value-type="float" office:value="0" calcext:value-type="float">
            <text:p>0</text:p>
          </table:table-cell>
          <table:table-cell table:formula="of:=100*([.I3]-[.I$2])/[.I$2]" office:value-type="float" office:value="0.31757233592096" calcext:value-type="float">
            <text:p>0,31757233592096</text:p>
          </table:table-cell>
          <table:table-cell table:formula="of:=100*([.J3]-[.J$2])/[.J$2]" office:value-type="float" office:value="3.91173520561685" calcext:value-type="float">
            <text:p>3,91173520561685</text:p>
          </table:table-cell>
          <table:table-cell table:formula="of:=100*([.K3]-[.K$2])/[.K$2]" office:value-type="float" office:value="3.8367631670736" calcext:value-type="float">
            <text:p>3,8367631670736</text:p>
          </table:table-cell>
          <table:table-cell table:formula="of:=100*([.L3]-[.L$2])/[.L$2]" office:value-type="float" office:value="3.89778007227672" calcext:value-type="float">
            <text:p>3,89778007227672</text:p>
          </table:table-cell>
          <table:table-cell table:formula="of:=100*([.M3]-[.M$2])/[.M$2]" office:value-type="float" office:value="4.13066954643629" calcext:value-type="float">
            <text:p>4,13066954643629</text:p>
          </table:table-cell>
          <table:table-cell/>
          <table:table-cell table:formula="of:=AVERAGE([.B15:.M15])" office:value-type="float" office:value="1.47124264090929" calcext:value-type="float">
            <text:p>1,47124264090929</text:p>
          </table:table-cell>
          <table:table-cell table:style-name="ce7"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100*([.B4]-[.B$2])/[.B$2]" office:value-type="float" office:value="0" calcext:value-type="float">
            <text:p>0</text:p>
          </table:table-cell>
          <table:table-cell table:formula="of:=100*([.C4]-[.C$2])/[.C$2]" office:value-type="float" office:value="0" calcext:value-type="float">
            <text:p>0</text:p>
          </table:table-cell>
          <table:table-cell table:formula="of:=100*([.D4]-[.D$2])/[.D$2]" office:value-type="float" office:value="0" calcext:value-type="float">
            <text:p>0</text:p>
          </table:table-cell>
          <table:table-cell table:formula="of:=100*([.E4]-[.E$2])/[.E$2]" office:value-type="float" office:value="0" calcext:value-type="float">
            <text:p>0</text:p>
          </table:table-cell>
          <table:table-cell table:formula="of:=100*([.F4]-[.F$2])/[.F$2]" office:value-type="float" office:value="0" calcext:value-type="float">
            <text:p>0</text:p>
          </table:table-cell>
          <table:table-cell table:formula="of:=100*([.G4]-[.G$2])/[.G$2]" office:value-type="float" office:value="0" calcext:value-type="float">
            <text:p>0</text:p>
          </table:table-cell>
          <table:table-cell table:formula="of:=100*([.H4]-[.H$2])/[.H$2]" office:value-type="float" office:value="0" calcext:value-type="float">
            <text:p>0</text:p>
          </table:table-cell>
          <table:table-cell table:formula="of:=100*([.I4]-[.I$2])/[.I$2]" office:value-type="float" office:value="0.141143260409315" calcext:value-type="float">
            <text:p>0,141143260409315</text:p>
          </table:table-cell>
          <table:table-cell table:formula="of:=100*([.J4]-[.J$2])/[.J$2]" office:value-type="float" office:value="1.83884988298228" calcext:value-type="float">
            <text:p>1,83884988298228</text:p>
          </table:table-cell>
          <table:table-cell table:formula="of:=100*([.K4]-[.K$2])/[.K$2]" office:value-type="float" office:value="2.1625392396233" calcext:value-type="float">
            <text:p>2,1625392396233</text:p>
          </table:table-cell>
          <table:table-cell table:formula="of:=100*([.L4]-[.L$2])/[.L$2]" office:value-type="float" office:value="1.78110480123903" calcext:value-type="float">
            <text:p>1,78110480123903</text:p>
          </table:table-cell>
          <table:table-cell table:formula="of:=100*([.M4]-[.M$2])/[.M$2]" office:value-type="float" office:value="3.05075593952484" calcext:value-type="float">
            <text:p>3,05075593952484</text:p>
          </table:table-cell>
          <table:table-cell/>
          <table:table-cell table:formula="of:=AVERAGE([.B16:.M16])" office:value-type="float" office:value="0.74786609364823" calcext:value-type="float">
            <text:p>0,74786609364823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100*([.B5]-[.B$2])/[.B$2]" office:value-type="float" office:value="-100" calcext:value-type="float">
            <text:p>-100</text:p>
          </table:table-cell>
          <table:table-cell table:formula="of:=100*([.C5]-[.C$2])/[.C$2]" office:value-type="float" office:value="-100" calcext:value-type="float">
            <text:p>-100</text:p>
          </table:table-cell>
          <table:table-cell table:formula="of:=100*([.D5]-[.D$2])/[.D$2]" office:value-type="float" office:value="-100" calcext:value-type="float">
            <text:p>-100</text:p>
          </table:table-cell>
          <table:table-cell table:formula="of:=100*([.E5]-[.E$2])/[.E$2]" office:value-type="float" office:value="-100" calcext:value-type="float">
            <text:p>-100</text:p>
          </table:table-cell>
          <table:table-cell table:formula="of:=100*([.F5]-[.F$2])/[.F$2]" office:value-type="float" office:value="-100" calcext:value-type="float">
            <text:p>-100</text:p>
          </table:table-cell>
          <table:table-cell table:formula="of:=100*([.G5]-[.G$2])/[.G$2]" office:value-type="float" office:value="-100" calcext:value-type="float">
            <text:p>-100</text:p>
          </table:table-cell>
          <table:table-cell table:formula="of:=100*([.H5]-[.H$2])/[.H$2]" office:value-type="float" office:value="-100" calcext:value-type="float">
            <text:p>-100</text:p>
          </table:table-cell>
          <table:table-cell table:formula="of:=100*([.I5]-[.I$2])/[.I$2]" office:value-type="float" office:value="-100" calcext:value-type="float">
            <text:p>-100</text:p>
          </table:table-cell>
          <table:table-cell table:formula="of:=100*([.J5]-[.J$2])/[.J$2]" office:value-type="float" office:value="-100" calcext:value-type="float">
            <text:p>-100</text:p>
          </table:table-cell>
          <table:table-cell table:formula="of:=100*([.K5]-[.K$2])/[.K$2]" office:value-type="float" office:value="-100" calcext:value-type="float">
            <text:p>-100</text:p>
          </table:table-cell>
          <table:table-cell table:formula="of:=100*([.L5]-[.L$2])/[.L$2]" office:value-type="float" office:value="-100" calcext:value-type="float">
            <text:p>-100</text:p>
          </table:table-cell>
          <table:table-cell table:formula="of:=100*([.M5]-[.M$2])/[.M$2]" office:value-type="float" office:value="-100" calcext:value-type="float">
            <text:p>-100</text:p>
          </table:table-cell>
          <table:table-cell/>
          <table:table-cell table:formula="of:=AVERAGE([.B17:.M17])"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100*([.B6]-[.B$2])/[.B$2]" office:value-type="float" office:value="0" calcext:value-type="float">
            <text:p>0</text:p>
          </table:table-cell>
          <table:table-cell table:formula="of:=100*([.C6]-[.C$2])/[.C$2]" office:value-type="float" office:value="0" calcext:value-type="float">
            <text:p>0</text:p>
          </table:table-cell>
          <table:table-cell table:formula="of:=100*([.D6]-[.D$2])/[.D$2]" office:value-type="float" office:value="0" calcext:value-type="float">
            <text:p>0</text:p>
          </table:table-cell>
          <table:table-cell table:formula="of:=100*([.E6]-[.E$2])/[.E$2]" office:value-type="float" office:value="0" calcext:value-type="float">
            <text:p>0</text:p>
          </table:table-cell>
          <table:table-cell table:formula="of:=100*([.F6]-[.F$2])/[.F$2]" office:value-type="float" office:value="0.130605137135394" calcext:value-type="float">
            <text:p>0,130605137135394</text:p>
          </table:table-cell>
          <table:table-cell table:formula="of:=100*([.G6]-[.G$2])/[.G$2]" office:value-type="float" office:value="0.0952834683182468" calcext:value-type="float">
            <text:p>0,095283468318247</text:p>
          </table:table-cell>
          <table:table-cell table:formula="of:=100*([.H6]-[.H$2])/[.H$2]" office:value-type="float" office:value="-100" calcext:value-type="float">
            <text:p>-100</text:p>
          </table:table-cell>
          <table:table-cell table:formula="of:=100*([.I6]-[.I$2])/[.I$2]" office:value-type="float" office:value="-100" calcext:value-type="float">
            <text:p>-100</text:p>
          </table:table-cell>
          <table:table-cell table:formula="of:=100*([.J6]-[.J$2])/[.J$2]" office:value-type="float" office:value="-100" calcext:value-type="float">
            <text:p>-100</text:p>
          </table:table-cell>
          <table:table-cell table:formula="of:=100*([.K6]-[.K$2])/[.K$2]" office:value-type="float" office:value="-100" calcext:value-type="float">
            <text:p>-100</text:p>
          </table:table-cell>
          <table:table-cell table:formula="of:=100*([.L6]-[.L$2])/[.L$2]" office:value-type="float" office:value="-100" calcext:value-type="float">
            <text:p>-100</text:p>
          </table:table-cell>
          <table:table-cell table:formula="of:=100*([.M6]-[.M$2])/[.M$2]" office:value-type="float" office:value="-100" calcext:value-type="float">
            <text:p>-100</text:p>
          </table:table-cell>
          <table:table-cell/>
          <table:table-cell table:formula="of:=AVERAGE([.B18:.M18])" office:value-type="float" office:value="-49.9811759495455" calcext:value-type="float">
            <text:p>-49,9811759495455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100*([.B7]-[.B$2])/[.B$2]" office:value-type="float" office:value="-100" calcext:value-type="float">
            <text:p>-100</text:p>
          </table:table-cell>
          <table:table-cell table:formula="of:=100*([.C7]-[.C$2])/[.C$2]" office:value-type="float" office:value="-100" calcext:value-type="float">
            <text:p>-100</text:p>
          </table:table-cell>
          <table:table-cell table:formula="of:=100*([.D7]-[.D$2])/[.D$2]" office:value-type="float" office:value="-100" calcext:value-type="float">
            <text:p>-100</text:p>
          </table:table-cell>
          <table:table-cell table:formula="of:=100*([.E7]-[.E$2])/[.E$2]" office:value-type="float" office:value="-100" calcext:value-type="float">
            <text:p>-100</text:p>
          </table:table-cell>
          <table:table-cell table:formula="of:=100*([.F7]-[.F$2])/[.F$2]" office:value-type="float" office:value="-100" calcext:value-type="float">
            <text:p>-100</text:p>
          </table:table-cell>
          <table:table-cell table:formula="of:=100*([.G7]-[.G$2])/[.G$2]" office:value-type="float" office:value="-100" calcext:value-type="float">
            <text:p>-100</text:p>
          </table:table-cell>
          <table:table-cell table:formula="of:=100*([.H7]-[.H$2])/[.H$2]" office:value-type="float" office:value="-100" calcext:value-type="float">
            <text:p>-100</text:p>
          </table:table-cell>
          <table:table-cell table:formula="of:=100*([.I7]-[.I$2])/[.I$2]" office:value-type="float" office:value="-100" calcext:value-type="float">
            <text:p>-100</text:p>
          </table:table-cell>
          <table:table-cell table:formula="of:=100*([.J7]-[.J$2])/[.J$2]" office:value-type="float" office:value="-100" calcext:value-type="float">
            <text:p>-100</text:p>
          </table:table-cell>
          <table:table-cell table:formula="of:=100*([.K7]-[.K$2])/[.K$2]" office:value-type="float" office:value="-100" calcext:value-type="float">
            <text:p>-100</text:p>
          </table:table-cell>
          <table:table-cell table:formula="of:=100*([.L7]-[.L$2])/[.L$2]" office:value-type="float" office:value="-100" calcext:value-type="float">
            <text:p>-100</text:p>
          </table:table-cell>
          <table:table-cell table:formula="of:=100*([.M7]-[.M$2])/[.M$2]" office:value-type="float" office:value="-100" calcext:value-type="float">
            <text:p>-100</text:p>
          </table:table-cell>
          <table:table-cell/>
          <table:table-cell table:formula="of:=AVERAGE([.B19:.M19])"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100*([.B8]-[.B$2])/[.B$2]" office:value-type="float" office:value="0" calcext:value-type="float">
            <text:p>0</text:p>
          </table:table-cell>
          <table:table-cell table:formula="of:=100*([.C8]-[.C$2])/[.C$2]" office:value-type="float" office:value="0" calcext:value-type="float">
            <text:p>0</text:p>
          </table:table-cell>
          <table:table-cell table:formula="of:=100*([.D8]-[.D$2])/[.D$2]" office:value-type="float" office:value="0" calcext:value-type="float">
            <text:p>0</text:p>
          </table:table-cell>
          <table:table-cell table:formula="of:=100*([.E8]-[.E$2])/[.E$2]" office:value-type="float" office:value="0" calcext:value-type="float">
            <text:p>0</text:p>
          </table:table-cell>
          <table:table-cell table:formula="of:=100*([.F8]-[.F$2])/[.F$2]" office:value-type="float" office:value="0" calcext:value-type="float">
            <text:p>0</text:p>
          </table:table-cell>
          <table:table-cell table:formula="of:=100*([.G8]-[.G$2])/[.G$2]" office:value-type="float" office:value="0" calcext:value-type="float">
            <text:p>0</text:p>
          </table:table-cell>
          <table:table-cell table:formula="of:=100*([.H8]-[.H$2])/[.H$2]" office:value-type="float" office:value="0" calcext:value-type="float">
            <text:p>0</text:p>
          </table:table-cell>
          <table:table-cell table:formula="of:=100*([.I8]-[.I$2])/[.I$2]" office:value-type="float" office:value="0" calcext:value-type="float">
            <text:p>0</text:p>
          </table:table-cell>
          <table:table-cell table:formula="of:=100*([.J8]-[.J$2])/[.J$2]" office:value-type="float" office:value="1.60481444332999" calcext:value-type="float">
            <text:p>1,60481444332999</text:p>
          </table:table-cell>
          <table:table-cell table:formula="of:=100*([.K8]-[.K$2])/[.K$2]" office:value-type="float" office:value="1.53470526682944" calcext:value-type="float">
            <text:p>1,53470526682944</text:p>
          </table:table-cell>
          <table:table-cell table:formula="of:=100*([.L8]-[.L$2])/[.L$2]" office:value-type="float" office:value="0.490449148167269" calcext:value-type="float">
            <text:p>0,490449148167269</text:p>
          </table:table-cell>
          <table:table-cell table:formula="of:=100*([.M8]-[.M$2])/[.M$2]" office:value-type="float" office:value="0.404967602591793" calcext:value-type="float">
            <text:p>0,404967602591793</text:p>
          </table:table-cell>
          <table:table-cell/>
          <table:table-cell table:formula="of:=AVERAGE([.B20:.M20])" office:value-type="float" office:value="0.336244705076541" calcext:value-type="float">
            <text:p>0,336244705076541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100*([.B9]-[.B$2])/[.B$2]" office:value-type="float" office:value="0" calcext:value-type="float">
            <text:p>0</text:p>
          </table:table-cell>
          <table:table-cell table:formula="of:=100*([.C9]-[.C$2])/[.C$2]" office:value-type="float" office:value="0" calcext:value-type="float">
            <text:p>0</text:p>
          </table:table-cell>
          <table:table-cell table:formula="of:=100*([.D9]-[.D$2])/[.D$2]" office:value-type="float" office:value="1.76991150442478" calcext:value-type="float">
            <text:p>1,76991150442478</text:p>
          </table:table-cell>
          <table:table-cell table:formula="of:=100*([.E9]-[.E$2])/[.E$2]" office:value-type="float" office:value="1.98915009041591" calcext:value-type="float">
            <text:p>1,98915009041591</text:p>
          </table:table-cell>
          <table:table-cell table:formula="of:=100*([.F9]-[.F$2])/[.F$2]" office:value-type="float" office:value="1.52372659991293" calcext:value-type="float">
            <text:p>1,52372659991293</text:p>
          </table:table-cell>
          <table:table-cell table:formula="of:=100*([.G9]-[.G$2])/[.G$2]" office:value-type="float" office:value="1.4292520247737" calcext:value-type="float">
            <text:p>1,4292520247737</text:p>
          </table:table-cell>
          <table:table-cell table:formula="of:=100*([.H9]-[.H$2])/[.H$2]" office:value-type="float" office:value="0.183553597650514" calcext:value-type="float">
            <text:p>0,183553597650514</text:p>
          </table:table-cell>
          <table:table-cell table:formula="of:=100*([.I9]-[.I$2])/[.I$2]" office:value-type="float" office:value="0" calcext:value-type="float">
            <text:p>0</text:p>
          </table:table-cell>
          <table:table-cell table:formula="of:=100*([.J9]-[.J$2])/[.J$2]" office:value-type="float" office:value="4.6807087930458" calcext:value-type="float">
            <text:p>4,6807087930458</text:p>
          </table:table-cell>
          <table:table-cell table:formula="of:=100*([.K9]-[.K$2])/[.K$2]" office:value-type="float" office:value="4.49947680502267" calcext:value-type="float">
            <text:p>4,49947680502267</text:p>
          </table:table-cell>
          <table:table-cell table:formula="of:=100*([.L9]-[.L$2])/[.L$2]" office:value-type="float" office:value="3.45895715023232" calcext:value-type="float">
            <text:p>3,45895715023232</text:p>
          </table:table-cell>
          <table:table-cell table:formula="of:=100*([.M9]-[.M$2])/[.M$2]" office:value-type="float" office:value="3.72570194384449" calcext:value-type="float">
            <text:p>3,72570194384449</text:p>
          </table:table-cell>
          <table:table-cell/>
          <table:table-cell table:formula="of:=AVERAGE([.B21:.M21])" office:value-type="float" office:value="1.93836987577693" calcext:value-type="float">
            <text:p>1,93836987577693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100*([.B10]-[.B$2])/[.B$2]" office:value-type="float" office:value="0.625978090766823" calcext:value-type="float">
            <text:p>0,625978090766823</text:p>
          </table:table-cell>
          <table:table-cell table:formula="of:=100*([.C10]-[.C$2])/[.C$2]" office:value-type="float" office:value="0" calcext:value-type="float">
            <text:p>0</text:p>
          </table:table-cell>
          <table:table-cell table:formula="of:=100*([.D10]-[.D$2])/[.D$2]" office:value-type="float" office:value="1.39064475347661" calcext:value-type="float">
            <text:p>1,39064475347661</text:p>
          </table:table-cell>
          <table:table-cell table:formula="of:=100*([.E10]-[.E$2])/[.E$2]" office:value-type="float" office:value="2.41109101868596" calcext:value-type="float">
            <text:p>2,41109101868596</text:p>
          </table:table-cell>
          <table:table-cell table:formula="of:=100*([.F10]-[.F$2])/[.F$2]" office:value-type="float" office:value="2.00261210274271" calcext:value-type="float">
            <text:p>2,00261210274271</text:p>
          </table:table-cell>
          <table:table-cell table:formula="of:=100*([.G10]-[.G$2])/[.G$2]" office:value-type="float" office:value="0.952834683182468" calcext:value-type="float">
            <text:p>0,952834683182468</text:p>
          </table:table-cell>
          <table:table-cell table:formula="of:=100*([.H10]-[.H$2])/[.H$2]" office:value-type="float" office:value="0.183553597650514" calcext:value-type="float">
            <text:p>0,183553597650514</text:p>
          </table:table-cell>
          <table:table-cell table:formula="of:=100*([.I10]-[.I$2])/[.I$2]" office:value-type="float" office:value="0.141143260409315" calcext:value-type="float">
            <text:p>0,141143260409315</text:p>
          </table:table-cell>
          <table:table-cell table:formula="of:=100*([.J10]-[.J$2])/[.J$2]" office:value-type="float" office:value="4.21263791374122" calcext:value-type="float">
            <text:p>4,21263791374122</text:p>
          </table:table-cell>
          <table:table-cell table:formula="of:=100*([.K10]-[.K$2])/[.K$2]" office:value-type="float" office:value="4.53435647017789" calcext:value-type="float">
            <text:p>4,53435647017789</text:p>
          </table:table-cell>
          <table:table-cell table:formula="of:=100*([.L10]-[.L$2])/[.L$2]" office:value-type="float" office:value="2.83944243675787" calcext:value-type="float">
            <text:p>2,83944243675787</text:p>
          </table:table-cell>
          <table:table-cell table:formula="of:=100*([.M10]-[.M$2])/[.M$2]" office:value-type="float" office:value="4.77861771058315" calcext:value-type="float">
            <text:p>4,77861771058315</text:p>
          </table:table-cell>
          <table:table-cell/>
          <table:table-cell table:formula="of:=AVERAGE([.B22:.M22])" office:value-type="float" office:value="2.00607600318121" calcext:value-type="float">
            <text:p>2,0060760031812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100*([.B11]-[.B$2])/[.B$2]" office:value-type="float" office:value="0.625978090766823" calcext:value-type="float">
            <text:p>0,625978090766823</text:p>
          </table:table-cell>
          <table:table-cell table:formula="of:=100*([.C11]-[.C$2])/[.C$2]" office:value-type="float" office:value="0.441501103752759" calcext:value-type="float">
            <text:p>0,441501103752759</text:p>
          </table:table-cell>
          <table:table-cell table:formula="of:=100*([.D11]-[.D$2])/[.D$2]" office:value-type="float" office:value="2.14917825537295" calcext:value-type="float">
            <text:p>2,14917825537295</text:p>
          </table:table-cell>
          <table:table-cell table:formula="of:=100*([.E11]-[.E$2])/[.E$2]" office:value-type="float" office:value="3.79746835443038" calcext:value-type="float">
            <text:p>3,79746835443038</text:p>
          </table:table-cell>
          <table:table-cell table:formula="of:=100*([.F11]-[.F$2])/[.F$2]" office:value-type="float" office:value="1.56726164562473" calcext:value-type="float">
            <text:p>1,56726164562473</text:p>
          </table:table-cell>
          <table:table-cell table:formula="of:=100*([.G11]-[.G$2])/[.G$2]" office:value-type="float" office:value="2.38208670795617" calcext:value-type="float">
            <text:p>2,38208670795617</text:p>
          </table:table-cell>
          <table:table-cell table:formula="of:=100*([.H11]-[.H$2])/[.H$2]" office:value-type="float" office:value="0.183553597650514" calcext:value-type="float">
            <text:p>0,183553597650514</text:p>
          </table:table-cell>
          <table:table-cell table:formula="of:=100*([.I11]-[.I$2])/[.I$2]" office:value-type="float" office:value="0.141143260409315" calcext:value-type="float">
            <text:p>0,141143260409315</text:p>
          </table:table-cell>
          <table:table-cell table:formula="of:=100*([.J11]-[.J$2])/[.J$2]" office:value-type="float" office:value="3.51053159478435" calcext:value-type="float">
            <text:p>3,51053159478435</text:p>
          </table:table-cell>
          <table:table-cell table:formula="of:=100*([.K11]-[.K$2])/[.K$2]" office:value-type="float" office:value="2.4066968957098" calcext:value-type="float">
            <text:p>2,4066968957098</text:p>
          </table:table-cell>
          <table:table-cell table:formula="of:=100*([.L11]-[.L$2])/[.L$2]" office:value-type="float" office:value="3.32989158492514" calcext:value-type="float">
            <text:p>3,32989158492514</text:p>
          </table:table-cell>
          <table:table-cell table:formula="of:=100*([.M11]-[.M$2])/[.M$2]" office:value-type="float" office:value="3.29373650107991" calcext:value-type="float">
            <text:p>3,29373650107991</text:p>
          </table:table-cell>
          <table:table-cell/>
          <table:table-cell table:formula="of:=AVERAGE([.B23:.M23])" office:value-type="float" office:value="1.9857522993719" calcext:value-type="float">
            <text:p>1,9857522993719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100*([.B12]-[.B$2])/[.B$2]" office:value-type="float" office:value="0" calcext:value-type="float">
            <text:p>0</text:p>
          </table:table-cell>
          <table:table-cell table:formula="of:=100*([.C12]-[.C$2])/[.C$2]" office:value-type="float" office:value="0" calcext:value-type="float">
            <text:p>0</text:p>
          </table:table-cell>
          <table:table-cell table:formula="of:=100*([.D12]-[.D$2])/[.D$2]" office:value-type="float" office:value="0" calcext:value-type="float">
            <text:p>0</text:p>
          </table:table-cell>
          <table:table-cell table:formula="of:=100*([.E12]-[.E$2])/[.E$2]" office:value-type="float" office:value="0" calcext:value-type="float">
            <text:p>0</text:p>
          </table:table-cell>
          <table:table-cell table:formula="of:=100*([.F12]-[.F$2])/[.F$2]" office:value-type="float" office:value="0" calcext:value-type="float">
            <text:p>0</text:p>
          </table:table-cell>
          <table:table-cell table:formula="of:=100*([.G12]-[.G$2])/[.G$2]" office:value-type="float" office:value="0" calcext:value-type="float">
            <text:p>0</text:p>
          </table:table-cell>
          <table:table-cell table:formula="of:=100*([.H12]-[.H$2])/[.H$2]" office:value-type="float" office:value="0" calcext:value-type="float">
            <text:p>0</text:p>
          </table:table-cell>
          <table:table-cell table:formula="of:=100*([.I12]-[.I$2])/[.I$2]" office:value-type="float" office:value="0" calcext:value-type="float">
            <text:p>0</text:p>
          </table:table-cell>
          <table:table-cell table:formula="of:=100*([.J12]-[.J$2])/[.J$2]" office:value-type="float" office:value="1.63824807756603" calcext:value-type="float">
            <text:p>1,63824807756603</text:p>
          </table:table-cell>
          <table:table-cell table:formula="of:=100*([.K12]-[.K$2])/[.K$2]" office:value-type="float" office:value="2.23229856993373" calcext:value-type="float">
            <text:p>2,23229856993373</text:p>
          </table:table-cell>
          <table:table-cell table:formula="of:=100*([.L12]-[.L$2])/[.L$2]" office:value-type="float" office:value="1.72947857511616" calcext:value-type="float">
            <text:p>1,72947857511616</text:p>
          </table:table-cell>
          <table:table-cell table:formula="of:=100*([.M12]-[.M$2])/[.M$2]" office:value-type="float" office:value="3.15874730021598" calcext:value-type="float">
            <text:p>3,15874730021598</text:p>
          </table:table-cell>
          <table:table-cell/>
          <table:table-cell table:formula="of:=AVERAGE([.B24:.M24])" office:value-type="float" office:value="0.729897710235992" calcext:value-type="float">
            <text:p>0,729897710235992</text:p>
          </table:table-cell>
          <table:table-cell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>
            <text:p>Ecarts à l’optimal normalisés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[.B3]/MAX([.B$3:.B$12])" office:value-type="float" office:value="0.993779160186625" calcext:value-type="float">
            <text:p>0,993779160186625</text:p>
          </table:table-cell>
          <table:table-cell table:formula="of:=[.C3]/MAX([.C$3:.C$12])" office:value-type="float" office:value="0.995604395604396" calcext:value-type="float">
            <text:p>0,995604395604396</text:p>
          </table:table-cell>
          <table:table-cell table:formula="of:=[.D3]/MAX([.D$3:.D$12])" office:value-type="float" office:value="0.981435643564356" calcext:value-type="float">
            <text:p>0,981435643564356</text:p>
          </table:table-cell>
          <table:table-cell table:formula="of:=[.E3]/MAX([.E$3:.E$12])" office:value-type="float" office:value="0.969221835075494" calcext:value-type="float">
            <text:p>0,969221835075494</text:p>
          </table:table-cell>
          <table:table-cell table:formula="of:=[.F3]/MAX([.F$3:.F$12])" office:value-type="float" office:value="0.986342296201451" calcext:value-type="float">
            <text:p>0,986342296201451</text:p>
          </table:table-cell>
          <table:table-cell table:formula="of:=[.G3]/MAX([.G$3:.G$12])" office:value-type="float" office:value="0.977664029781294" calcext:value-type="float">
            <text:p>0,977664029781294</text:p>
          </table:table-cell>
          <table:table-cell table:formula="of:=[.H3]/MAX([.H$3:.H$12])" office:value-type="float" office:value="0.998167827042873" calcext:value-type="float">
            <text:p>0,998167827042873</text:p>
          </table:table-cell>
          <table:table-cell table:formula="of:=[.I3]/MAX([.I$3:.I$12])" office:value-type="float" office:value="1" calcext:value-type="float">
            <text:p>1</text:p>
          </table:table-cell>
          <table:table-cell table:formula="of:=[.J3]/MAX([.J$3:.J$12])" office:value-type="float" office:value="0.992654104120089" calcext:value-type="float">
            <text:p>0,992654104120089</text:p>
          </table:table-cell>
          <table:table-cell table:formula="of:=[.K3]/MAX([.K$3:.K$12])" office:value-type="float" office:value="0.993326659993327" calcext:value-type="float">
            <text:p>0,993326659993327</text:p>
          </table:table-cell>
          <table:table-cell table:formula="of:=[.L3]/MAX([.L$3:.L$12])" office:value-type="float" office:value="1" calcext:value-type="float">
            <text:p>1</text:p>
          </table:table-cell>
          <table:table-cell table:formula="of:=[.M3]/MAX([.M$3:.M$12])" office:value-type="float" office:value="0.993816026797217" calcext:value-type="float">
            <text:p>0,993816026797217</text:p>
          </table:table-cell>
          <table:table-cell/>
          <table:table-cell table:formula="of:=[.O15]/MAX([.O$15:.O$24])" office:value-type="float" office:value="0.733393270532227" calcext:value-type="float">
            <text:p>0,733393270532227</text:p>
          </table:table-cell>
          <table:table-cell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[.B4]/MAX([.B$3:.B$12])" office:value-type="float" office:value="0.993779160186625" calcext:value-type="float">
            <text:p>0,993779160186625</text:p>
          </table:table-cell>
          <table:table-cell table:formula="of:=[.C4]/MAX([.C$3:.C$12])" office:value-type="float" office:value="0.995604395604396" calcext:value-type="float">
            <text:p>0,995604395604396</text:p>
          </table:table-cell>
          <table:table-cell table:formula="of:=[.D4]/MAX([.D$3:.D$12])" office:value-type="float" office:value="0.978960396039604" calcext:value-type="float">
            <text:p>0,978960396039604</text:p>
          </table:table-cell>
          <table:table-cell table:formula="of:=[.E4]/MAX([.E$3:.E$12])" office:value-type="float" office:value="0.963414634146341" calcext:value-type="float">
            <text:p>0,963414634146341</text:p>
          </table:table-cell>
          <table:table-cell table:formula="of:=[.F4]/MAX([.F$3:.F$12])" office:value-type="float" office:value="0.980367050789586" calcext:value-type="float">
            <text:p>0,980367050789586</text:p>
          </table:table-cell>
          <table:table-cell table:formula="of:=[.G4]/MAX([.G$3:.G$12])" office:value-type="float" office:value="0.976733364355514" calcext:value-type="float">
            <text:p>0,976733364355514</text:p>
          </table:table-cell>
          <table:table-cell table:formula="of:=[.H4]/MAX([.H$3:.H$12])" office:value-type="float" office:value="0.998167827042873" calcext:value-type="float">
            <text:p>0,998167827042873</text:p>
          </table:table-cell>
          <table:table-cell table:formula="of:=[.I4]/MAX([.I$3:.I$12])" office:value-type="float" office:value="0.998241294407316" calcext:value-type="float">
            <text:p>0,998241294407316</text:p>
          </table:table-cell>
          <table:table-cell table:formula="of:=[.J4]/MAX([.J$3:.J$12])" office:value-type="float" office:value="0.97285212392207" calcext:value-type="float">
            <text:p>0,97285212392207</text:p>
          </table:table-cell>
          <table:table-cell table:formula="of:=[.K4]/MAX([.K$3:.K$12])" office:value-type="float" office:value="0.977310643977311" calcext:value-type="float">
            <text:p>0,977310643977311</text:p>
          </table:table-cell>
          <table:table-cell table:formula="of:=[.L4]/MAX([.L$3:.L$12])" office:value-type="float" office:value="0.979627329192546" calcext:value-type="float">
            <text:p>0,979627329192546</text:p>
          </table:table-cell>
          <table:table-cell table:formula="of:=[.M4]/MAX([.M$3:.M$12])" office:value-type="float" office:value="0.983509404792579" calcext:value-type="float">
            <text:p>0,983509404792579</text:p>
          </table:table-cell>
          <table:table-cell/>
          <table:table-cell table:formula="of:=[.O16]/MAX([.O$15:.O$24])" office:value-type="float" office:value="0.372800478377825" calcext:value-type="float">
            <text:p>0,372800478377825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[.B5]/MAX([.B$3:.B$12])" office:value-type="float" office:value="0" calcext:value-type="float">
            <text:p>0</text:p>
          </table:table-cell>
          <table:table-cell table:formula="of:=[.C5]/MAX([.C$3:.C$12])" office:value-type="float" office:value="0" calcext:value-type="float">
            <text:p>0</text:p>
          </table:table-cell>
          <table:table-cell table:formula="of:=[.D5]/MAX([.D$3:.D$12])" office:value-type="float" office:value="0" calcext:value-type="float">
            <text:p>0</text:p>
          </table:table-cell>
          <table:table-cell table:formula="of:=[.E5]/MAX([.E$3:.E$12])" office:value-type="float" office:value="0" calcext:value-type="float">
            <text:p>0</text:p>
          </table:table-cell>
          <table:table-cell table:formula="of:=[.F5]/MAX([.F$3:.F$12])" office:value-type="float" office:value="0" calcext:value-type="float">
            <text:p>0</text:p>
          </table:table-cell>
          <table:table-cell table:formula="of:=[.G5]/MAX([.G$3:.G$12])" office:value-type="float" office:value="0" calcext:value-type="float">
            <text:p>0</text:p>
          </table:table-cell>
          <table:table-cell table:formula="of:=[.H5]/MAX([.H$3:.H$12])" office:value-type="float" office:value="0" calcext:value-type="float">
            <text:p>0</text:p>
          </table:table-cell>
          <table:table-cell table:formula="of:=[.I5]/MAX([.I$3:.I$12])" office:value-type="float" office:value="0" calcext:value-type="float">
            <text:p>0</text:p>
          </table:table-cell>
          <table:table-cell table:formula="of:=[.J5]/MAX([.J$3:.J$12])" office:value-type="float" office:value="0" calcext:value-type="float">
            <text:p>0</text:p>
          </table:table-cell>
          <table:table-cell table:formula="of:=[.K5]/MAX([.K$3:.K$12])" office:value-type="float" office:value="0" calcext:value-type="float">
            <text:p>0</text:p>
          </table:table-cell>
          <table:table-cell table:formula="of:=[.L5]/MAX([.L$3:.L$12])" office:value-type="float" office:value="0" calcext:value-type="float">
            <text:p>0</text:p>
          </table:table-cell>
          <table:table-cell table:formula="of:=[.M5]/MAX([.M$3:.M$12])" office:value-type="float" office:value="0" calcext:value-type="float">
            <text:p>0</text:p>
          </table:table-cell>
          <table:table-cell/>
          <table:table-cell table:formula="of:=[.O17]/MAX([.O$15:.O$24])" office:value-type="float" office:value="-49.8485599954445" calcext:value-type="float">
            <text:p>-49,8485599954445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[.B6]/MAX([.B$3:.B$12])" office:value-type="float" office:value="0.993779160186625" calcext:value-type="float">
            <text:p>0,993779160186625</text:p>
          </table:table-cell>
          <table:table-cell table:formula="of:=[.C6]/MAX([.C$3:.C$12])" office:value-type="float" office:value="0.995604395604396" calcext:value-type="float">
            <text:p>0,995604395604396</text:p>
          </table:table-cell>
          <table:table-cell table:formula="of:=[.D6]/MAX([.D$3:.D$12])" office:value-type="float" office:value="0.978960396039604" calcext:value-type="float">
            <text:p>0,978960396039604</text:p>
          </table:table-cell>
          <table:table-cell table:formula="of:=[.E6]/MAX([.E$3:.E$12])" office:value-type="float" office:value="0.963414634146341" calcext:value-type="float">
            <text:p>0,963414634146341</text:p>
          </table:table-cell>
          <table:table-cell table:formula="of:=[.F6]/MAX([.F$3:.F$12])" office:value-type="float" office:value="0.9816474605207" calcext:value-type="float">
            <text:p>0,9816474605207</text:p>
          </table:table-cell>
          <table:table-cell table:formula="of:=[.G6]/MAX([.G$3:.G$12])" office:value-type="float" office:value="0.977664029781294" calcext:value-type="float">
            <text:p>0,977664029781294</text:p>
          </table:table-cell>
          <table:table-cell table:formula="of:=[.H6]/MAX([.H$3:.H$12])" office:value-type="float" office:value="0" calcext:value-type="float">
            <text:p>0</text:p>
          </table:table-cell>
          <table:table-cell table:formula="of:=[.I6]/MAX([.I$3:.I$12])" office:value-type="float" office:value="0" calcext:value-type="float">
            <text:p>0</text:p>
          </table:table-cell>
          <table:table-cell table:formula="of:=[.J6]/MAX([.J$3:.J$12])" office:value-type="float" office:value="0" calcext:value-type="float">
            <text:p>0</text:p>
          </table:table-cell>
          <table:table-cell table:formula="of:=[.K6]/MAX([.K$3:.K$12])" office:value-type="float" office:value="0" calcext:value-type="float">
            <text:p>0</text:p>
          </table:table-cell>
          <table:table-cell table:formula="of:=[.L6]/MAX([.L$3:.L$12])" office:value-type="float" office:value="0" calcext:value-type="float">
            <text:p>0</text:p>
          </table:table-cell>
          <table:table-cell table:formula="of:=[.M6]/MAX([.M$3:.M$12])" office:value-type="float" office:value="0" calcext:value-type="float">
            <text:p>0</text:p>
          </table:table-cell>
          <table:table-cell/>
          <table:table-cell table:formula="of:=[.O18]/MAX([.O$15:.O$24])" office:value-type="float" office:value="-24.9148964796379" calcext:value-type="float">
            <text:p>-24,9148964796379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[.B7]/MAX([.B$3:.B$12])" office:value-type="float" office:value="0" calcext:value-type="float">
            <text:p>0</text:p>
          </table:table-cell>
          <table:table-cell table:formula="of:=[.C7]/MAX([.C$3:.C$12])" office:value-type="float" office:value="0" calcext:value-type="float">
            <text:p>0</text:p>
          </table:table-cell>
          <table:table-cell table:formula="of:=[.D7]/MAX([.D$3:.D$12])" office:value-type="float" office:value="0" calcext:value-type="float">
            <text:p>0</text:p>
          </table:table-cell>
          <table:table-cell table:formula="of:=[.E7]/MAX([.E$3:.E$12])" office:value-type="float" office:value="0" calcext:value-type="float">
            <text:p>0</text:p>
          </table:table-cell>
          <table:table-cell table:formula="of:=[.F7]/MAX([.F$3:.F$12])" office:value-type="float" office:value="0" calcext:value-type="float">
            <text:p>0</text:p>
          </table:table-cell>
          <table:table-cell table:formula="of:=[.G7]/MAX([.G$3:.G$12])" office:value-type="float" office:value="0" calcext:value-type="float">
            <text:p>0</text:p>
          </table:table-cell>
          <table:table-cell table:formula="of:=[.H7]/MAX([.H$3:.H$12])" office:value-type="float" office:value="0" calcext:value-type="float">
            <text:p>0</text:p>
          </table:table-cell>
          <table:table-cell table:formula="of:=[.I7]/MAX([.I$3:.I$12])" office:value-type="float" office:value="0" calcext:value-type="float">
            <text:p>0</text:p>
          </table:table-cell>
          <table:table-cell table:formula="of:=[.J7]/MAX([.J$3:.J$12])" office:value-type="float" office:value="0" calcext:value-type="float">
            <text:p>0</text:p>
          </table:table-cell>
          <table:table-cell table:formula="of:=[.K7]/MAX([.K$3:.K$12])" office:value-type="float" office:value="0" calcext:value-type="float">
            <text:p>0</text:p>
          </table:table-cell>
          <table:table-cell table:formula="of:=[.L7]/MAX([.L$3:.L$12])" office:value-type="float" office:value="0" calcext:value-type="float">
            <text:p>0</text:p>
          </table:table-cell>
          <table:table-cell table:formula="of:=[.M7]/MAX([.M$3:.M$12])" office:value-type="float" office:value="0" calcext:value-type="float">
            <text:p>0</text:p>
          </table:table-cell>
          <table:table-cell/>
          <table:table-cell table:formula="of:=[.O19]/MAX([.O$15:.O$24])" office:value-type="float" office:value="-49.8485599954445" calcext:value-type="float">
            <text:p>-49,8485599954445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[.B8]/MAX([.B$3:.B$12])" office:value-type="float" office:value="0.993779160186625" calcext:value-type="float">
            <text:p>0,993779160186625</text:p>
          </table:table-cell>
          <table:table-cell table:formula="of:=[.C8]/MAX([.C$3:.C$12])" office:value-type="float" office:value="0.995604395604396" calcext:value-type="float">
            <text:p>0,995604395604396</text:p>
          </table:table-cell>
          <table:table-cell table:formula="of:=[.D8]/MAX([.D$3:.D$12])" office:value-type="float" office:value="0.978960396039604" calcext:value-type="float">
            <text:p>0,978960396039604</text:p>
          </table:table-cell>
          <table:table-cell table:formula="of:=[.E8]/MAX([.E$3:.E$12])" office:value-type="float" office:value="0.963414634146341" calcext:value-type="float">
            <text:p>0,963414634146341</text:p>
          </table:table-cell>
          <table:table-cell table:formula="of:=[.F8]/MAX([.F$3:.F$12])" office:value-type="float" office:value="0.980367050789586" calcext:value-type="float">
            <text:p>0,980367050789586</text:p>
          </table:table-cell>
          <table:table-cell table:formula="of:=[.G8]/MAX([.G$3:.G$12])" office:value-type="float" office:value="0.976733364355514" calcext:value-type="float">
            <text:p>0,976733364355514</text:p>
          </table:table-cell>
          <table:table-cell table:formula="of:=[.H8]/MAX([.H$3:.H$12])" office:value-type="float" office:value="0.998167827042873" calcext:value-type="float">
            <text:p>0,998167827042873</text:p>
          </table:table-cell>
          <table:table-cell table:formula="of:=[.I8]/MAX([.I$3:.I$12])" office:value-type="float" office:value="0.996834329933169" calcext:value-type="float">
            <text:p>0,996834329933169</text:p>
          </table:table-cell>
          <table:table-cell table:formula="of:=[.J8]/MAX([.J$3:.J$12])" office:value-type="float" office:value="0.970616416480358" calcext:value-type="float">
            <text:p>0,970616416480358</text:p>
          </table:table-cell>
          <table:table-cell table:formula="of:=[.K8]/MAX([.K$3:.K$12])" office:value-type="float" office:value="0.971304637971305" calcext:value-type="float">
            <text:p>0,971304637971305</text:p>
          </table:table-cell>
          <table:table-cell table:formula="of:=[.L8]/MAX([.L$3:.L$12])" office:value-type="float" office:value="0.967204968944099" calcext:value-type="float">
            <text:p>0,967204968944099</text:p>
          </table:table-cell>
          <table:table-cell table:formula="of:=[.M8]/MAX([.M$3:.M$12])" office:value-type="float" office:value="0.958258180881216" calcext:value-type="float">
            <text:p>0,958258180881216</text:p>
          </table:table-cell>
          <table:table-cell/>
          <table:table-cell table:formula="of:=[.O20]/MAX([.O$15:.O$24])" office:value-type="float" office:value="0.167613143541585" calcext:value-type="float">
            <text:p>0,167613143541585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[.B9]/MAX([.B$3:.B$12])" office:value-type="float" office:value="0.993779160186625" calcext:value-type="float">
            <text:p>0,993779160186625</text:p>
          </table:table-cell>
          <table:table-cell table:formula="of:=[.C9]/MAX([.C$3:.C$12])" office:value-type="float" office:value="0.995604395604396" calcext:value-type="float">
            <text:p>0,995604395604396</text:p>
          </table:table-cell>
          <table:table-cell table:formula="of:=[.D9]/MAX([.D$3:.D$12])" office:value-type="float" office:value="0.996287128712871" calcext:value-type="float">
            <text:p>0,996287128712871</text:p>
          </table:table-cell>
          <table:table-cell table:formula="of:=[.E9]/MAX([.E$3:.E$12])" office:value-type="float" office:value="0.982578397212544" calcext:value-type="float">
            <text:p>0,982578397212544</text:p>
          </table:table-cell>
          <table:table-cell table:formula="of:=[.F9]/MAX([.F$3:.F$12])" office:value-type="float" office:value="0.995305164319249" calcext:value-type="float">
            <text:p>0,995305164319249</text:p>
          </table:table-cell>
          <table:table-cell table:formula="of:=[.G9]/MAX([.G$3:.G$12])" office:value-type="float" office:value="0.990693345742206" calcext:value-type="float">
            <text:p>0,990693345742206</text:p>
          </table:table-cell>
          <table:table-cell table:formula="of:=[.H9]/MAX([.H$3:.H$12])" office:value-type="float" office:value="1" calcext:value-type="float">
            <text:p>1</text:p>
          </table:table-cell>
          <table:table-cell table:formula="of:=[.I9]/MAX([.I$3:.I$12])" office:value-type="float" office:value="0.996834329933169" calcext:value-type="float">
            <text:p>0,996834329933169</text:p>
          </table:table-cell>
          <table:table-cell table:formula="of:=[.J9]/MAX([.J$3:.J$12])" office:value-type="float" office:value="1" calcext:value-type="float">
            <text:p>1</text:p>
          </table:table-cell>
          <table:table-cell table:formula="of:=[.K9]/MAX([.K$3:.K$12])" office:value-type="float" office:value="0.999666332999666" calcext:value-type="float">
            <text:p>0,999666332999666</text:p>
          </table:table-cell>
          <table:table-cell table:formula="of:=[.L9]/MAX([.L$3:.L$12])" office:value-type="float" office:value="0.995776397515528" calcext:value-type="float">
            <text:p>0,995776397515528</text:p>
          </table:table-cell>
          <table:table-cell table:formula="of:=[.M9]/MAX([.M$3:.M$12])" office:value-type="float" office:value="0.989951043545478" calcext:value-type="float">
            <text:p>0,989951043545478</text:p>
          </table:table-cell>
          <table:table-cell/>
          <table:table-cell table:formula="of:=[.O21]/MAX([.O$15:.O$24])" office:value-type="float" office:value="0.966249470460284" calcext:value-type="float">
            <text:p>0,966249470460284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[.B10]/MAX([.B$3:.B$12])" office:value-type="float" office:value="1" calcext:value-type="float">
            <text:p>1</text:p>
          </table:table-cell>
          <table:table-cell table:formula="of:=[.C10]/MAX([.C$3:.C$12])" office:value-type="float" office:value="0.995604395604396" calcext:value-type="float">
            <text:p>0,995604395604396</text:p>
          </table:table-cell>
          <table:table-cell table:formula="of:=[.D10]/MAX([.D$3:.D$12])" office:value-type="float" office:value="0.992574257425743" calcext:value-type="float">
            <text:p>0,992574257425743</text:p>
          </table:table-cell>
          <table:table-cell table:formula="of:=[.E10]/MAX([.E$3:.E$12])" office:value-type="float" office:value="0.98664343786295" calcext:value-type="float">
            <text:p>0,98664343786295</text:p>
          </table:table-cell>
          <table:table-cell table:formula="of:=[.F10]/MAX([.F$3:.F$12])" office:value-type="float" office:value="1" calcext:value-type="float">
            <text:p>1</text:p>
          </table:table-cell>
          <table:table-cell table:formula="of:=[.G10]/MAX([.G$3:.G$12])" office:value-type="float" office:value="0.986040018613308" calcext:value-type="float">
            <text:p>0,986040018613308</text:p>
          </table:table-cell>
          <table:table-cell table:formula="of:=[.H10]/MAX([.H$3:.H$12])" office:value-type="float" office:value="1" calcext:value-type="float">
            <text:p>1</text:p>
          </table:table-cell>
          <table:table-cell table:formula="of:=[.I10]/MAX([.I$3:.I$12])" office:value-type="float" office:value="0.998241294407316" calcext:value-type="float">
            <text:p>0,998241294407316</text:p>
          </table:table-cell>
          <table:table-cell table:formula="of:=[.J10]/MAX([.J$3:.J$12])" office:value-type="float" office:value="0.995528585116576" calcext:value-type="float">
            <text:p>0,995528585116576</text:p>
          </table:table-cell>
          <table:table-cell table:formula="of:=[.K10]/MAX([.K$3:.K$12])" office:value-type="float" office:value="1" calcext:value-type="float">
            <text:p>1</text:p>
          </table:table-cell>
          <table:table-cell table:formula="of:=[.L10]/MAX([.L$3:.L$12])" office:value-type="float" office:value="0.989813664596273" calcext:value-type="float">
            <text:p>0,989813664596273</text:p>
          </table:table-cell>
          <table:table-cell table:formula="of:=[.M10]/MAX([.M$3:.M$12])" office:value-type="float" office:value="1" calcext:value-type="float">
            <text:p>1</text:p>
          </table:table-cell>
          <table:table-cell/>
          <table:table-cell table:formula="of:=[.O22]/MAX([.O$15:.O$24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[.B11]/MAX([.B$3:.B$12])" office:value-type="float" office:value="1" calcext:value-type="float">
            <text:p>1</text:p>
          </table:table-cell>
          <table:table-cell table:formula="of:=[.C11]/MAX([.C$3:.C$12])" office:value-type="float" office:value="1" calcext:value-type="float">
            <text:p>1</text:p>
          </table:table-cell>
          <table:table-cell table:formula="of:=[.D11]/MAX([.D$3:.D$12])" office:value-type="float" office:value="1" calcext:value-type="float">
            <text:p>1</text:p>
          </table:table-cell>
          <table:table-cell table:formula="of:=[.E11]/MAX([.E$3:.E$12])" office:value-type="float" office:value="1" calcext:value-type="float">
            <text:p>1</text:p>
          </table:table-cell>
          <table:table-cell table:formula="of:=[.F11]/MAX([.F$3:.F$12])" office:value-type="float" office:value="0.995731967562953" calcext:value-type="float">
            <text:p>0,995731967562953</text:p>
          </table:table-cell>
          <table:table-cell table:formula="of:=[.G11]/MAX([.G$3:.G$12])" office:value-type="float" office:value="1" calcext:value-type="float">
            <text:p>1</text:p>
          </table:table-cell>
          <table:table-cell table:formula="of:=[.H11]/MAX([.H$3:.H$12])" office:value-type="float" office:value="1" calcext:value-type="float">
            <text:p>1</text:p>
          </table:table-cell>
          <table:table-cell table:formula="of:=[.I11]/MAX([.I$3:.I$12])" office:value-type="float" office:value="0.998241294407316" calcext:value-type="float">
            <text:p>0,998241294407316</text:p>
          </table:table-cell>
          <table:table-cell table:formula="of:=[.J11]/MAX([.J$3:.J$12])" office:value-type="float" office:value="0.98882146279144" calcext:value-type="float">
            <text:p>0,98882146279144</text:p>
          </table:table-cell>
          <table:table-cell table:formula="of:=[.K11]/MAX([.K$3:.K$12])" office:value-type="float" office:value="0.979646312979646" calcext:value-type="float">
            <text:p>0,979646312979646</text:p>
          </table:table-cell>
          <table:table-cell table:formula="of:=[.L11]/MAX([.L$3:.L$12])" office:value-type="float" office:value="0.994534161490683" calcext:value-type="float">
            <text:p>0,994534161490683</text:p>
          </table:table-cell>
          <table:table-cell table:formula="of:=[.M11]/MAX([.M$3:.M$12])" office:value-type="float" office:value="0.985828394743623" calcext:value-type="float">
            <text:p>0,985828394743623</text:p>
          </table:table-cell>
          <table:table-cell/>
          <table:table-cell table:formula="of:=[.O23]/MAX([.O$15:.O$24])" office:value-type="float" office:value="0.989868926313321" calcext:value-type="float">
            <text:p>0,989868926313321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[.B12]/MAX([.B$3:.B$12])" office:value-type="float" office:value="0.993779160186625" calcext:value-type="float">
            <text:p>0,993779160186625</text:p>
          </table:table-cell>
          <table:table-cell table:formula="of:=[.C12]/MAX([.C$3:.C$12])" office:value-type="float" office:value="0.995604395604396" calcext:value-type="float">
            <text:p>0,995604395604396</text:p>
          </table:table-cell>
          <table:table-cell table:formula="of:=[.D12]/MAX([.D$3:.D$12])" office:value-type="float" office:value="0.978960396039604" calcext:value-type="float">
            <text:p>0,978960396039604</text:p>
          </table:table-cell>
          <table:table-cell table:formula="of:=[.E12]/MAX([.E$3:.E$12])" office:value-type="float" office:value="0.963414634146341" calcext:value-type="float">
            <text:p>0,963414634146341</text:p>
          </table:table-cell>
          <table:table-cell table:formula="of:=[.F12]/MAX([.F$3:.F$12])" office:value-type="float" office:value="0.980367050789586" calcext:value-type="float">
            <text:p>0,980367050789586</text:p>
          </table:table-cell>
          <table:table-cell table:formula="of:=[.G12]/MAX([.G$3:.G$12])" office:value-type="float" office:value="0.976733364355514" calcext:value-type="float">
            <text:p>0,976733364355514</text:p>
          </table:table-cell>
          <table:table-cell table:formula="of:=[.H12]/MAX([.H$3:.H$12])" office:value-type="float" office:value="0.998167827042873" calcext:value-type="float">
            <text:p>0,998167827042873</text:p>
          </table:table-cell>
          <table:table-cell table:formula="of:=[.I12]/MAX([.I$3:.I$12])" office:value-type="float" office:value="0.996834329933169" calcext:value-type="float">
            <text:p>0,996834329933169</text:p>
          </table:table-cell>
          <table:table-cell table:formula="of:=[.J12]/MAX([.J$3:.J$12])" office:value-type="float" office:value="0.970935803257745" calcext:value-type="float">
            <text:p>0,970935803257745</text:p>
          </table:table-cell>
          <table:table-cell table:formula="of:=[.K12]/MAX([.K$3:.K$12])" office:value-type="float" office:value="0.977977977977978" calcext:value-type="float">
            <text:p>0,977977977977978</text:p>
          </table:table-cell>
          <table:table-cell table:formula="of:=[.L12]/MAX([.L$3:.L$12])" office:value-type="float" office:value="0.979130434782609" calcext:value-type="float">
            <text:p>0,979130434782609</text:p>
          </table:table-cell>
          <table:table-cell table:formula="of:=[.M12]/MAX([.M$3:.M$12])" office:value-type="float" office:value="0.984540066993043" calcext:value-type="float">
            <text:p>0,984540066993043</text:p>
          </table:table-cell>
          <table:table-cell/>
          <table:table-cell table:formula="of:=[.O24]/MAX([.O$15:.O$24])" office:value-type="float" office:value="0.363843497992364" calcext:value-type="float">
            <text:p>0,3638434979923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€</number:text>
    </number:number-style>
    <number:number-style style:name="N138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€</number:text>
    </number:number-style>
    <number:number-style style:name="N141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2" style:volatile="true">
      <loext:text> </loext:text>
      <loext:fill-character> </loext:fill-character>
      <number:text>-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2" style:volatile="true">
      <loext:text> </loext:text>
      <loext:fill-character> </loext:fill-character>
      <number:text>-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Verdana" fo:font-family="Verdana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5:03:09.9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yenne" style:display-name="PageStyle_Moyen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fPackAlgorithm" style:display-name="PageStyle_WolfPackAlgorith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yenne_20_1" style:display-name="PageStyle_Moyenn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5-12T15:03:47.262000000</dc:date>
    <meta:editing-duration>P8DT12H10M5S</meta:editing-duration>
    <meta:editing-cycles>45</meta:editing-cycles>
    <meta:document-statistic meta:table-count="15" meta:cell-count="13209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165cm" svg:y="0.438cm" chart:style-name="ch2">
          <text:p>Ecart moyen à l'optimal (instances Campus)</text:p>
        </chart:title>
        <chart:legend chart:legend-position="end" svg:x="28.926cm" svg:y="5.06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45cm" svg:width="27.592cm" svg:height="13.281cm">
          <chartooo:coordinate-region svg:x="3.158cm" svg:y="1.741cm" svg:width="25.101cm" svg:height="12.446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37cm" svg:y="0.448cm" chart:style-name="ch2">
          <text:p>Ecarts moyens à l'optimal normalisés (toutes instances)</text:p>
        </chart:title>
        <chart:legend chart:legend-position="end" svg:x="23.364cm" svg:y="5.32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65cm" svg:width="22.252cm" svg:height="13.764cm">
          <chartooo:coordinate-region svg:x="1.301cm" svg:y="1.761cm" svg:width="21.507cm" svg:height="12.929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26423993014423">
                <text:p>0.826423993014423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788727334889971">
                <text:p>0.788727334889971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73612247565197">
                <text:p>0.673612247565197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42677371656475">
                <text:p>0.642677371656475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00530835836734">
                <text:p>0.600530835836734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81660799643597">
                <text:p>0.481660799643597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68145643045937">
                <text:p>0.968145643045937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56380716668528">
                <text:p>0.956380716668528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00163805586857">
                <text:p>0.500163805586857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2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44cm" svg:y="0.316cm" chart:style-name="ch2">
          <text:p>Ecarts moyens à l'optimal normalisés (instances 20x10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2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5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50x1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44cm" svg:y="0.316cm" chart:style-name="ch2">
          <text:p>Ecarts moyens à l'optimal normalisés (instances 5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301cm" svg:width="10.921cm" svg:height="7.551cm">
          <chartooo:coordinate-region svg:x="1.065cm" svg:y="1.497cm" svg:width="10.176cm" svg:height="7.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4.766cm" svg:y="0.316cm" chart:style-name="ch2">
          <text:p>Ecarts moyens en % à l'optimal</text:p>
        </chart:title>
        <chart:legend chart:legend-position="end" svg:x="11.555cm" svg:y="2cm" style:legend-expansion="high" chart:style-name="ch3"/>
        <chart:plot-area chart:style-name="ch4" table:cell-range-address="10minutes.A15:10minutes.A24 10minutes.O15:10minutes.O24" chart:data-source-has-labels="column" svg:x="0.319cm" svg:y="1.301cm" svg:width="10.917cm" svg:height="7.519cm">
          <chartooo:coordinate-region svg:x="1.276cm" svg:y="1.497cm" svg:width="9.96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minutes.O15:10minutes.O15" chart:label-cell-address="10minutes.A15:10minutes.A15" chart:class="chart:bar">
            <chart:data-point/>
          </chart:series>
          <chart:series chart:style-name="ch9" chart:values-cell-range-address="10minutes.O16:10minutes.O16" chart:label-cell-address="10minutes.A16:10minutes.A16" chart:class="chart:bar">
            <chart:data-point/>
          </chart:series>
          <chart:series chart:style-name="ch10" chart:values-cell-range-address="10minutes.O17:10minutes.O17" chart:label-cell-address="10minutes.A17:10minutes.A17" chart:class="chart:bar">
            <chart:data-point/>
          </chart:series>
          <chart:series chart:style-name="ch11" chart:values-cell-range-address="10minutes.O18:10minutes.O18" chart:label-cell-address="10minutes.A18:10minutes.A18" chart:class="chart:bar">
            <chart:data-point/>
          </chart:series>
          <chart:series chart:style-name="ch12" chart:values-cell-range-address="10minutes.O19:10minutes.O19" chart:label-cell-address="10minutes.A19:10minutes.A19" chart:class="chart:bar">
            <chart:data-point/>
          </chart:series>
          <chart:series chart:style-name="ch13" chart:values-cell-range-address="10minutes.O20:10minutes.O20" chart:label-cell-address="10minutes.A20:10minutes.A20" chart:class="chart:bar">
            <chart:data-point/>
          </chart:series>
          <chart:series chart:style-name="ch14" chart:values-cell-range-address="10minutes.O21:10minutes.O21" chart:label-cell-address="10minutes.A21:10minutes.A21" chart:class="chart:bar">
            <chart:data-point/>
          </chart:series>
          <chart:series chart:style-name="ch15" chart:values-cell-range-address="10minutes.O22:10minutes.O22" chart:label-cell-address="10minutes.A22:10minutes.A22" chart:class="chart:bar">
            <chart:data-point/>
          </chart:series>
          <chart:series chart:style-name="ch16" chart:values-cell-range-address="10minutes.O23:10minutes.O23" chart:label-cell-address="10minutes.A23:10minutes.A23" chart:class="chart:bar">
            <chart:data-point/>
          </chart:series>
          <chart:series chart:style-name="ch17" chart:values-cell-range-address="10minutes.O24:10minutes.O24" chart:label-cell-address="10minutes.A24:10minutes.A24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10minutes.A15:10minutes.A15</svg:desc>
                </draw:g>
              </table:table-cell>
              <table:table-cell office:value-type="float" office:value="1.47124264090929">
                <text:p>1.47124264090929</text:p>
                <draw:g>
                  <svg:desc>10minutes.O15:10minutes.O15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10minutes.A16:10minutes.A16</svg:desc>
                </draw:g>
              </table:table-cell>
              <table:table-cell office:value-type="float" office:value="0.74786609364823">
                <text:p>0.74786609364823</text:p>
                <draw:g>
                  <svg:desc>10minutes.O16:10minutes.O16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10minutes.A17:10minutes.A17</svg:desc>
                </draw:g>
              </table:table-cell>
              <table:table-cell office:value-type="float" office:value="-100">
                <text:p>-100</text:p>
                <draw:g>
                  <svg:desc>10minutes.O17:10minutes.O17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10minutes.A18:10minutes.A18</svg:desc>
                </draw:g>
              </table:table-cell>
              <table:table-cell office:value-type="float" office:value="-49.9811759495455">
                <text:p>-49.9811759495455</text:p>
                <draw:g>
                  <svg:desc>10minutes.O18:10minutes.O18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10minutes.A19:10minutes.A19</svg:desc>
                </draw:g>
              </table:table-cell>
              <table:table-cell office:value-type="float" office:value="-100">
                <text:p>-100</text:p>
                <draw:g>
                  <svg:desc>10minutes.O19:10minutes.O19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10minutes.A20:10minutes.A20</svg:desc>
                </draw:g>
              </table:table-cell>
              <table:table-cell office:value-type="float" office:value="0.336244705076541">
                <text:p>0.336244705076541</text:p>
                <draw:g>
                  <svg:desc>10minutes.O20:10minutes.O20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10minutes.A21:10minutes.A21</svg:desc>
                </draw:g>
              </table:table-cell>
              <table:table-cell office:value-type="float" office:value="1.93836987577693">
                <text:p>1.93836987577693</text:p>
                <draw:g>
                  <svg:desc>10minutes.O21:10minutes.O21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10minutes.A22:10minutes.A22</svg:desc>
                </draw:g>
              </table:table-cell>
              <table:table-cell office:value-type="float" office:value="2.00607600318121">
                <text:p>2.00607600318121</text:p>
                <draw:g>
                  <svg:desc>10minutes.O22:10minutes.O22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10minutes.A23:10minutes.A23</svg:desc>
                </draw:g>
              </table:table-cell>
              <table:table-cell office:value-type="float" office:value="1.9857522993719">
                <text:p>1.9857522993719</text:p>
                <draw:g>
                  <svg:desc>10minutes.O23:10minutes.O23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10minutes.A24:10minutes.A24</svg:desc>
                </draw:g>
              </table:table-cell>
              <table:table-cell office:value-type="float" office:value="0.729897710235992">
                <text:p>0.729897710235992</text:p>
                <draw:g>
                  <svg:desc>10minutes.O24:10minutes.O24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9cm" xlink:href=".." xlink:type="simple" chart:class="chart:bar" chart:style-name="ch1">
        <chart:title svg:x="4.175cm" svg:y="0.316cm" chart:style-name="ch2">
          <text:p>Ecarts moyens normalisés à l'optimal</text:p>
        </chart:title>
        <chart:legend chart:legend-position="end" svg:x="11.554cm" svg:y="2cm" style:legend-expansion="high" chart:style-name="ch3"/>
        <chart:plot-area chart:style-name="ch4" table:cell-range-address="10minutes.A27:10minutes.A36 10minutes.O27:10minutes.O36" chart:data-source-has-labels="column" svg:x="0.319cm" svg:y="1.301cm" svg:width="10.916cm" svg:height="7.519cm">
          <chartooo:coordinate-region svg:x="1.082cm" svg:y="1.497cm" svg:width="10.153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minutes.O27:10minutes.O27" chart:label-cell-address="10minutes.A27:10minutes.A27" chart:class="chart:bar">
            <chart:data-point/>
          </chart:series>
          <chart:series chart:style-name="ch9" chart:values-cell-range-address="10minutes.O28:10minutes.O28" chart:label-cell-address="10minutes.A28:10minutes.A28" chart:class="chart:bar">
            <chart:data-point/>
          </chart:series>
          <chart:series chart:style-name="ch10" chart:values-cell-range-address="10minutes.O29:10minutes.O29" chart:label-cell-address="10minutes.A29:10minutes.A29" chart:class="chart:bar">
            <chart:data-point/>
          </chart:series>
          <chart:series chart:style-name="ch11" chart:values-cell-range-address="10minutes.O30:10minutes.O30" chart:label-cell-address="10minutes.A30:10minutes.A30" chart:class="chart:bar">
            <chart:data-point/>
          </chart:series>
          <chart:series chart:style-name="ch12" chart:values-cell-range-address="10minutes.O31:10minutes.O31" chart:label-cell-address="10minutes.A31:10minutes.A31" chart:class="chart:bar">
            <chart:data-point/>
          </chart:series>
          <chart:series chart:style-name="ch13" chart:values-cell-range-address="10minutes.O32:10minutes.O32" chart:label-cell-address="10minutes.A32:10minutes.A32" chart:class="chart:bar">
            <chart:data-point/>
          </chart:series>
          <chart:series chart:style-name="ch14" chart:values-cell-range-address="10minutes.O33:10minutes.O33" chart:label-cell-address="10minutes.A33:10minutes.A33" chart:class="chart:bar">
            <chart:data-point/>
          </chart:series>
          <chart:series chart:style-name="ch15" chart:values-cell-range-address="10minutes.O34:10minutes.O34" chart:label-cell-address="10minutes.A34:10minutes.A34" chart:class="chart:bar">
            <chart:data-point/>
          </chart:series>
          <chart:series chart:style-name="ch16" chart:values-cell-range-address="10minutes.O35:10minutes.O35" chart:label-cell-address="10minutes.A35:10minutes.A35" chart:class="chart:bar">
            <chart:data-point/>
          </chart:series>
          <chart:series chart:style-name="ch17" chart:values-cell-range-address="10minutes.O36:10minutes.O36" chart:label-cell-address="10minutes.A36:10minutes.A36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10minutes.A27:10minutes.A27</svg:desc>
                </draw:g>
              </table:table-cell>
              <table:table-cell office:value-type="float" office:value="0.733393270532227">
                <text:p>0.733393270532227</text:p>
                <draw:g>
                  <svg:desc>10minutes.O27:10minutes.O27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10minutes.A28:10minutes.A28</svg:desc>
                </draw:g>
              </table:table-cell>
              <table:table-cell office:value-type="float" office:value="0.372800478377825">
                <text:p>0.372800478377825</text:p>
                <draw:g>
                  <svg:desc>10minutes.O28:10minutes.O28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10minutes.A29:10minutes.A29</svg:desc>
                </draw:g>
              </table:table-cell>
              <table:table-cell office:value-type="float" office:value="-49.8485599954445">
                <text:p>-49.8485599954445</text:p>
                <draw:g>
                  <svg:desc>10minutes.O29:10minutes.O29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10minutes.A30:10minutes.A30</svg:desc>
                </draw:g>
              </table:table-cell>
              <table:table-cell office:value-type="float" office:value="-24.9148964796379">
                <text:p>-24.9148964796379</text:p>
                <draw:g>
                  <svg:desc>10minutes.O30:10minutes.O30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10minutes.A31:10minutes.A31</svg:desc>
                </draw:g>
              </table:table-cell>
              <table:table-cell office:value-type="float" office:value="-49.8485599954445">
                <text:p>-49.8485599954445</text:p>
                <draw:g>
                  <svg:desc>10minutes.O31:10minutes.O31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10minutes.A32:10minutes.A32</svg:desc>
                </draw:g>
              </table:table-cell>
              <table:table-cell office:value-type="float" office:value="0.167613143541585">
                <text:p>0.167613143541585</text:p>
                <draw:g>
                  <svg:desc>10minutes.O32:10minutes.O32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10minutes.A33:10minutes.A33</svg:desc>
                </draw:g>
              </table:table-cell>
              <table:table-cell office:value-type="float" office:value="0.966249470460284">
                <text:p>0.966249470460284</text:p>
                <draw:g>
                  <svg:desc>10minutes.O33:10minutes.O33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10minutes.A34:10minutes.A34</svg:desc>
                </draw:g>
              </table:table-cell>
              <table:table-cell office:value-type="float" office:value="1">
                <text:p>1</text:p>
                <draw:g>
                  <svg:desc>10minutes.O34:10minutes.O34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10minutes.A35:10minutes.A35</svg:desc>
                </draw:g>
              </table:table-cell>
              <table:table-cell office:value-type="float" office:value="0.989868926313321">
                <text:p>0.989868926313321</text:p>
                <draw:g>
                  <svg:desc>10minutes.O35:10minutes.O35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10minutes.A36:10minutes.A36</svg:desc>
                </draw:g>
              </table:table-cell>
              <table:table-cell office:value-type="float" office:value="0.363843497992364">
                <text:p>0.363843497992364</text:p>
                <draw:g>
                  <svg:desc>10minutes.O36:10minutes.O3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144cm" svg:y="0.447cm" chart:style-name="ch2">
          <text:p>Ecarts moyens à l'optimal normalisés (instances Campus)</text:p>
        </chart:title>
        <chart:legend chart:legend-position="end" svg:x="27.673cm" svg:y="5.29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63cm" svg:width="26.389cm" svg:height="13.706cm">
          <chartooo:coordinate-region svg:x="1.387cm" svg:y="1.759cm" svg:width="25.644cm" svg:height="12.871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20x5)</text:p>
        </chart:title>
        <chart:legend chart:legend-position="end" svg:x="11.558cm" svg:y="2cm" style:legend-expansion="high" chart:style-name="ch3"/>
        <chart:plot-area chart:style-name="ch4" table:cell-range-address="Ecarts.A3:Ecarts.A12 Ecarts.BM3:Ecarts.BM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10)</text:p>
        </chart:title>
        <chart:legend chart:legend-position="end" svg:x="11.558cm" svg:y="2cm" style:legend-expansion="high" chart:style-name="ch3"/>
        <chart:plot-area chart:style-name="ch4" table:cell-range-address="Ecarts.A3:Ecarts.A12 Ecarts.BN3:Ecarts.BN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33cm" svg:y="0.315cm" chart:style-name="ch2">
          <text:p>Ecart moyen à l'optimal (instances 20x20)</text:p>
        </chart:title>
        <chart:legend chart:legend-position="end" svg:x="11.552cm" svg:y="1.988cm" style:legend-expansion="high" chart:style-name="ch3"/>
        <chart:plot-area chart:style-name="ch4" table:cell-range-address="Ecarts.A3:Ecarts.A12 Ecarts.BO3:Ecarts.BO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57cm" svg:y="0.315cm" chart:style-name="ch2">
          <text:p>Ecart moyen à l'optimal (instances 50x5)</text:p>
        </chart:title>
        <chart:legend chart:legend-position="end" svg:x="11.552cm" svg:y="1.988cm" style:legend-expansion="high" chart:style-name="ch3"/>
        <chart:plot-area chart:style-name="ch4" table:cell-range-address="Ecarts.A3:Ecarts.A12 Ecarts.BP3:Ecarts.BP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10)</text:p>
        </chart:title>
        <chart:legend chart:legend-position="end" svg:x="11.552cm" svg:y="1.987cm" style:legend-expansion="high" chart:style-name="ch3"/>
        <chart:plot-area chart:style-name="ch4" table:cell-range-address="Ecarts.A3:Ecarts.A12 Ecarts.BQ3:Ecarts.BQ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20)</text:p>
        </chart:title>
        <chart:legend chart:legend-position="end" svg:x="11.552cm" svg:y="1.987cm" style:legend-expansion="high" chart:style-name="ch3"/>
        <chart:plot-area chart:style-name="ch4" table:cell-range-address="Ecarts.A3:Ecarts.A12 Ecarts.BR3:Ecarts.BR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24cm" svg:y="0.316cm" chart:style-name="ch2">
          <text:p>Ecart moyen à l'optimal (toutes instances)</text:p>
        </chart:title>
        <chart:legend chart:legend-position="end" svg:x="11.55cm" svg:y="2.001cm" style:legend-expansion="high" chart:style-name="ch3"/>
        <chart:plot-area chart:style-name="ch4" table:cell-range-address="Ecarts.A3:Ecarts.A12 Ecarts.BK3:Ecarts.BK12" chart:data-source-has-labels="column" svg:x="0.319cm" svg:y="1.301cm" svg:width="10.912cm" svg:height="7.521cm">
          <chartooo:coordinate-region svg:x="2.81cm" svg:y="1.496cm" svg:width="8.421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